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46B000002C1A4340AC5D0B42530.png" manifest:media-type="image/png"/>
  <manifest:file-entry manifest:full-path="Pictures/1000000000000556000003008C574BC125505329.png" manifest:media-type="image/png"/>
  <manifest:file-entry manifest:full-path="Pictures/100000000000041A0000023BEA6D4FEFD3DFA6E7.png" manifest:media-type="image/png"/>
  <manifest:file-entry manifest:full-path="Pictures/100000000000041A0000023BFBA49105D11FB57A.png" manifest:media-type="image/png"/>
  <manifest:file-entry manifest:full-path="Pictures/100000000000041A0000023BAC6E866901A03CC0.png" manifest:media-type="image/png"/>
  <manifest:file-entry manifest:full-path="Pictures/10000000000001DF000000EDE9A871F15ABC91ED.png" manifest:media-type="image/png"/>
  <manifest:file-entry manifest:full-path="Pictures/100000000000041A0000023BE841BFEC1389852B.png" manifest:media-type="image/png"/>
  <manifest:file-entry manifest:full-path="Pictures/100000000000046B000002C1CD8FA789DB29027F.png" manifest:media-type="image/png"/>
  <manifest:file-entry manifest:full-path="Pictures/100000000000041A0000023B03F7CF29BE772D8D.png" manifest:media-type="image/png"/>
  <manifest:file-entry manifest:full-path="Pictures/100000000000028B000002B690B1C83F4773C5AE.png" manifest:media-type="image/png"/>
  <manifest:file-entry manifest:full-path="Pictures/100000000000028B000002B6AB815F99925C5075.png" manifest:media-type="image/png"/>
  <manifest:file-entry manifest:full-path="Pictures/100000000000028B000002B6D9EB17B36EDDB329.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style:font-name="Times New Roman" fo:font-size="16pt" fo:language="et" fo:country="EE" fo:font-weight="bold" officeooo:rsid="0001b10a" officeooo:paragraph-rsid="0001b10a" style:font-size-asian="16pt" style:font-weight-asian="bold" style:font-size-complex="16pt" style:font-weight-complex="bold"/>
    </style:style>
    <style:style style:name="P3" style:family="paragraph" style:parent-style-name="Standard">
      <style:text-properties style:font-name="Times New Roman" fo:language="et" fo:country="EE" officeooo:rsid="0001b10a" officeooo:paragraph-rsid="0001b10a"/>
    </style:style>
    <style:style style:name="P4" style:family="paragraph" style:parent-style-name="Standard">
      <style:text-properties style:font-name="Times New Roman" fo:language="et" fo:country="EE" fo:font-weight="normal" officeooo:rsid="00160c27" officeooo:paragraph-rsid="00160c27" style:font-weight-asian="normal" style:font-weight-complex="normal"/>
    </style:style>
    <style:style style:name="P5" style:family="paragraph" style:parent-style-name="Standard">
      <style:text-properties style:font-name="Times New Roman" fo:language="et" fo:country="EE" fo:font-weight="normal" officeooo:rsid="00160c27" officeooo:paragraph-rsid="00e57fc7" style:font-weight-asian="normal" style:font-weight-complex="normal"/>
    </style:style>
    <style:style style:name="P6" style:family="paragraph" style:parent-style-name="Standard">
      <style:text-properties style:font-name="Times New Roman" fo:language="et" fo:country="EE" fo:font-weight="normal" officeooo:rsid="00160c27" officeooo:paragraph-rsid="00e718c1" style:font-weight-asian="normal" style:font-weight-complex="normal"/>
    </style:style>
    <style:style style:name="P7" style:family="paragraph" style:parent-style-name="Standard">
      <style:text-properties style:font-name="Times New Roman" fo:language="et" fo:country="EE" fo:font-weight="normal" officeooo:rsid="00160c27" officeooo:paragraph-rsid="00f52089" style:font-weight-asian="normal" style:font-weight-complex="normal"/>
    </style:style>
    <style:style style:name="P8" style:family="paragraph" style:parent-style-name="Standard">
      <style:text-properties style:font-name="Times New Roman" fo:language="et" fo:country="EE" fo:font-weight="normal" officeooo:rsid="00160c27" officeooo:paragraph-rsid="000a3132" style:font-weight-asian="normal" style:font-weight-complex="normal"/>
    </style:style>
    <style:style style:name="P9" style:family="paragraph" style:parent-style-name="Standard">
      <style:text-properties style:font-name="Times New Roman" fo:language="et" fo:country="EE" fo:font-weight="normal" officeooo:rsid="0019f45a" officeooo:paragraph-rsid="0019f45a" style:font-weight-asian="normal" style:font-weight-complex="normal"/>
    </style:style>
    <style:style style:name="P10" style:family="paragraph" style:parent-style-name="Standard">
      <style:text-properties style:font-name="Times New Roman" fo:language="et" fo:country="EE" fo:font-weight="normal" officeooo:rsid="0019f45a" officeooo:paragraph-rsid="002bf80f" style:font-weight-asian="normal" style:font-weight-complex="normal"/>
    </style:style>
    <style:style style:name="P11" style:family="paragraph" style:parent-style-name="Standard">
      <style:text-properties style:font-name="Times New Roman" fo:language="et" fo:country="EE" fo:font-weight="normal" officeooo:rsid="001aa1d6" officeooo:paragraph-rsid="001aa1d6" style:font-weight-asian="normal" style:font-weight-complex="normal"/>
    </style:style>
    <style:style style:name="P12" style:family="paragraph" style:parent-style-name="Standard">
      <style:text-properties style:font-name="Times New Roman" fo:language="et" fo:country="EE" fo:font-weight="normal" officeooo:rsid="001aa1d6" officeooo:paragraph-rsid="004c69d8" style:font-weight-asian="normal" style:font-weight-complex="normal"/>
    </style:style>
    <style:style style:name="P13" style:family="paragraph" style:parent-style-name="Standard">
      <style:text-properties style:font-name="Times New Roman" fo:language="et" fo:country="EE" fo:font-weight="normal" officeooo:rsid="001aa1d6" officeooo:paragraph-rsid="00ecb02e" style:font-weight-asian="normal" style:font-weight-complex="normal"/>
    </style:style>
    <style:style style:name="P14" style:family="paragraph" style:parent-style-name="Standard">
      <style:text-properties style:font-name="Times New Roman" fo:language="et" fo:country="EE" fo:font-weight="normal" officeooo:rsid="001aa1d6" officeooo:paragraph-rsid="00f1ecf8" style:font-weight-asian="normal" style:font-weight-complex="normal"/>
    </style:style>
    <style:style style:name="P15" style:family="paragraph" style:parent-style-name="Standard">
      <style:text-properties style:font-name="Times New Roman" fo:language="et" fo:country="EE" fo:font-weight="normal" officeooo:rsid="001aa1d6" officeooo:paragraph-rsid="0162e6b5" style:font-weight-asian="normal" style:font-weight-complex="normal"/>
    </style:style>
    <style:style style:name="P16" style:family="paragraph" style:parent-style-name="Standard">
      <style:text-properties style:font-name="Times New Roman" fo:language="et" fo:country="EE" fo:font-weight="normal" officeooo:rsid="001b5344" officeooo:paragraph-rsid="001b5344" style:font-weight-asian="normal" style:font-weight-complex="normal"/>
    </style:style>
    <style:style style:name="P17" style:family="paragraph" style:parent-style-name="Standard">
      <style:text-properties style:font-name="Times New Roman" fo:language="et" fo:country="EE" fo:font-weight="normal" officeooo:rsid="001b5344" officeooo:paragraph-rsid="0050fe54" style:font-weight-asian="normal" style:font-weight-complex="normal"/>
    </style:style>
    <style:style style:name="P18" style:family="paragraph" style:parent-style-name="Standard">
      <style:text-properties style:font-name="Times New Roman" fo:language="et" fo:country="EE" fo:font-weight="normal" officeooo:rsid="001b5344" officeooo:paragraph-rsid="00fc6417" style:font-weight-asian="normal" style:font-weight-complex="normal"/>
    </style:style>
    <style:style style:name="P19" style:family="paragraph" style:parent-style-name="Standard">
      <style:text-properties style:font-name="Times New Roman" fo:language="et" fo:country="EE" fo:font-weight="normal" officeooo:rsid="0058ff77" officeooo:paragraph-rsid="0058ff77" style:font-weight-asian="normal" style:font-weight-complex="normal"/>
    </style:style>
    <style:style style:name="P20" style:family="paragraph" style:parent-style-name="Standard">
      <style:text-properties style:font-name="Times New Roman" fo:language="et" fo:country="EE" fo:font-weight="normal" officeooo:rsid="0058ff77" officeooo:paragraph-rsid="005c4dff" style:font-weight-asian="normal" style:font-weight-complex="normal"/>
    </style:style>
    <style:style style:name="P21" style:family="paragraph" style:parent-style-name="Standard">
      <style:text-properties style:font-name="Times New Roman" fo:language="et" fo:country="EE" fo:font-weight="normal" officeooo:rsid="0058ff77" officeooo:paragraph-rsid="00627c82" style:font-weight-asian="normal" style:font-weight-complex="normal"/>
    </style:style>
    <style:style style:name="P22" style:family="paragraph" style:parent-style-name="Standard">
      <style:text-properties style:font-name="Times New Roman" fo:language="et" fo:country="EE" fo:font-weight="normal" officeooo:rsid="0058ff77" officeooo:paragraph-rsid="006395f7" style:font-weight-asian="normal" style:font-weight-complex="normal"/>
    </style:style>
    <style:style style:name="P23" style:family="paragraph" style:parent-style-name="Standard">
      <style:text-properties style:font-name="Times New Roman" fo:language="et" fo:country="EE" fo:font-weight="normal" officeooo:rsid="005c4dff" officeooo:paragraph-rsid="005c9ad1" style:font-weight-asian="normal" style:font-weight-complex="normal"/>
    </style:style>
    <style:style style:name="P24" style:family="paragraph" style:parent-style-name="Standard">
      <style:text-properties style:font-name="Times New Roman" fo:language="et" fo:country="EE" fo:font-weight="normal" officeooo:rsid="005c4dff" officeooo:paragraph-rsid="005f633e" style:font-weight-asian="normal" style:font-weight-complex="normal"/>
    </style:style>
    <style:style style:name="P25" style:family="paragraph" style:parent-style-name="Standard">
      <style:text-properties style:font-name="Times New Roman" fo:language="et" fo:country="EE" fo:font-weight="normal" officeooo:rsid="005f633e" officeooo:paragraph-rsid="005f633e" style:font-weight-asian="normal" style:font-weight-complex="normal"/>
    </style:style>
    <style:style style:name="P26" style:family="paragraph" style:parent-style-name="Standard">
      <style:text-properties style:font-name="Times New Roman" fo:language="et" fo:country="EE" fo:font-weight="normal" officeooo:rsid="0060485e" officeooo:paragraph-rsid="0060485e" style:font-weight-asian="normal" style:font-weight-complex="normal"/>
    </style:style>
    <style:style style:name="P27" style:family="paragraph" style:parent-style-name="Standard">
      <style:text-properties style:font-name="Times New Roman" fo:language="et" fo:country="EE" fo:font-weight="normal" officeooo:rsid="0060485e" officeooo:paragraph-rsid="0060c441" style:font-weight-asian="normal" style:font-weight-complex="normal"/>
    </style:style>
    <style:style style:name="P28" style:family="paragraph" style:parent-style-name="Standard">
      <style:text-properties style:font-name="Times New Roman" fo:language="et" fo:country="EE" fo:font-weight="normal" officeooo:rsid="0060485e" officeooo:paragraph-rsid="010ba93a" style:font-weight-asian="normal" style:font-weight-complex="normal"/>
    </style:style>
    <style:style style:name="P29" style:family="paragraph" style:parent-style-name="Standard">
      <style:text-properties style:font-name="Times New Roman" fo:language="et" fo:country="EE" fo:font-weight="normal" officeooo:rsid="0060c441" officeooo:paragraph-rsid="0060c441" style:font-weight-asian="normal" style:font-weight-complex="normal"/>
    </style:style>
    <style:style style:name="P30" style:family="paragraph" style:parent-style-name="Standard">
      <style:text-properties style:font-name="Times New Roman" fo:language="et" fo:country="EE" fo:font-weight="normal" officeooo:rsid="0064a4aa" officeooo:paragraph-rsid="0064a4aa" style:font-weight-asian="normal" style:font-weight-complex="normal"/>
    </style:style>
    <style:style style:name="P31" style:family="paragraph" style:parent-style-name="Standard">
      <style:text-properties style:font-name="Times New Roman" fo:language="et" fo:country="EE" fo:font-weight="normal" officeooo:rsid="0065fa5e" officeooo:paragraph-rsid="0065fa5e" style:font-weight-asian="normal" style:font-weight-complex="normal"/>
    </style:style>
    <style:style style:name="P32" style:family="paragraph" style:parent-style-name="Standard">
      <style:text-properties style:font-name="Times New Roman" fo:language="et" fo:country="EE" fo:font-weight="normal" officeooo:rsid="0065fa5e" officeooo:paragraph-rsid="0067ceb0" style:font-weight-asian="normal" style:font-weight-complex="normal"/>
    </style:style>
    <style:style style:name="P33" style:family="paragraph" style:parent-style-name="Standard">
      <style:text-properties style:font-name="Times New Roman" fo:language="et" fo:country="EE" fo:font-weight="normal" officeooo:rsid="0067b4d5" officeooo:paragraph-rsid="0067b4d5" style:font-weight-asian="normal" style:font-weight-complex="normal"/>
    </style:style>
    <style:style style:name="P34" style:family="paragraph" style:parent-style-name="Standard">
      <style:text-properties style:font-name="Times New Roman" fo:language="et" fo:country="EE" fo:font-weight="normal" officeooo:rsid="0073e35c" officeooo:paragraph-rsid="0080106b" style:font-weight-asian="normal" style:font-weight-complex="normal"/>
    </style:style>
    <style:style style:name="P35" style:family="paragraph" style:parent-style-name="Standard">
      <style:text-properties style:font-name="Times New Roman" fo:language="et" fo:country="EE" fo:font-weight="normal" officeooo:rsid="00792aa6" officeooo:paragraph-rsid="00792aa6" style:font-weight-asian="normal" style:font-weight-complex="normal"/>
    </style:style>
    <style:style style:name="P36" style:family="paragraph" style:parent-style-name="Standard">
      <style:text-properties style:font-name="Times New Roman" fo:language="et" fo:country="EE" fo:font-weight="normal" officeooo:rsid="007bb190" officeooo:paragraph-rsid="007cc41b" style:font-weight-asian="normal" style:font-weight-complex="normal"/>
    </style:style>
    <style:style style:name="P37" style:family="paragraph" style:parent-style-name="Standard">
      <style:text-properties style:font-name="Times New Roman" fo:language="et" fo:country="EE" fo:font-weight="normal" officeooo:rsid="007e3634" officeooo:paragraph-rsid="007e3634" style:font-weight-asian="normal" style:font-weight-complex="normal"/>
    </style:style>
    <style:style style:name="P38" style:family="paragraph" style:parent-style-name="Standard">
      <style:text-properties style:font-name="Times New Roman" fo:language="et" fo:country="EE" fo:font-weight="normal" officeooo:rsid="007e3634" officeooo:paragraph-rsid="007bb190" style:font-weight-asian="normal" style:font-weight-complex="normal"/>
    </style:style>
    <style:style style:name="P39" style:family="paragraph" style:parent-style-name="Standard">
      <style:text-properties style:font-name="Times New Roman" fo:language="et" fo:country="EE" fo:font-weight="normal" officeooo:rsid="004c69d8" officeooo:paragraph-rsid="004d121f" style:font-weight-asian="normal" style:font-weight-complex="normal"/>
    </style:style>
    <style:style style:name="P40" style:family="paragraph" style:parent-style-name="Standard">
      <style:text-properties style:font-name="Times New Roman" fo:language="et" fo:country="EE" fo:font-weight="normal" officeooo:rsid="004d121f" officeooo:paragraph-rsid="004d121f" style:font-weight-asian="normal" style:font-weight-complex="normal"/>
    </style:style>
    <style:style style:name="P41" style:family="paragraph" style:parent-style-name="Standard">
      <style:text-properties style:font-name="Times New Roman" fo:language="et" fo:country="EE" fo:font-weight="normal" officeooo:rsid="0067ceb0" officeooo:paragraph-rsid="005c4dff" style:font-weight-asian="normal" style:font-weight-complex="normal"/>
    </style:style>
    <style:style style:name="P42" style:family="paragraph" style:parent-style-name="Standard">
      <style:text-properties style:font-name="Times New Roman" fo:language="et" fo:country="EE" fo:font-weight="normal" officeooo:rsid="005b10b5" officeooo:paragraph-rsid="005c4dff" style:font-weight-asian="normal" style:font-weight-complex="normal"/>
    </style:style>
    <style:style style:name="P43" style:family="paragraph" style:parent-style-name="Standard">
      <style:text-properties style:font-name="Times New Roman" fo:language="et" fo:country="EE" fo:font-weight="normal" officeooo:rsid="005cdfbd" officeooo:paragraph-rsid="005f633e" style:font-weight-asian="normal" style:font-weight-complex="normal"/>
    </style:style>
    <style:style style:name="P44" style:family="paragraph" style:parent-style-name="Standard">
      <style:text-properties style:font-name="Times New Roman" fo:language="et" fo:country="EE" fo:font-weight="normal" officeooo:rsid="0066b327" officeooo:paragraph-rsid="005cdfbd" style:font-weight-asian="normal" style:font-weight-complex="normal"/>
    </style:style>
    <style:style style:name="P45" style:family="paragraph" style:parent-style-name="Standard">
      <style:text-properties style:font-name="Times New Roman" fo:language="et" fo:country="EE" fo:font-weight="normal" officeooo:rsid="00627c82" officeooo:paragraph-rsid="00627c82" style:font-weight-asian="normal" style:font-weight-complex="normal"/>
    </style:style>
    <style:style style:name="P46" style:family="paragraph" style:parent-style-name="Standard">
      <style:text-properties style:font-name="Times New Roman" fo:language="et" fo:country="EE" fo:font-weight="normal" officeooo:rsid="006395f7" officeooo:paragraph-rsid="006395f7" style:font-weight-asian="normal" style:font-weight-complex="normal"/>
    </style:style>
    <style:style style:name="P47" style:family="paragraph" style:parent-style-name="Standard">
      <style:text-properties style:font-name="Times New Roman" fo:language="et" fo:country="EE" fo:font-weight="normal" officeooo:rsid="006395f7" officeooo:paragraph-rsid="0064a4aa" style:font-weight-asian="normal" style:font-weight-complex="normal"/>
    </style:style>
    <style:style style:name="P48" style:family="paragraph" style:parent-style-name="Standard">
      <style:text-properties style:font-name="Times New Roman" fo:language="et" fo:country="EE" fo:font-weight="normal" officeooo:rsid="00e718c1" officeooo:paragraph-rsid="00e718c1" style:font-weight-asian="normal" style:font-weight-complex="normal"/>
    </style:style>
    <style:style style:name="P49" style:family="paragraph" style:parent-style-name="Standard">
      <style:text-properties style:font-name="Times New Roman" fo:language="et" fo:country="EE" fo:font-weight="normal" officeooo:rsid="00ebe47e" officeooo:paragraph-rsid="00ebe47e" style:font-weight-asian="normal" style:font-weight-complex="normal"/>
    </style:style>
    <style:style style:name="P50" style:family="paragraph" style:parent-style-name="Standard">
      <style:text-properties style:font-name="Times New Roman" fo:language="et" fo:country="EE" fo:font-weight="normal" officeooo:rsid="00ebf8b2" officeooo:paragraph-rsid="00ebf8b2" style:font-weight-asian="normal" style:font-weight-complex="normal"/>
    </style:style>
    <style:style style:name="P51" style:family="paragraph" style:parent-style-name="Standard">
      <style:text-properties style:font-name="Times New Roman" fo:language="et" fo:country="EE" fo:font-weight="normal" officeooo:rsid="00eefd89" officeooo:paragraph-rsid="00eefd89" style:font-weight-asian="normal" style:font-weight-complex="normal"/>
    </style:style>
    <style:style style:name="P52" style:family="paragraph" style:parent-style-name="Standard">
      <style:text-properties style:font-name="Times New Roman" fo:language="et" fo:country="EE" fo:font-weight="normal" officeooo:rsid="00eefd89" officeooo:paragraph-rsid="00ef2f04" style:font-weight-asian="normal" style:font-weight-complex="normal"/>
    </style:style>
    <style:style style:name="P53" style:family="paragraph" style:parent-style-name="Standard">
      <style:text-properties style:font-name="Times New Roman" fo:language="et" fo:country="EE" fo:font-weight="normal" officeooo:rsid="00eefd89" officeooo:paragraph-rsid="00f2687d" style:font-weight-asian="normal" style:font-weight-complex="normal"/>
    </style:style>
    <style:style style:name="P54" style:family="paragraph" style:parent-style-name="Standard">
      <style:text-properties style:font-name="Times New Roman" fo:language="et" fo:country="EE" fo:font-weight="normal" officeooo:rsid="00eefd89" officeooo:paragraph-rsid="00f2a8d5" style:font-weight-asian="normal" style:font-weight-complex="normal"/>
    </style:style>
    <style:style style:name="P55" style:family="paragraph" style:parent-style-name="Standard">
      <style:text-properties style:font-name="Times New Roman" fo:language="et" fo:country="EE" fo:font-weight="normal" officeooo:rsid="00f2a8d5" officeooo:paragraph-rsid="00f2a8d5" style:font-weight-asian="normal" style:font-weight-complex="normal"/>
    </style:style>
    <style:style style:name="P56" style:family="paragraph" style:parent-style-name="Standard">
      <style:text-properties style:font-name="Times New Roman" fo:language="et" fo:country="EE" fo:font-weight="normal" officeooo:rsid="00f6612d" officeooo:paragraph-rsid="00f6612d" style:font-weight-asian="normal" style:font-weight-complex="normal"/>
    </style:style>
    <style:style style:name="P57" style:family="paragraph" style:parent-style-name="Standard">
      <style:text-properties style:font-name="Times New Roman" fo:language="et" fo:country="EE" fo:font-weight="normal" officeooo:rsid="00f6612d" officeooo:paragraph-rsid="0162e6b5" style:font-weight-asian="normal" style:font-weight-complex="normal"/>
    </style:style>
    <style:style style:name="P58" style:family="paragraph" style:parent-style-name="Standard">
      <style:text-properties style:font-name="Times New Roman" fo:language="et" fo:country="EE" fo:font-weight="normal" officeooo:rsid="00f7ce0a" officeooo:paragraph-rsid="00f7ce0a" style:font-weight-asian="normal" style:font-weight-complex="normal"/>
    </style:style>
    <style:style style:name="P59" style:family="paragraph" style:parent-style-name="Standard">
      <style:text-properties style:font-name="Times New Roman" fo:language="et" fo:country="EE" fo:font-weight="normal" officeooo:rsid="00fc6417" officeooo:paragraph-rsid="00fc6417" style:font-weight-asian="normal" style:font-weight-complex="normal"/>
    </style:style>
    <style:style style:name="P60" style:family="paragraph" style:parent-style-name="Standard">
      <style:text-properties style:font-name="Times New Roman" fo:language="et" fo:country="EE" fo:font-weight="normal" officeooo:rsid="001b7b81" officeooo:paragraph-rsid="00ff05bf" style:font-weight-asian="normal" style:font-weight-complex="normal"/>
    </style:style>
    <style:style style:name="P61" style:family="paragraph" style:parent-style-name="Standard">
      <style:text-properties style:font-name="Times New Roman" fo:language="et" fo:country="EE" fo:font-weight="normal" officeooo:rsid="00ff05bf" officeooo:paragraph-rsid="00ff4eb5" style:font-weight-asian="normal" style:font-weight-complex="normal"/>
    </style:style>
    <style:style style:name="P62" style:family="paragraph" style:parent-style-name="Standard">
      <style:text-properties style:font-name="Times New Roman" fo:language="et" fo:country="EE" fo:font-weight="normal" officeooo:rsid="00ff4eb5" officeooo:paragraph-rsid="00ff4eb5" style:font-weight-asian="normal" style:font-weight-complex="normal"/>
    </style:style>
    <style:style style:name="P63" style:family="paragraph" style:parent-style-name="Standard">
      <style:text-properties style:font-name="Times New Roman" fo:language="et" fo:country="EE" fo:font-weight="normal" officeooo:rsid="010d76b0" officeooo:paragraph-rsid="010d76b0" style:font-weight-asian="normal" style:font-weight-complex="normal"/>
    </style:style>
    <style:style style:name="P64" style:family="paragraph" style:parent-style-name="Standard">
      <style:text-properties style:font-name="Times New Roman" fo:language="et" fo:country="EE" fo:font-weight="normal" officeooo:rsid="010e5a19" officeooo:paragraph-rsid="010e5a19" style:font-weight-asian="normal" style:font-weight-complex="normal"/>
    </style:style>
    <style:style style:name="P65" style:family="paragraph" style:parent-style-name="Standard">
      <style:text-properties style:font-name="Times New Roman" fo:language="et" fo:country="EE" fo:font-weight="normal" officeooo:rsid="010e5a19" officeooo:paragraph-rsid="01116128" style:font-weight-asian="normal" style:font-weight-complex="normal"/>
    </style:style>
    <style:style style:name="P66" style:family="paragraph" style:parent-style-name="Standard">
      <style:text-properties style:font-name="Times New Roman" fo:language="et" fo:country="EE" fo:font-weight="normal" officeooo:rsid="006b0c1b" officeooo:paragraph-rsid="010fae8d" style:font-weight-asian="normal" style:font-weight-complex="normal"/>
    </style:style>
    <style:style style:name="P67" style:family="paragraph" style:parent-style-name="Standard">
      <style:text-properties style:font-name="Times New Roman" fo:language="et" fo:country="EE" fo:font-weight="normal" officeooo:rsid="006b0c1b" officeooo:paragraph-rsid="010ff8c4" style:font-weight-asian="normal" style:font-weight-complex="normal"/>
    </style:style>
    <style:style style:name="P68" style:family="paragraph" style:parent-style-name="Standard">
      <style:text-properties style:font-name="Times New Roman" fo:language="et" fo:country="EE" fo:font-weight="normal" officeooo:rsid="006b0c1b" officeooo:paragraph-rsid="01136088" style:font-weight-asian="normal" style:font-weight-complex="normal"/>
    </style:style>
    <style:style style:name="P69" style:family="paragraph" style:parent-style-name="Standard">
      <style:text-properties style:font-name="Times New Roman" fo:language="et" fo:country="EE" fo:font-weight="normal" officeooo:rsid="01116128" officeooo:paragraph-rsid="01116128" style:font-weight-asian="normal" style:font-weight-complex="normal"/>
    </style:style>
    <style:style style:name="P70" style:family="paragraph" style:parent-style-name="Standard">
      <style:text-properties style:font-name="Times New Roman" fo:language="et" fo:country="EE" fo:font-weight="normal" officeooo:rsid="01218a03" officeooo:paragraph-rsid="01218a03" style:font-weight-asian="normal" style:font-weight-complex="normal"/>
    </style:style>
    <style:style style:name="P71" style:family="paragraph" style:parent-style-name="Standard">
      <style:text-properties style:font-name="Times New Roman" fo:language="et" fo:country="EE" fo:font-weight="normal" officeooo:rsid="0121a36e" officeooo:paragraph-rsid="0121a36e" style:font-weight-asian="normal" style:font-weight-complex="normal"/>
    </style:style>
    <style:style style:name="P72" style:family="paragraph" style:parent-style-name="Standard">
      <style:text-properties style:font-name="Times New Roman" fo:language="et" fo:country="EE" fo:font-weight="normal" officeooo:rsid="012346e5" officeooo:paragraph-rsid="012346e5" style:font-weight-asian="normal" style:font-weight-complex="normal"/>
    </style:style>
    <style:style style:name="P73" style:family="paragraph" style:parent-style-name="Standard">
      <style:text-properties style:font-name="Times New Roman" fo:language="et" fo:country="EE" fo:font-weight="normal" officeooo:rsid="00e43bd7" officeooo:paragraph-rsid="00e718c1" style:font-weight-asian="normal" style:font-weight-complex="normal"/>
    </style:style>
    <style:style style:name="P74" style:family="paragraph" style:parent-style-name="Standard">
      <style:text-properties style:font-name="Times New Roman" fo:language="et" fo:country="EE" fo:font-weight="normal" officeooo:rsid="00fa6eeb" officeooo:paragraph-rsid="00f7ce0a" style:font-weight-asian="normal" style:font-weight-complex="normal"/>
    </style:style>
    <style:style style:name="P75" style:family="paragraph" style:parent-style-name="Standard">
      <style:text-properties style:font-name="Times New Roman" fo:language="et" fo:country="EE" fo:font-weight="normal" officeooo:rsid="010ba93a" officeooo:paragraph-rsid="010ba93a" style:font-weight-asian="normal" style:font-weight-complex="normal"/>
    </style:style>
    <style:style style:name="P76" style:family="paragraph" style:parent-style-name="Standard">
      <style:text-properties style:font-name="Times New Roman" fo:language="et" fo:country="EE" fo:font-weight="normal" officeooo:rsid="010fae8d" officeooo:paragraph-rsid="010fae8d" style:font-weight-asian="normal" style:font-weight-complex="normal"/>
    </style:style>
    <style:style style:name="P77" style:family="paragraph" style:parent-style-name="Standard">
      <style:text-properties style:font-name="Times New Roman" fo:language="et" fo:country="EE" fo:font-weight="normal" officeooo:rsid="010ff8c4" officeooo:paragraph-rsid="01136088" style:font-weight-asian="normal" style:font-weight-complex="normal"/>
    </style:style>
    <style:style style:name="P78" style:family="paragraph" style:parent-style-name="Standard">
      <style:text-properties style:font-name="Times New Roman" fo:language="et" fo:country="EE" fo:font-weight="normal" officeooo:rsid="01253c05" officeooo:paragraph-rsid="01253c05" style:font-weight-asian="normal" style:font-weight-complex="normal"/>
    </style:style>
    <style:style style:name="P79" style:family="paragraph" style:parent-style-name="Standard">
      <style:text-properties style:font-name="Times New Roman" fo:language="et" fo:country="EE" fo:font-weight="normal" officeooo:rsid="01355d4d" officeooo:paragraph-rsid="01355d4d" style:font-weight-asian="normal" style:font-weight-complex="normal"/>
    </style:style>
    <style:style style:name="P80" style:family="paragraph" style:parent-style-name="Standard">
      <style:text-properties style:font-name="Times New Roman" fo:language="et" fo:country="EE" fo:font-weight="normal" officeooo:rsid="01355d4d" officeooo:paragraph-rsid="01677a13" style:font-weight-asian="normal" style:font-weight-complex="normal"/>
    </style:style>
    <style:style style:name="P81" style:family="paragraph" style:parent-style-name="Standard">
      <style:text-properties style:font-name="Times New Roman" fo:language="et" fo:country="EE" fo:font-weight="normal" officeooo:rsid="0135e01a" officeooo:paragraph-rsid="0135e01a" style:font-weight-asian="normal" style:font-weight-complex="normal"/>
    </style:style>
    <style:style style:name="P82" style:family="paragraph" style:parent-style-name="Standard">
      <style:text-properties style:font-name="Times New Roman" fo:language="et" fo:country="EE" fo:font-weight="normal" officeooo:rsid="0135e01a" officeooo:paragraph-rsid="01677a13" style:font-weight-asian="normal" style:font-weight-complex="normal"/>
    </style:style>
    <style:style style:name="P83" style:family="paragraph" style:parent-style-name="Standard">
      <style:text-properties style:font-name="Times New Roman" fo:language="et" fo:country="EE" fo:font-weight="normal" officeooo:rsid="013673a3" officeooo:paragraph-rsid="013673a3" style:font-weight-asian="normal" style:font-weight-complex="normal"/>
    </style:style>
    <style:style style:name="P84" style:family="paragraph" style:parent-style-name="Standard">
      <style:text-properties style:font-name="Times New Roman" fo:language="et" fo:country="EE" fo:font-weight="normal" officeooo:rsid="00ef9ee4" officeooo:paragraph-rsid="00f2687d" style:font-weight-asian="normal" style:font-weight-complex="normal"/>
    </style:style>
    <style:style style:name="P85" style:family="paragraph" style:parent-style-name="Standard">
      <style:text-properties style:font-name="Times New Roman" fo:language="et" fo:country="EE" fo:font-weight="bold" officeooo:rsid="00f6612d" officeooo:paragraph-rsid="00f6612d" style:font-weight-asian="bold" style:font-weight-complex="bold"/>
    </style:style>
    <style:style style:name="P86" style:family="paragraph" style:parent-style-name="Standard">
      <style:text-properties style:font-name="Times New Roman" fo:language="et" fo:country="EE" fo:font-weight="bold" officeooo:rsid="00e57fc7" officeooo:paragraph-rsid="00e718c1" style:font-weight-asian="bold" style:font-weight-complex="bold"/>
    </style:style>
    <style:style style:name="P87" style:family="paragraph" style:parent-style-name="Standard">
      <style:text-properties style:font-name="Times New Roman" fo:language="et" fo:country="EE" fo:font-weight="bold" officeooo:rsid="001b5344" officeooo:paragraph-rsid="00ef2f04" style:font-weight-asian="bold" style:font-weight-complex="bold"/>
    </style:style>
    <style:style style:name="P88" style:family="paragraph" style:parent-style-name="Standard">
      <style:text-properties style:font-name="Times New Roman" fo:language="et" fo:country="EE" fo:font-weight="bold" officeooo:rsid="01355d4d" officeooo:paragraph-rsid="01355d4d" style:font-weight-asian="bold" style:font-weight-complex="bold"/>
    </style:style>
    <style:style style:name="P89" style:family="paragraph" style:parent-style-name="Standard">
      <style:text-properties style:font-name="Times New Roman" fo:language="et" fo:country="EE" fo:font-weight="bold" officeooo:rsid="013673a3" officeooo:paragraph-rsid="013673a3" style:font-weight-asian="bold" style:font-weight-complex="bold"/>
    </style:style>
    <style:style style:name="P90" style:family="paragraph" style:parent-style-name="Standard">
      <style:text-properties style:font-name="Times New Roman" fo:language="et" fo:country="EE" fo:font-style="normal" fo:font-weight="normal" officeooo:rsid="010024dd" officeooo:paragraph-rsid="010024dd" style:font-style-asian="normal" style:font-weight-asian="normal" style:font-style-complex="normal" style:font-weight-complex="normal"/>
    </style:style>
    <style:style style:name="P91" style:family="paragraph" style:parent-style-name="Standard">
      <style:text-properties style:font-name="Times New Roman" fo:language="et" fo:country="EE" fo:font-style="normal" fo:font-weight="normal" officeooo:rsid="010024dd" officeooo:paragraph-rsid="012b7066" style:font-style-asian="normal" style:font-weight-asian="normal" style:font-style-complex="normal" style:font-weight-complex="normal"/>
    </style:style>
    <style:style style:name="P92" style:family="paragraph" style:parent-style-name="Standard">
      <style:text-properties style:font-name="Times New Roman" fo:language="et" fo:country="EE" fo:font-style="normal" fo:font-weight="normal" officeooo:rsid="01007ac3" officeooo:paragraph-rsid="01007ac3" style:font-style-asian="normal" style:font-weight-asian="normal" style:font-style-complex="normal" style:font-weight-complex="normal"/>
    </style:style>
    <style:style style:name="P93" style:family="paragraph" style:parent-style-name="Standard">
      <style:text-properties style:font-name="Times New Roman" fo:language="et" fo:country="EE" fo:font-style="normal" fo:font-weight="normal" officeooo:rsid="007bb190" officeooo:paragraph-rsid="007a5003" style:font-style-asian="normal" style:font-weight-asian="normal" style:font-style-complex="normal" style:font-weight-complex="normal"/>
    </style:style>
    <style:style style:name="P94" style:family="paragraph" style:parent-style-name="Standard">
      <style:text-properties style:font-name="Times New Roman" fo:language="et" fo:country="EE" fo:font-style="normal" fo:font-weight="normal" officeooo:rsid="012b7066" officeooo:paragraph-rsid="012b7066" style:font-style-asian="normal" style:font-weight-asian="normal" style:font-style-complex="normal" style:font-weight-complex="normal"/>
    </style:style>
    <style:style style:name="P95" style:family="paragraph" style:parent-style-name="Standard">
      <style:text-properties style:font-name="Times New Roman" fo:language="et" fo:country="EE" fo:font-style="normal" fo:font-weight="normal" officeooo:rsid="016ca5fd" officeooo:paragraph-rsid="016ca5fd" style:font-style-asian="normal" style:font-weight-asian="normal" style:font-style-complex="normal" style:font-weight-complex="normal"/>
    </style:style>
    <style:style style:name="P96" style:family="paragraph" style:parent-style-name="Standard">
      <style:text-properties style:font-name="Times New Roman" fo:language="et" fo:country="EE" fo:font-style="italic" fo:font-weight="normal" officeooo:rsid="01007ac3" officeooo:paragraph-rsid="01007ac3" style:font-style-asian="italic" style:font-weight-asian="normal" style:font-style-complex="italic" style:font-weight-complex="normal"/>
    </style:style>
    <style:style style:name="P97" style:family="paragraph" style:parent-style-name="Standard">
      <style:text-properties style:font-name="Times New Roman" fo:language="et" fo:country="EE" fo:font-style="italic" fo:font-weight="normal" officeooo:rsid="010d76b0" officeooo:paragraph-rsid="010d76b0" style:font-style-asian="italic" style:font-weight-asian="normal" style:font-style-complex="italic" style:font-weight-complex="normal"/>
    </style:style>
    <style:style style:name="P98" style:family="paragraph" style:parent-style-name="Standard">
      <style:text-properties style:font-name="Times New Roman" fo:language="et" fo:country="EE" fo:font-style="italic" fo:font-weight="normal" officeooo:rsid="0017a90f" officeooo:paragraph-rsid="00e718c1" style:font-style-asian="italic" style:font-weight-asian="normal" style:font-style-complex="italic" style:font-weight-complex="normal"/>
    </style:style>
    <style:style style:name="P99" style:family="paragraph" style:parent-style-name="Standard">
      <style:text-properties style:font-name="Times New Roman" fo:language="et" fo:country="EE" fo:font-style="italic" fo:font-weight="normal" officeooo:rsid="001aa1d6" officeooo:paragraph-rsid="00ebf8b2" style:font-style-asian="italic" style:font-weight-asian="normal" style:font-style-complex="italic" style:font-weight-complex="normal"/>
    </style:style>
    <style:style style:name="P100" style:family="paragraph" style:parent-style-name="Standard">
      <style:text-properties style:font-name="Times New Roman" fo:language="et" fo:country="EE" fo:font-style="italic" fo:font-weight="normal" officeooo:rsid="001aa1d6" officeooo:paragraph-rsid="0162e6b5" style:font-style-asian="italic" style:font-weight-asian="normal" style:font-style-complex="italic" style:font-weight-complex="normal"/>
    </style:style>
    <style:style style:name="P101" style:family="paragraph" style:parent-style-name="Standard">
      <style:text-properties style:font-name="Times New Roman" fo:font-size="14pt" fo:language="et" fo:country="EE" officeooo:rsid="0001b10a" officeooo:paragraph-rsid="0001b10a" style:font-size-asian="14pt" style:font-size-complex="14pt"/>
    </style:style>
    <style:style style:name="P102" style:family="paragraph" style:parent-style-name="Standard">
      <style:text-properties style:font-name="Times New Roman" fo:font-size="14pt" fo:language="et" fo:country="EE" fo:font-weight="bold" officeooo:rsid="0001b10a" officeooo:paragraph-rsid="0001b10a" style:font-size-asian="14pt" style:font-weight-asian="bold" style:font-size-complex="14pt" style:font-weight-complex="bold"/>
    </style:style>
    <style:style style:name="P103" style:family="paragraph" style:parent-style-name="Standard">
      <style:text-properties style:font-name="Times New Roman" fo:font-size="14pt" fo:language="et" fo:country="EE" fo:font-weight="bold" officeooo:rsid="006b0c1b" officeooo:paragraph-rsid="006b0c1b" style:font-size-asian="14pt" style:font-weight-asian="bold" style:font-size-complex="14pt" style:font-weight-complex="bold"/>
    </style:style>
    <style:style style:name="P104" style:family="paragraph" style:parent-style-name="Standard">
      <style:text-properties style:font-name="Times New Roman" fo:font-size="10pt" fo:language="et" fo:country="EE" fo:font-weight="normal" officeooo:rsid="001b5344" officeooo:paragraph-rsid="0050fe54" style:font-size-asian="10pt" style:font-weight-asian="normal" style:font-size-complex="10pt" style:font-weight-complex="normal"/>
    </style:style>
    <style:style style:name="P105" style:family="paragraph" style:parent-style-name="Standard">
      <style:text-properties style:font-name="Times New Roman" fo:font-size="10pt" fo:language="et" fo:country="EE" fo:font-weight="normal" officeooo:rsid="001b7b81" officeooo:paragraph-rsid="00ff05bf" style:font-size-asian="10pt" style:font-weight-asian="normal" style:font-size-complex="10pt" style:font-weight-complex="normal"/>
    </style:style>
    <style:style style:name="P106" style:family="paragraph" style:parent-style-name="Standard">
      <style:text-properties style:font-name="Times New Roman" fo:font-size="10pt" fo:language="et" fo:country="EE" fo:font-weight="normal" officeooo:rsid="004ee3f4" officeooo:paragraph-rsid="004f89f1" style:font-size-asian="10pt" style:font-weight-asian="normal" style:font-size-complex="10pt" style:font-weight-complex="normal"/>
    </style:style>
    <style:style style:name="P107" style:family="paragraph" style:parent-style-name="Standard">
      <style:text-properties style:font-name="Times New Roman" fo:font-size="10pt" fo:language="et" fo:country="EE" fo:font-weight="normal" officeooo:rsid="00ff05bf" officeooo:paragraph-rsid="00ff05bf" style:font-size-asian="10pt" style:font-weight-asian="normal" style:font-size-complex="10pt" style:font-weight-complex="normal"/>
    </style:style>
    <style:style style:name="P108" style:family="paragraph" style:parent-style-name="Standard">
      <style:text-properties style:font-name="Times New Roman" fo:font-size="12pt" fo:language="et" fo:country="EE" fo:font-weight="normal" officeooo:rsid="011d5bd9" officeooo:paragraph-rsid="011d5bd9" style:font-size-asian="10.5pt" style:font-weight-asian="normal" style:font-size-complex="12pt" style:font-weight-complex="normal"/>
    </style:style>
    <style:style style:name="P109" style:family="paragraph" style:parent-style-name="Standard">
      <style:text-properties style:font-name="Times New Roman" fo:font-size="12pt" fo:language="et" fo:country="EE" fo:font-weight="normal" officeooo:rsid="011d5bd9" officeooo:paragraph-rsid="011c6096" style:font-size-asian="10.5pt" style:font-weight-asian="normal" style:font-size-complex="12pt" style:font-weight-complex="normal"/>
    </style:style>
    <style:style style:name="P110" style:family="paragraph" style:parent-style-name="Standard">
      <style:text-properties style:font-name="Times New Roman" fo:font-size="12pt" fo:language="et" fo:country="EE" fo:font-weight="normal" officeooo:rsid="011ab043" officeooo:paragraph-rsid="011ab043" style:font-size-asian="10.5pt" style:font-weight-asian="normal" style:font-size-complex="12pt" style:font-weight-complex="normal"/>
    </style:style>
    <style:style style:name="P111" style:family="paragraph" style:parent-style-name="Standard">
      <style:text-properties style:font-name="Times New Roman" fo:font-size="12pt" fo:language="et" fo:country="EE" fo:font-weight="normal" officeooo:rsid="011bf93c" officeooo:paragraph-rsid="011bf93c" style:font-size-asian="10.5pt" style:font-weight-asian="normal" style:font-size-complex="12pt" style:font-weight-complex="normal"/>
    </style:style>
    <style:style style:name="P112" style:family="paragraph" style:parent-style-name="Standard">
      <style:text-properties style:font-name="Times New Roman" fo:font-size="12pt" fo:language="et" fo:country="EE" fo:font-weight="normal" officeooo:rsid="011c6096" officeooo:paragraph-rsid="011c6096" style:font-size-asian="10.5pt" style:font-weight-asian="normal" style:font-size-complex="12pt" style:font-weight-complex="normal"/>
    </style:style>
    <style:style style:name="P113" style:family="paragraph" style:parent-style-name="Standard">
      <style:text-properties style:font-name="Times New Roman" fo:font-size="12pt" fo:language="et" fo:country="EE" fo:font-weight="normal" officeooo:rsid="010fae8d" officeooo:paragraph-rsid="0112cd37" style:font-size-asian="12pt" style:font-weight-asian="normal" style:font-size-complex="12pt" style:font-weight-complex="normal"/>
    </style:style>
    <style:style style:name="P114" style:family="paragraph" style:parent-style-name="Standard">
      <style:text-properties style:font-name="Times New Roman" fo:font-size="12pt" fo:language="et" fo:country="EE" fo:font-weight="normal" officeooo:rsid="0112cd37" officeooo:paragraph-rsid="0112cd37" style:font-size-asian="12pt" style:font-weight-asian="normal" style:font-size-complex="12pt" style:font-weight-complex="normal"/>
    </style:style>
    <style:style style:name="P115" style:family="paragraph" style:parent-style-name="Standard">
      <style:text-properties style:font-name="Times New Roman" fo:font-size="12pt" fo:language="et" fo:country="EE" fo:font-weight="normal" officeooo:rsid="01136088" officeooo:paragraph-rsid="01136088" style:font-size-asian="12pt" style:font-weight-asian="normal" style:font-size-complex="12pt" style:font-weight-complex="normal"/>
    </style:style>
    <style:style style:name="P116" style:family="paragraph" style:parent-style-name="Standard">
      <style:text-properties style:font-name="Times New Roman" fo:font-size="12pt" fo:language="et" fo:country="EE" fo:font-weight="normal" officeooo:rsid="01141bc2" officeooo:paragraph-rsid="01141bc2" style:font-size-asian="12pt" style:font-weight-asian="normal" style:font-size-complex="12pt" style:font-weight-complex="normal"/>
    </style:style>
    <style:style style:name="P117" style:family="paragraph" style:parent-style-name="Standard">
      <style:text-properties style:font-name="Times New Roman" fo:font-size="12pt" fo:language="et" fo:country="EE" fo:font-weight="normal" officeooo:rsid="01141bc2" officeooo:paragraph-rsid="01159c99" style:font-size-asian="12pt" style:font-weight-asian="normal" style:font-size-complex="12pt" style:font-weight-complex="normal"/>
    </style:style>
    <style:style style:name="P118" style:family="paragraph" style:parent-style-name="Standard">
      <style:text-properties style:font-name="Times New Roman" fo:font-size="12pt" fo:language="et" fo:country="EE" fo:font-weight="normal" officeooo:rsid="01141bc2" officeooo:paragraph-rsid="012efae1" style:font-size-asian="12pt" style:font-weight-asian="normal" style:font-size-complex="12pt" style:font-weight-complex="normal"/>
    </style:style>
    <style:style style:name="P119" style:family="paragraph" style:parent-style-name="Standard">
      <style:text-properties style:font-name="Times New Roman" fo:font-size="12pt" fo:language="et" fo:country="EE" fo:font-weight="normal" officeooo:rsid="01141bc2" officeooo:paragraph-rsid="012f1ee2" style:font-size-asian="12pt" style:font-weight-asian="normal" style:font-size-complex="12pt" style:font-weight-complex="normal"/>
    </style:style>
    <style:style style:name="P120" style:family="paragraph" style:parent-style-name="Standard">
      <style:text-properties style:font-name="Times New Roman" fo:font-size="12pt" fo:language="et" fo:country="EE" fo:font-weight="normal" officeooo:rsid="0117c983" officeooo:paragraph-rsid="0117c983" style:font-size-asian="12pt" style:font-weight-asian="normal" style:font-size-complex="12pt" style:font-weight-complex="normal"/>
    </style:style>
    <style:style style:name="P121" style:family="paragraph" style:parent-style-name="Standard">
      <style:text-properties style:font-name="Times New Roman" fo:font-size="12pt" fo:language="et" fo:country="EE" fo:font-weight="normal" officeooo:rsid="0118ee18" officeooo:paragraph-rsid="0118ee18" style:font-size-asian="12pt" style:font-weight-asian="normal" style:font-size-complex="12pt" style:font-weight-complex="normal"/>
    </style:style>
    <style:style style:name="P122" style:family="paragraph" style:parent-style-name="Standard">
      <style:text-properties style:font-name="Times New Roman" fo:font-size="12pt" fo:language="et" fo:country="EE" fo:font-weight="normal" officeooo:rsid="01195c6a" officeooo:paragraph-rsid="011a0d1f" style:font-size-asian="12pt" style:font-weight-asian="normal" style:font-size-complex="12pt" style:font-weight-complex="normal"/>
    </style:style>
    <style:style style:name="P123" style:family="paragraph" style:parent-style-name="Standard">
      <style:text-properties style:font-name="Times New Roman" fo:font-size="12pt" fo:language="et" fo:country="EE" fo:font-weight="normal" officeooo:rsid="01195c6a" officeooo:paragraph-rsid="011d5bd9" style:font-size-asian="12pt" style:font-weight-asian="normal" style:font-size-complex="12pt" style:font-weight-complex="normal"/>
    </style:style>
    <style:style style:name="P124" style:family="paragraph" style:parent-style-name="Standard">
      <style:text-properties style:font-name="Times New Roman" fo:font-size="12pt" fo:language="et" fo:country="EE" fo:font-weight="normal" officeooo:rsid="01195c6a" officeooo:paragraph-rsid="012121b6" style:font-size-asian="12pt" style:font-weight-asian="normal" style:font-size-complex="12pt" style:font-weight-complex="normal"/>
    </style:style>
    <style:style style:name="P125" style:family="paragraph" style:parent-style-name="Standard">
      <style:text-properties style:font-name="Times New Roman" fo:font-size="12pt" fo:language="et" fo:country="EE" fo:font-weight="normal" officeooo:rsid="011ab043" officeooo:paragraph-rsid="011ab043" style:font-size-asian="12pt" style:font-weight-asian="normal" style:font-size-complex="12pt" style:font-weight-complex="normal"/>
    </style:style>
    <style:style style:name="P126" style:family="paragraph" style:parent-style-name="Standard">
      <style:text-properties style:font-name="Times New Roman" fo:font-size="12pt" fo:language="et" fo:country="EE" fo:font-weight="normal" officeooo:rsid="011bf93c" officeooo:paragraph-rsid="011bf93c" style:font-size-asian="12pt" style:font-weight-asian="normal" style:font-size-complex="12pt" style:font-weight-complex="normal"/>
    </style:style>
    <style:style style:name="P127" style:family="paragraph" style:parent-style-name="Standard">
      <style:text-properties style:font-name="Times New Roman" fo:font-size="12pt" fo:language="et" fo:country="EE" fo:font-weight="normal" officeooo:rsid="011c6096" officeooo:paragraph-rsid="011c6096" style:font-size-asian="12pt" style:font-weight-asian="normal" style:font-size-complex="12pt" style:font-weight-complex="normal"/>
    </style:style>
    <style:style style:name="P128" style:family="paragraph" style:parent-style-name="Standard">
      <style:text-properties style:font-name="Times New Roman" fo:font-size="12pt" fo:language="et" fo:country="EE" fo:font-weight="normal" officeooo:rsid="011d5bd9" officeooo:paragraph-rsid="011d5bd9" style:font-size-asian="12pt" style:font-weight-asian="normal" style:font-size-complex="12pt" style:font-weight-complex="normal"/>
    </style:style>
    <style:style style:name="P129" style:family="paragraph" style:parent-style-name="Standard">
      <style:text-properties style:font-name="Times New Roman" fo:font-size="12pt" fo:language="et" fo:country="EE" fo:font-weight="normal" officeooo:rsid="011e4035" officeooo:paragraph-rsid="011e4035" style:font-size-asian="12pt" style:font-weight-asian="normal" style:font-size-complex="12pt" style:font-weight-complex="normal"/>
    </style:style>
    <style:style style:name="P130" style:family="paragraph" style:parent-style-name="Standard">
      <style:text-properties style:font-name="Times New Roman" fo:font-size="12pt" fo:language="et" fo:country="EE" fo:font-weight="normal" officeooo:rsid="011ef989" officeooo:paragraph-rsid="011ef989" style:font-size-asian="12pt" style:font-weight-asian="normal" style:font-size-complex="12pt" style:font-weight-complex="normal"/>
    </style:style>
    <style:style style:name="P131" style:family="paragraph" style:parent-style-name="Standard">
      <style:text-properties style:font-name="Times New Roman" fo:font-size="12pt" fo:language="et" fo:country="EE" fo:font-weight="normal" officeooo:rsid="012121b6" officeooo:paragraph-rsid="012121b6" style:font-size-asian="12pt" style:font-weight-asian="normal" style:font-size-complex="12pt" style:font-weight-complex="normal"/>
    </style:style>
    <style:style style:name="P132" style:family="paragraph" style:parent-style-name="Standard">
      <style:text-properties style:font-name="Times New Roman" fo:font-size="12pt" fo:language="et" fo:country="EE" fo:font-weight="normal" officeooo:rsid="01218a03" officeooo:paragraph-rsid="01218a03" style:font-size-asian="12pt" style:font-weight-asian="normal" style:font-size-complex="12pt" style:font-weight-complex="normal"/>
    </style:style>
    <style:style style:name="P133" style:family="paragraph" style:parent-style-name="Standard">
      <style:text-properties style:font-name="Times New Roman" fo:font-size="12pt" fo:language="et" fo:country="EE" fo:font-weight="normal" officeooo:rsid="01174d94" officeooo:paragraph-rsid="01330261" style:font-size-asian="12pt" style:font-weight-asian="normal" style:font-size-complex="12pt" style:font-weight-complex="normal"/>
    </style:style>
    <style:style style:name="P134" style:family="paragraph" style:parent-style-name="Standard">
      <style:text-properties style:font-name="Times New Roman" fo:font-size="12pt" fo:language="et" fo:country="EE" fo:font-weight="normal" officeooo:rsid="012efae1" officeooo:paragraph-rsid="012efae1" style:font-size-asian="12pt" style:font-weight-asian="normal" style:font-size-complex="12pt" style:font-weight-complex="normal"/>
    </style:style>
    <style:style style:name="P135" style:family="paragraph" style:parent-style-name="Standard">
      <style:text-properties style:font-name="Times New Roman" fo:font-size="12pt" fo:language="et" fo:country="EE" fo:font-weight="normal" officeooo:rsid="012efae1" officeooo:paragraph-rsid="012f1ee2" style:font-size-asian="12pt" style:font-weight-asian="normal" style:font-size-complex="12pt" style:font-weight-complex="normal"/>
    </style:style>
    <style:style style:name="P136" style:family="paragraph" style:parent-style-name="Standard">
      <style:text-properties style:font-name="Times New Roman" fo:font-size="12pt" fo:language="et" fo:country="EE" fo:font-weight="normal" officeooo:rsid="01330261" officeooo:paragraph-rsid="01330261" style:font-size-asian="12pt" style:font-weight-asian="normal" style:font-size-complex="12pt" style:font-weight-complex="normal"/>
    </style:style>
    <style:style style:name="P137" style:family="paragraph" style:parent-style-name="Standard">
      <style:text-properties style:font-name="Times New Roman" fo:font-size="12pt" fo:language="et" fo:country="EE" fo:font-weight="normal" officeooo:rsid="0131a5da" officeooo:paragraph-rsid="013abc84" style:font-size-asian="12pt" style:font-weight-asian="normal" style:font-size-complex="12pt" style:font-weight-complex="normal"/>
    </style:style>
    <style:style style:name="P138" style:family="paragraph" style:parent-style-name="Standard">
      <style:text-properties style:font-name="Times New Roman" fo:font-size="12pt" fo:language="et" fo:country="EE" fo:font-weight="bold" officeooo:rsid="01195c6a" officeooo:paragraph-rsid="01195c6a" style:font-size-asian="12pt" style:font-weight-asian="bold" style:font-size-complex="12pt" style:font-weight-complex="bold"/>
    </style:style>
    <style:style style:name="P139" style:family="paragraph" style:parent-style-name="Standard">
      <style:text-properties style:font-name="Times New Roman" fo:font-size="12pt" fo:language="et" fo:country="EE" fo:font-weight="bold" officeooo:rsid="011ab043" officeooo:paragraph-rsid="011ab043" style:font-size-asian="12pt" style:font-weight-asian="bold" style:font-size-complex="12pt" style:font-weight-complex="bold"/>
    </style:style>
    <style:style style:name="P140" style:family="paragraph" style:parent-style-name="Standard">
      <style:text-properties style:font-name="Times New Roman" fo:font-size="12pt" fo:language="et" fo:country="EE" fo:font-weight="bold" officeooo:rsid="011ab043" officeooo:paragraph-rsid="011ab043" style:font-size-asian="10.5pt" style:font-weight-asian="bold" style:font-size-complex="12pt" style:font-weight-complex="bold"/>
    </style:style>
    <style:style style:name="P141" style:family="paragraph" style:parent-style-name="Standard">
      <style:text-properties style:font-name="Times New Roman" fo:font-size="12pt" fo:language="et" fo:country="EE" fo:font-style="normal" fo:font-weight="normal" officeooo:rsid="0050fe54" officeooo:paragraph-rsid="0050fe54" style:font-size-asian="10.5pt" style:font-style-asian="normal" style:font-weight-asian="normal" style:font-size-complex="12pt" style:font-style-complex="normal" style:font-weight-complex="normal"/>
    </style:style>
    <style:style style:name="P142" style:family="paragraph" style:parent-style-name="Standard">
      <style:text-properties fo:language="et" fo:country="EE"/>
    </style:style>
    <style:style style:name="P143" style:family="paragraph" style:parent-style-name="Standard">
      <style:text-properties fo:language="et" fo:country="EE" officeooo:rsid="0001b10a" officeooo:paragraph-rsid="0001b10a"/>
    </style:style>
    <style:style style:name="P144" style:family="paragraph" style:parent-style-name="Standard">
      <style:text-properties fo:language="et" fo:country="EE" officeooo:rsid="0001b10a" officeooo:paragraph-rsid="0006eee1"/>
    </style:style>
    <style:style style:name="P145" style:family="paragraph" style:parent-style-name="Standard">
      <style:text-properties fo:language="et" fo:country="EE" officeooo:rsid="0001b10a" officeooo:paragraph-rsid="002cabe3"/>
    </style:style>
    <style:style style:name="P146" style:family="paragraph" style:parent-style-name="Standard">
      <style:text-properties fo:language="et" fo:country="EE" officeooo:rsid="0001b10a" officeooo:paragraph-rsid="00b82292"/>
    </style:style>
    <style:style style:name="P147" style:family="paragraph" style:parent-style-name="Standard">
      <style:text-properties fo:language="et" fo:country="EE" officeooo:rsid="0001b10a" officeooo:paragraph-rsid="01577ff4"/>
    </style:style>
    <style:style style:name="P148" style:family="paragraph" style:parent-style-name="Standard">
      <style:text-properties fo:language="et" fo:country="EE" officeooo:rsid="00051e2c" officeooo:paragraph-rsid="00051e2c"/>
    </style:style>
    <style:style style:name="P149" style:family="paragraph" style:parent-style-name="Standard">
      <style:text-properties fo:language="et" fo:country="EE" fo:font-weight="bold" officeooo:rsid="0001b10a" officeooo:paragraph-rsid="00051e2c" style:font-weight-asian="bold" style:font-weight-complex="bold"/>
    </style:style>
    <style:style style:name="P150" style:family="paragraph" style:parent-style-name="Standard">
      <style:text-properties fo:language="et" fo:country="EE" fo:font-weight="bold" officeooo:rsid="0001b10a" officeooo:paragraph-rsid="00b82292" style:font-weight-asian="bold" style:font-weight-complex="bold"/>
    </style:style>
    <style:style style:name="P151" style:family="paragraph" style:parent-style-name="Standard">
      <style:text-properties fo:language="et" fo:country="EE" fo:font-weight="bold" officeooo:rsid="000a3132" officeooo:paragraph-rsid="000a8f99" style:font-weight-asian="bold" style:font-weight-complex="bold"/>
    </style:style>
    <style:style style:name="P152" style:family="paragraph" style:parent-style-name="Standard">
      <style:text-properties fo:language="et" fo:country="EE" fo:font-weight="bold" officeooo:rsid="00051e2c" officeooo:paragraph-rsid="00b82292" style:font-weight-asian="bold" style:font-weight-complex="bold"/>
    </style:style>
    <style:style style:name="P153" style:family="paragraph" style:parent-style-name="Standard">
      <style:text-properties fo:language="et" fo:country="EE" fo:font-weight="bold" officeooo:rsid="00c0308a" officeooo:paragraph-rsid="00c0308a" style:font-weight-asian="bold" style:font-weight-complex="bold"/>
    </style:style>
    <style:style style:name="P154" style:family="paragraph" style:parent-style-name="Standard">
      <style:text-properties fo:language="et" fo:country="EE" fo:font-weight="bold" officeooo:rsid="000bdc15" officeooo:paragraph-rsid="000ca97a" style:font-weight-asian="bold" style:font-weight-complex="bold"/>
    </style:style>
    <style:style style:name="P155" style:family="paragraph" style:parent-style-name="Standard">
      <style:text-properties fo:language="et" fo:country="EE" fo:font-weight="bold" officeooo:rsid="00c78023" officeooo:paragraph-rsid="00c78023" style:font-weight-asian="bold" style:font-weight-complex="bold"/>
    </style:style>
    <style:style style:name="P156" style:family="paragraph" style:parent-style-name="Standard">
      <style:text-properties fo:language="et" fo:country="EE" officeooo:rsid="000808ba" officeooo:paragraph-rsid="000a3132"/>
    </style:style>
    <style:style style:name="P157" style:family="paragraph" style:parent-style-name="Standard">
      <style:text-properties fo:language="et" fo:country="EE" officeooo:rsid="000a3132" officeooo:paragraph-rsid="000ca97a"/>
    </style:style>
    <style:style style:name="P158" style:family="paragraph" style:parent-style-name="Standard">
      <style:text-properties fo:language="et" fo:country="EE" officeooo:rsid="000a3132" officeooo:paragraph-rsid="00d934c2"/>
    </style:style>
    <style:style style:name="P159" style:family="paragraph" style:parent-style-name="Standard">
      <style:text-properties fo:language="et" fo:country="EE" officeooo:rsid="002e11a7" officeooo:paragraph-rsid="00acc966"/>
    </style:style>
    <style:style style:name="P160" style:family="paragraph" style:parent-style-name="Standard">
      <style:text-properties fo:language="et" fo:country="EE" officeooo:rsid="00acc966" officeooo:paragraph-rsid="00acc966"/>
    </style:style>
    <style:style style:name="P161" style:family="paragraph" style:parent-style-name="Standard">
      <style:text-properties fo:language="et" fo:country="EE" fo:font-weight="normal" officeooo:rsid="00c0308a" officeooo:paragraph-rsid="00c0308a" style:font-weight-asian="normal" style:font-weight-complex="normal"/>
    </style:style>
    <style:style style:name="P162" style:family="paragraph" style:parent-style-name="Standard">
      <style:text-properties fo:language="et" fo:country="EE" fo:font-weight="normal" officeooo:rsid="00c0308a" officeooo:paragraph-rsid="01590212" style:font-weight-asian="normal" style:font-weight-complex="normal"/>
    </style:style>
    <style:style style:name="P163" style:family="paragraph" style:parent-style-name="Standard">
      <style:text-properties fo:language="et" fo:country="EE" fo:font-weight="normal" officeooo:rsid="00c0308a" officeooo:paragraph-rsid="015aafb5" style:font-weight-asian="normal" style:font-weight-complex="normal"/>
    </style:style>
    <style:style style:name="P164" style:family="paragraph" style:parent-style-name="Standard">
      <style:text-properties fo:language="et" fo:country="EE" fo:font-weight="normal" officeooo:rsid="00c16b88" officeooo:paragraph-rsid="00c16b88" style:font-weight-asian="normal" style:font-weight-complex="normal"/>
    </style:style>
    <style:style style:name="P165" style:family="paragraph" style:parent-style-name="Standard">
      <style:text-properties fo:language="et" fo:country="EE" fo:font-weight="normal" officeooo:rsid="00c16b88" officeooo:paragraph-rsid="00c44fcd" style:font-weight-asian="normal" style:font-weight-complex="normal"/>
    </style:style>
    <style:style style:name="P166" style:family="paragraph" style:parent-style-name="Standard">
      <style:text-properties fo:language="et" fo:country="EE" fo:font-weight="normal" officeooo:rsid="00c16b88" officeooo:paragraph-rsid="00c78023" style:font-weight-asian="normal" style:font-weight-complex="normal"/>
    </style:style>
    <style:style style:name="P167" style:family="paragraph" style:parent-style-name="Standard">
      <style:text-properties fo:language="et" fo:country="EE" fo:font-weight="normal" officeooo:rsid="00c32730" officeooo:paragraph-rsid="00c32730" style:font-weight-asian="normal" style:font-weight-complex="normal"/>
    </style:style>
    <style:style style:name="P168" style:family="paragraph" style:parent-style-name="Standard">
      <style:text-properties fo:language="et" fo:country="EE" fo:font-weight="normal" officeooo:rsid="00c954ea" officeooo:paragraph-rsid="00e0f3d6" style:font-weight-asian="normal" style:font-weight-complex="normal"/>
    </style:style>
    <style:style style:name="P169" style:family="paragraph" style:parent-style-name="Standard">
      <style:text-properties fo:language="et" fo:country="EE" fo:font-weight="normal" officeooo:rsid="00ca7bfb" officeooo:paragraph-rsid="00caba84" style:font-weight-asian="normal" style:font-weight-complex="normal"/>
    </style:style>
    <style:style style:name="P170" style:family="paragraph" style:parent-style-name="Standard">
      <style:text-properties fo:language="et" fo:country="EE" fo:font-weight="normal" officeooo:rsid="00ca7bfb" officeooo:paragraph-rsid="00cacce4" style:font-weight-asian="normal" style:font-weight-complex="normal"/>
    </style:style>
    <style:style style:name="P171" style:family="paragraph" style:parent-style-name="Standard">
      <style:text-properties fo:language="et" fo:country="EE" fo:font-weight="normal" officeooo:rsid="00cbd11f" officeooo:paragraph-rsid="00cbd11f" style:font-weight-asian="normal" style:font-weight-complex="normal"/>
    </style:style>
    <style:style style:name="P172" style:family="paragraph" style:parent-style-name="Standard">
      <style:text-properties fo:language="et" fo:country="EE" fo:font-weight="normal" officeooo:rsid="00d9d16b" officeooo:paragraph-rsid="00d9d16b" style:font-weight-asian="normal" style:font-weight-complex="normal"/>
    </style:style>
    <style:style style:name="P173" style:family="paragraph" style:parent-style-name="Standard">
      <style:text-properties fo:language="et" fo:country="EE" fo:font-weight="normal" officeooo:rsid="00db2945" officeooo:paragraph-rsid="00dc1be5" style:font-weight-asian="normal" style:font-weight-complex="normal"/>
    </style:style>
    <style:style style:name="P174" style:family="paragraph" style:parent-style-name="Standard">
      <style:text-properties fo:language="et" fo:country="EE" fo:font-weight="normal" officeooo:rsid="00db2945" officeooo:paragraph-rsid="00dc8fc0" style:font-weight-asian="normal" style:font-weight-complex="normal"/>
    </style:style>
    <style:style style:name="P175" style:family="paragraph" style:parent-style-name="Standard">
      <style:text-properties fo:language="et" fo:country="EE" fo:font-weight="normal" officeooo:rsid="00caba84" officeooo:paragraph-rsid="00cacce4" style:font-weight-asian="normal" style:font-weight-complex="normal"/>
    </style:style>
    <style:style style:name="P176" style:family="paragraph" style:parent-style-name="Standard">
      <style:text-properties fo:language="et" fo:country="EE" fo:font-weight="normal" officeooo:rsid="00b82292" officeooo:paragraph-rsid="01435944" style:font-weight-asian="normal" style:font-weight-complex="normal"/>
    </style:style>
    <style:style style:name="P177" style:family="paragraph" style:parent-style-name="Standard">
      <style:text-properties fo:language="et" fo:country="EE" fo:font-weight="normal" officeooo:rsid="015a8a68" officeooo:paragraph-rsid="015a8a68" style:font-weight-asian="normal" style:font-weight-complex="normal"/>
    </style:style>
    <style:style style:name="P178" style:family="paragraph" style:parent-style-name="Standard">
      <style:text-properties fo:language="et" fo:country="EE" fo:font-weight="normal" officeooo:rsid="015aafb5" officeooo:paragraph-rsid="015aafb5" style:font-weight-asian="normal" style:font-weight-complex="normal"/>
    </style:style>
    <style:style style:name="P179" style:family="paragraph" style:parent-style-name="Standard">
      <style:text-properties fo:language="et" fo:country="EE" fo:font-weight="normal" officeooo:rsid="015aafb5" officeooo:paragraph-rsid="015ed2b6" style:font-weight-asian="normal" style:font-weight-complex="normal"/>
    </style:style>
    <style:style style:name="P180" style:family="paragraph" style:parent-style-name="Standard">
      <style:text-properties fo:language="et" fo:country="EE" fo:font-weight="normal" officeooo:rsid="015aafb5" officeooo:paragraph-rsid="015be61a" style:font-weight-asian="normal" style:font-weight-complex="normal"/>
    </style:style>
    <style:style style:name="P181" style:family="paragraph" style:parent-style-name="Standard">
      <style:text-properties fo:language="et" fo:country="EE" fo:font-weight="normal" officeooo:rsid="00d9c975" officeooo:paragraph-rsid="00d934c2" style:font-weight-asian="normal" style:font-weight-complex="normal"/>
    </style:style>
    <style:style style:name="P182" style:family="paragraph" style:parent-style-name="Standard">
      <style:text-properties fo:language="et" fo:country="EE" fo:font-weight="normal" officeooo:rsid="00dc1be5" officeooo:paragraph-rsid="0162d7c6" style:font-weight-asian="normal" style:font-weight-complex="normal"/>
    </style:style>
    <style:style style:name="P183" style:family="paragraph" style:parent-style-name="Standard">
      <style:text-properties fo:language="et" fo:country="EE" fo:font-style="normal" fo:font-weight="normal" officeooo:rsid="00d3e8f5" officeooo:paragraph-rsid="00d3e8f5" style:font-style-asian="normal" style:font-weight-asian="normal" style:font-style-complex="normal" style:font-weight-complex="normal"/>
    </style:style>
    <style:style style:name="P184" style:family="paragraph" style:parent-style-name="Standard">
      <style:text-properties fo:language="et" fo:country="EE" officeooo:rsid="000759c2" officeooo:paragraph-rsid="00d91d86"/>
    </style:style>
    <style:style style:name="P185" style:family="paragraph" style:parent-style-name="Standard">
      <style:text-properties fo:language="et" fo:country="EE" officeooo:rsid="000759c2" officeooo:paragraph-rsid="0146cc45"/>
    </style:style>
    <style:style style:name="P186" style:family="paragraph" style:parent-style-name="Standard">
      <style:text-properties fo:language="et" fo:country="EE" officeooo:rsid="00d3e8f5" officeooo:paragraph-rsid="00d3e8f5"/>
    </style:style>
    <style:style style:name="P187" style:family="paragraph" style:parent-style-name="Standard">
      <style:text-properties fo:language="et" fo:country="EE" officeooo:rsid="00b627fa" officeooo:paragraph-rsid="00b82292"/>
    </style:style>
    <style:style style:name="P188" style:family="paragraph" style:parent-style-name="Standard">
      <style:text-properties fo:language="et" fo:country="EE" fo:font-style="italic" fo:font-weight="normal" officeooo:rsid="00cbd11f" officeooo:paragraph-rsid="00cbd11f" style:font-style-asian="italic" style:font-weight-asian="normal" style:font-style-complex="italic" style:font-weight-complex="normal"/>
    </style:style>
    <style:style style:name="P189" style:family="paragraph" style:parent-style-name="Standard">
      <style:text-properties fo:language="et" fo:country="EE" fo:font-style="italic" fo:font-weight="normal" officeooo:rsid="015aafb5" officeooo:paragraph-rsid="015aafb5" style:font-style-asian="italic" style:font-weight-asian="normal" style:font-style-complex="italic" style:font-weight-complex="normal"/>
    </style:style>
    <style:style style:name="P190" style:family="paragraph" style:parent-style-name="Standard">
      <style:text-properties fo:language="et" fo:country="EE" officeooo:rsid="01538f16" officeooo:paragraph-rsid="01538f16"/>
    </style:style>
    <style:style style:name="P191" style:family="paragraph" style:parent-style-name="Standard">
      <style:paragraph-properties fo:text-align="start" style:justify-single-word="false"/>
      <style:text-properties fo:language="et" fo:country="EE" officeooo:rsid="00036e32" officeooo:paragraph-rsid="01540016"/>
    </style:style>
    <style:style style:name="P192" style:family="paragraph" style:parent-style-name="Standard">
      <style:text-properties fo:language="et" fo:country="EE" officeooo:rsid="01552bf6" officeooo:paragraph-rsid="01552bf6"/>
    </style:style>
    <style:style style:name="P193" style:family="paragraph" style:parent-style-name="Standard">
      <style:text-properties fo:language="et" fo:country="EE" officeooo:rsid="01552bf6" officeooo:paragraph-rsid="01557683"/>
    </style:style>
    <style:style style:name="P194" style:family="paragraph" style:parent-style-name="Standard">
      <style:text-properties fo:language="et" fo:country="EE" officeooo:rsid="01540016" officeooo:paragraph-rsid="01540016"/>
    </style:style>
    <style:style style:name="P195" style:family="paragraph" style:parent-style-name="Standard">
      <style:text-properties fo:language="et" fo:country="EE" officeooo:rsid="01577ff4" officeooo:paragraph-rsid="01577ff4"/>
    </style:style>
    <style:style style:name="P196" style:family="paragraph" style:parent-style-name="Standard">
      <style:text-properties fo:language="et" fo:country="EE" officeooo:rsid="00ba9557" officeooo:paragraph-rsid="00b82292"/>
    </style:style>
    <style:style style:name="P197" style:family="paragraph" style:parent-style-name="Standard">
      <style:text-properties fo:language="et" fo:country="EE" officeooo:rsid="00d6b376" officeooo:paragraph-rsid="00d6b376"/>
    </style:style>
    <style:style style:name="P198" style:family="paragraph" style:parent-style-name="Standard">
      <style:text-properties fo:font-size="10pt" fo:language="et" fo:country="EE" fo:font-weight="normal" officeooo:rsid="00bdf9c8" officeooo:paragraph-rsid="00bdf9c8" style:font-size-asian="10pt" style:font-weight-asian="normal" style:font-size-complex="10pt" style:font-weight-complex="normal"/>
    </style:style>
    <style:style style:name="P199" style:family="paragraph" style:parent-style-name="Standard">
      <style:text-properties fo:font-size="10pt" fo:language="et" fo:country="EE" fo:font-weight="normal" officeooo:rsid="00cbd11f" officeooo:paragraph-rsid="00cbd11f" style:font-size-asian="10pt" style:font-weight-asian="normal" style:font-size-complex="10pt" style:font-weight-complex="normal"/>
    </style:style>
    <style:style style:name="P200" style:family="paragraph" style:parent-style-name="Standard">
      <style:text-properties fo:font-size="10pt" fo:language="et" fo:country="EE" fo:font-weight="normal" officeooo:rsid="015aafb5" officeooo:paragraph-rsid="015aafb5" style:font-size-asian="10pt" style:font-weight-asian="normal" style:font-size-complex="10pt" style:font-weight-complex="normal"/>
    </style:style>
    <style:style style:name="P201" style:family="paragraph" style:parent-style-name="Standard">
      <style:text-properties fo:font-size="10pt" fo:language="et" fo:country="EE" fo:font-weight="normal" officeooo:rsid="015be61a" officeooo:paragraph-rsid="015be61a" style:font-size-asian="10pt" style:font-weight-asian="normal" style:font-size-complex="10pt" style:font-weight-complex="normal"/>
    </style:style>
    <style:style style:name="P202" style:family="paragraph" style:parent-style-name="Standard">
      <style:text-properties fo:font-size="10pt" fo:language="et" fo:country="EE" officeooo:rsid="0009703c" officeooo:paragraph-rsid="0028c4be" style:font-size-asian="10pt" style:font-size-complex="10pt"/>
    </style:style>
    <style:style style:name="P203" style:family="paragraph" style:parent-style-name="Standard">
      <style:text-properties fo:font-size="10pt" fo:language="et" fo:country="EE" officeooo:rsid="00051e2c" officeooo:paragraph-rsid="00051e2c" style:font-size-asian="10pt" style:font-size-complex="10pt"/>
    </style:style>
    <style:style style:name="P204" style:family="paragraph" style:parent-style-name="Standard">
      <style:text-properties fo:font-size="10pt" fo:language="et" fo:country="EE" officeooo:rsid="0155d4a1" officeooo:paragraph-rsid="01557683" style:font-size-asian="10pt" style:font-size-complex="10pt"/>
    </style:style>
    <style:style style:name="P205" style:family="paragraph" style:parent-style-name="Standard">
      <style:text-properties fo:font-size="12pt" fo:language="et" fo:country="EE" fo:font-weight="normal" officeooo:rsid="00b82292" officeooo:paragraph-rsid="00bc220d" style:font-size-asian="10.5pt" style:font-weight-asian="normal" style:font-size-complex="12pt" style:font-weight-complex="normal"/>
    </style:style>
    <style:style style:name="P206" style:family="paragraph" style:parent-style-name="Standard">
      <style:text-properties fo:font-size="12pt" fo:language="et" fo:country="EE" fo:font-weight="normal" officeooo:rsid="00b82292" officeooo:paragraph-rsid="00c44fcd" style:font-size-asian="10.5pt" style:font-weight-asian="normal" style:font-size-complex="12pt" style:font-weight-complex="normal"/>
    </style:style>
    <style:style style:name="P207" style:family="paragraph" style:parent-style-name="Standard">
      <style:text-properties fo:font-size="12pt" fo:language="et" fo:country="EE" fo:font-weight="normal" officeooo:rsid="00b82292" officeooo:paragraph-rsid="01435944" style:font-size-asian="10.5pt" style:font-weight-asian="normal" style:font-size-complex="12pt" style:font-weight-complex="normal"/>
    </style:style>
    <style:style style:name="P208" style:family="paragraph" style:parent-style-name="Standard">
      <style:text-properties fo:font-size="12pt" fo:language="et" fo:country="EE" fo:font-weight="normal" officeooo:rsid="00bdf9c8" officeooo:paragraph-rsid="00bdf9c8" style:font-size-asian="10.5pt" style:font-weight-asian="normal" style:font-size-complex="12pt" style:font-weight-complex="normal"/>
    </style:style>
    <style:style style:name="P209" style:family="paragraph" style:parent-style-name="Standard">
      <style:text-properties fo:font-size="12pt" fo:language="et" fo:country="EE" fo:font-weight="normal" officeooo:rsid="00bdf9c8" officeooo:paragraph-rsid="00c3361a" style:font-size-asian="10.5pt" style:font-weight-asian="normal" style:font-size-complex="12pt" style:font-weight-complex="normal"/>
    </style:style>
    <style:style style:name="P210" style:family="paragraph" style:parent-style-name="Standard">
      <style:text-properties fo:font-size="12pt" fo:language="et" fo:country="EE" fo:font-weight="normal" officeooo:rsid="015be61a" officeooo:paragraph-rsid="015be61a" style:font-size-asian="12pt" style:font-weight-asian="normal" style:font-size-complex="12pt" style:font-weight-complex="normal"/>
    </style:style>
    <style:style style:name="P211" style:family="paragraph" style:parent-style-name="Standard">
      <style:text-properties fo:font-size="12pt" fo:language="et" fo:country="EE" fo:font-weight="bold" officeooo:rsid="00c3361a" officeooo:paragraph-rsid="00c3361a" style:font-size-asian="10.5pt" style:font-weight-asian="bold" style:font-size-complex="12pt" style:font-weight-complex="bold"/>
    </style:style>
    <style:style style:name="P212" style:family="paragraph" style:parent-style-name="Standard">
      <style:text-properties fo:font-size="14pt" fo:language="et" fo:country="EE" fo:font-weight="bold" officeooo:rsid="00051e2c" officeooo:paragraph-rsid="00b82292" style:font-size-asian="14pt" style:font-weight-asian="bold" style:font-size-complex="14pt" style:font-weight-complex="bold"/>
    </style:style>
    <style:style style:name="P213" style:family="paragraph" style:parent-style-name="Standard">
      <style:paragraph-properties fo:text-align="start" style:justify-single-word="false"/>
      <style:text-properties fo:font-size="14pt" fo:language="et" fo:country="EE" fo:font-weight="bold" officeooo:rsid="00036e32" officeooo:paragraph-rsid="01540016" style:font-size-asian="14pt" style:font-weight-asian="bold" style:font-size-complex="14pt" style:font-weight-complex="bold"/>
    </style:style>
    <style:style style:name="P214" style:family="paragraph" style:parent-style-name="Standard">
      <style:text-properties fo:font-size="14pt" fo:language="et" fo:country="EE" fo:font-weight="bold" officeooo:rsid="00de99ba" officeooo:paragraph-rsid="0162d7c6" style:font-size-asian="14pt" style:font-weight-asian="bold" style:font-size-complex="14pt" style:font-weight-complex="bold"/>
    </style:style>
    <style:style style:name="P215" style:family="paragraph" style:parent-style-name="Standard">
      <style:text-properties fo:font-size="14pt" fo:language="et" fo:country="EE" fo:font-weight="normal" officeooo:rsid="00dc1be5" officeooo:paragraph-rsid="0162d7c6" style:font-size-asian="14pt" style:font-weight-asian="normal" style:font-size-complex="14pt" style:font-weight-complex="normal"/>
    </style:style>
    <style:style style:name="P216" style:family="paragraph" style:parent-style-name="Standard">
      <style:text-properties style:text-line-through-style="none" style:text-line-through-type="none" style:font-name="Times New Roman" fo:font-size="12pt" fo:language="et" fo:country="EE" fo:font-weight="normal" officeooo:rsid="011bf93c" officeooo:paragraph-rsid="011bf93c" style:font-size-asian="10.5pt" style:font-weight-asian="normal" style:font-size-complex="12pt" style:font-weight-complex="normal"/>
    </style:style>
    <style:style style:name="P217" style:family="paragraph" style:parent-style-name="Standard">
      <style:text-properties style:text-line-through-style="none" style:text-line-through-type="none" style:font-name="Times New Roman" fo:font-size="12pt" fo:language="et" fo:country="EE" fo:font-weight="normal" officeooo:rsid="011ef989" officeooo:paragraph-rsid="011ef989" style:font-size-asian="10.5pt" style:font-weight-asian="normal" style:font-size-complex="12pt" style:font-weight-complex="normal"/>
    </style:style>
    <style:style style:name="P218" style:family="paragraph" style:parent-style-name="Standard">
      <style:text-properties officeooo:paragraph-rsid="013673a3"/>
    </style:style>
    <style:style style:name="P219" style:family="paragraph" style:parent-style-name="Standard">
      <style:text-properties officeooo:paragraph-rsid="01538f16"/>
    </style:style>
    <style:style style:name="P220" style:family="paragraph" style:parent-style-name="Standard">
      <style:text-properties officeooo:paragraph-rsid="01018fdd"/>
    </style:style>
    <style:style style:name="P221" style:family="paragraph" style:parent-style-name="Standard">
      <style:text-properties officeooo:rsid="0162e6b5" officeooo:paragraph-rsid="0162e6b5"/>
    </style:style>
    <style:style style:name="P222" style:family="paragraph" style:parent-style-name="Standard">
      <style:text-properties officeooo:rsid="0164ca08" officeooo:paragraph-rsid="0164ca08"/>
    </style:style>
    <style:style style:name="P223" style:family="paragraph" style:parent-style-name="Standard">
      <style:text-properties officeooo:paragraph-rsid="0164ca08"/>
    </style:style>
    <style:style style:name="P224" style:family="paragraph" style:parent-style-name="Standard">
      <style:text-properties officeooo:paragraph-rsid="017cdf5f"/>
    </style:style>
    <style:style style:name="T1" style:family="text">
      <style:text-properties style:font-name="Times New Roman" fo:font-size="16pt" style:font-size-asian="16pt" style:font-size-complex="16pt"/>
    </style:style>
    <style:style style:name="T2" style:family="text">
      <style:text-properties style:font-name="Times New Roman" fo:font-size="16pt" fo:font-weight="bold" style:font-size-asian="16pt" style:font-weight-asian="bold" style:font-size-complex="16pt" style:font-weight-complex="bold"/>
    </style:style>
    <style:style style:name="T3" style:family="text">
      <style:text-properties style:font-name="Times New Roman" fo:font-size="16pt" fo:font-weight="bold" officeooo:rsid="00ab711b" style:font-size-asian="16pt" style:font-weight-asian="bold" style:font-size-complex="16pt" style:font-weight-complex="bold"/>
    </style:style>
    <style:style style:name="T4" style:family="text">
      <style:text-properties style:font-name="Times New Roman" fo:font-size="16pt" fo:font-weight="bold" officeooo:rsid="01538f16" style:font-size-asian="16pt" style:font-weight-asian="bold" style:font-size-complex="16pt" style:font-weight-complex="bold"/>
    </style:style>
    <style:style style:name="T5" style:family="text">
      <style:text-properties style:font-name="Times New Roman" fo:font-weight="normal" officeooo:rsid="00160c27" style:font-weight-asian="normal" style:font-weight-complex="normal"/>
    </style:style>
    <style:style style:name="T6" style:family="text">
      <style:text-properties style:font-name="Times New Roman" fo:font-weight="normal" officeooo:rsid="00de99ba" style:font-weight-asian="normal" style:font-weight-complex="normal"/>
    </style:style>
    <style:style style:name="T7" style:family="text">
      <style:text-properties style:font-name="Times New Roman" fo:font-weight="normal" officeooo:rsid="0162e6b5" style:font-weight-asian="normal" style:font-weight-complex="normal"/>
    </style:style>
    <style:style style:name="T8" style:family="text">
      <style:text-properties style:font-name="Times New Roman" fo:language="et" fo:country="EE" fo:font-weight="normal" officeooo:rsid="0033da40" style:font-weight-asian="normal" style:font-weight-complex="normal"/>
    </style:style>
    <style:style style:name="T9" style:family="text">
      <style:text-properties style:font-name="Times New Roman" fo:language="et" fo:country="EE" fo:font-weight="normal" officeooo:rsid="00428e67" style:font-weight-asian="normal" style:font-weight-complex="normal"/>
    </style:style>
    <style:style style:name="T10" style:family="text">
      <style:text-properties style:font-name="Times New Roman" fo:language="et" fo:country="EE" fo:font-weight="normal" officeooo:rsid="013673a3" style:font-weight-asian="normal" style:font-weight-complex="normal"/>
    </style:style>
    <style:style style:name="T11" style:family="text">
      <style:text-properties style:font-name="Times New Roman" fo:language="et" fo:country="EE" fo:font-style="normal" fo:font-weight="normal" style:font-style-asian="normal" style:font-weight-asian="normal" style:font-style-complex="normal" style:font-weight-complex="normal"/>
    </style:style>
    <style:style style:name="T12" style:family="text">
      <style:text-properties style:font-name="Times New Roman" fo:language="et" fo:country="EE" fo:font-style="normal" fo:font-weight="normal" officeooo:rsid="01018fdd" style:font-style-asian="normal" style:font-weight-asian="normal" style:font-style-complex="normal" style:font-weight-complex="normal"/>
    </style:style>
    <style:style style:name="T13" style:family="text">
      <style:text-properties style:font-name="Times New Roman" fo:language="et" fo:country="EE" fo:font-style="normal" fo:font-weight="normal" officeooo:rsid="0164ca08" style:font-style-asian="normal" style:font-weight-asian="normal" style:font-style-complex="normal" style:font-weight-complex="normal"/>
    </style:style>
    <style:style style:name="T14" style:family="text">
      <style:text-properties style:font-name="Times New Roman" fo:language="et" fo:country="EE" fo:font-style="normal" fo:font-weight="normal" officeooo:rsid="01659882" style:font-style-asian="normal" style:font-weight-asian="normal" style:font-style-complex="normal" style:font-weight-complex="normal"/>
    </style:style>
    <style:style style:name="T15" style:family="text">
      <style:text-properties style:font-name="Times New Roman" fo:language="et" fo:country="EE" fo:font-style="normal" fo:font-weight="normal" officeooo:rsid="016ca5fd" style:font-style-asian="normal" style:font-weight-asian="normal" style:font-style-complex="normal" style:font-weight-complex="normal"/>
    </style:style>
    <style:style style:name="T16" style:family="text">
      <style:text-properties style:font-name="Times New Roman" fo:language="et" fo:country="EE" fo:font-style="normal" fo:font-weight="normal" officeooo:rsid="016de180" style:font-style-asian="normal" style:font-weight-asian="normal" style:font-style-complex="normal" style:font-weight-complex="normal"/>
    </style:style>
    <style:style style:name="T17" style:family="text">
      <style:text-properties style:font-name="Times New Roman" fo:language="et" fo:country="EE" fo:font-style="italic" fo:font-weight="normal" style:font-style-asian="italic" style:font-weight-asian="normal" style:font-style-complex="italic" style:font-weight-complex="normal"/>
    </style:style>
    <style:style style:name="T18" style:family="text">
      <style:text-properties style:font-name="Times New Roman" fo:language="et" fo:country="EE" fo:font-style="italic" fo:font-weight="normal" officeooo:rsid="0164ca08" style:font-style-asian="italic" style:font-weight-asian="normal" style:font-style-complex="italic" style:font-weight-complex="normal"/>
    </style:style>
    <style:style style:name="T19" style:family="text">
      <style:text-properties style:font-name="Times New Roman" fo:font-size="14pt" fo:language="et" fo:country="EE" fo:font-weight="bold" officeooo:rsid="0058ff77" style:font-size-asian="14pt" style:font-weight-asian="bold" style:font-size-complex="14pt" style:font-weight-complex="bold"/>
    </style:style>
    <style:style style:name="T20" style:family="text">
      <style:text-properties style:font-name="Times New Roman" fo:font-size="14pt" fo:language="et" fo:country="EE" fo:font-weight="bold" officeooo:rsid="01018fdd" style:font-size-asian="14pt" style:font-weight-asian="bold" style:font-size-complex="14pt" style:font-weight-complex="bold"/>
    </style:style>
    <style:style style:name="T21" style:family="text">
      <style:text-properties fo:font-style="italic" style:font-style-asian="italic" style:font-style-complex="italic"/>
    </style:style>
    <style:style style:name="T22" style:family="text">
      <style:text-properties fo:font-style="italic" officeooo:rsid="0017a90f" style:font-style-asian="italic" style:font-style-complex="italic"/>
    </style:style>
    <style:style style:name="T23" style:family="text">
      <style:text-properties fo:font-style="italic" officeooo:rsid="0019f45a" style:font-style-asian="italic" style:font-style-complex="italic"/>
    </style:style>
    <style:style style:name="T24" style:family="text">
      <style:text-properties fo:font-style="italic" officeooo:rsid="001aef95" style:font-style-asian="italic" style:font-style-complex="italic"/>
    </style:style>
    <style:style style:name="T25" style:family="text">
      <style:text-properties fo:font-style="italic" officeooo:rsid="001b5344" style:font-style-asian="italic" style:font-style-complex="italic"/>
    </style:style>
    <style:style style:name="T26" style:family="text">
      <style:text-properties fo:font-style="italic" officeooo:rsid="0031bb3f" style:font-style-asian="italic" style:font-style-complex="italic"/>
    </style:style>
    <style:style style:name="T27" style:family="text">
      <style:text-properties fo:font-style="italic" officeooo:rsid="0050fe54" style:font-style-asian="italic" style:font-style-complex="italic"/>
    </style:style>
    <style:style style:name="T28" style:family="text">
      <style:text-properties fo:font-style="italic" officeooo:rsid="00523682" style:font-style-asian="italic" style:font-style-complex="italic"/>
    </style:style>
    <style:style style:name="T29" style:family="text">
      <style:text-properties fo:font-style="italic" officeooo:rsid="00369a5f" style:font-style-asian="italic" style:font-style-complex="italic"/>
    </style:style>
    <style:style style:name="T30" style:family="text">
      <style:text-properties fo:font-style="italic" officeooo:rsid="005c4dff" style:font-style-asian="italic" style:font-style-complex="italic"/>
    </style:style>
    <style:style style:name="T31" style:family="text">
      <style:text-properties fo:font-style="italic" officeooo:rsid="005cdfbd" style:font-style-asian="italic" style:font-style-complex="italic"/>
    </style:style>
    <style:style style:name="T32" style:family="text">
      <style:text-properties fo:font-style="italic" officeooo:rsid="005f633e" style:font-style-asian="italic" style:font-style-complex="italic"/>
    </style:style>
    <style:style style:name="T33" style:family="text">
      <style:text-properties fo:font-style="italic" officeooo:rsid="0060c441" style:font-style-asian="italic" style:font-style-complex="italic"/>
    </style:style>
    <style:style style:name="T34" style:family="text">
      <style:text-properties fo:font-style="italic" officeooo:rsid="00627c82" style:font-style-asian="italic" style:font-style-complex="italic"/>
    </style:style>
    <style:style style:name="T35" style:family="text">
      <style:text-properties fo:font-style="italic" officeooo:rsid="006395f7" style:font-style-asian="italic" style:font-style-complex="italic"/>
    </style:style>
    <style:style style:name="T36" style:family="text">
      <style:text-properties fo:font-style="italic" officeooo:rsid="0098488f" style:font-style-asian="italic" style:font-style-complex="italic"/>
    </style:style>
    <style:style style:name="T37" style:family="text">
      <style:text-properties fo:font-style="italic" officeooo:rsid="00b8c69e" style:font-style-asian="italic" style:font-style-complex="italic"/>
    </style:style>
    <style:style style:name="T38" style:family="text">
      <style:text-properties fo:font-style="italic" officeooo:rsid="00bc220d" style:font-style-asian="italic" style:font-style-complex="italic"/>
    </style:style>
    <style:style style:name="T39" style:family="text">
      <style:text-properties fo:font-style="italic" officeooo:rsid="00c66560" style:font-style-asian="italic" style:font-style-complex="italic"/>
    </style:style>
    <style:style style:name="T40" style:family="text">
      <style:text-properties fo:font-style="italic" officeooo:rsid="00ca7bfb" style:font-style-asian="italic" style:font-style-complex="italic"/>
    </style:style>
    <style:style style:name="T41" style:family="text">
      <style:text-properties fo:font-style="italic" officeooo:rsid="00caba84" style:font-style-asian="italic" style:font-style-complex="italic"/>
    </style:style>
    <style:style style:name="T42" style:family="text">
      <style:text-properties fo:font-style="italic" officeooo:rsid="00c16b88" style:font-style-asian="italic" style:font-style-complex="italic"/>
    </style:style>
    <style:style style:name="T43" style:family="text">
      <style:text-properties fo:font-style="italic" officeooo:rsid="00d82104" style:font-style-asian="italic" style:font-style-complex="italic"/>
    </style:style>
    <style:style style:name="T44" style:family="text">
      <style:text-properties fo:font-style="italic" officeooo:rsid="00d91d86" style:font-style-asian="italic" style:font-style-complex="italic"/>
    </style:style>
    <style:style style:name="T45" style:family="text">
      <style:text-properties fo:font-style="italic" officeooo:rsid="00d934c2" style:font-style-asian="italic" style:font-style-complex="italic"/>
    </style:style>
    <style:style style:name="T46" style:family="text">
      <style:text-properties fo:font-style="italic" officeooo:rsid="00d0a2e4" style:font-style-asian="italic" style:font-style-complex="italic"/>
    </style:style>
    <style:style style:name="T47" style:family="text">
      <style:text-properties fo:font-style="italic" officeooo:rsid="00dc1be5" style:font-style-asian="italic" style:font-style-complex="italic"/>
    </style:style>
    <style:style style:name="T48" style:family="text">
      <style:text-properties fo:font-style="italic" officeooo:rsid="00d53df0" style:font-style-asian="italic" style:font-style-complex="italic"/>
    </style:style>
    <style:style style:name="T49" style:family="text">
      <style:text-properties fo:font-style="italic" officeooo:rsid="00e43bd7" style:font-style-asian="italic" style:font-style-complex="italic"/>
    </style:style>
    <style:style style:name="T50" style:family="text">
      <style:text-properties fo:font-style="italic" officeooo:rsid="00ef2f04" style:font-style-asian="italic" style:font-style-complex="italic"/>
    </style:style>
    <style:style style:name="T51" style:family="text">
      <style:text-properties fo:font-style="italic" officeooo:rsid="00ef9ee4" style:font-style-asian="italic" style:font-style-complex="italic"/>
    </style:style>
    <style:style style:name="T52" style:family="text">
      <style:text-properties fo:font-style="italic" officeooo:rsid="00ecb02e" style:font-style-asian="italic" style:font-style-complex="italic"/>
    </style:style>
    <style:style style:name="T53" style:family="text">
      <style:text-properties fo:font-style="italic" officeooo:rsid="00f52089" style:font-style-asian="italic" style:font-style-complex="italic"/>
    </style:style>
    <style:style style:name="T54" style:family="text">
      <style:text-properties fo:font-style="italic" officeooo:rsid="00e8f1ed" style:font-style-asian="italic" style:font-style-complex="italic"/>
    </style:style>
    <style:style style:name="T55" style:family="text">
      <style:text-properties fo:font-style="italic" officeooo:rsid="00f56eb9" style:font-style-asian="italic" style:font-style-complex="italic"/>
    </style:style>
    <style:style style:name="T56" style:family="text">
      <style:text-properties fo:font-style="italic" officeooo:rsid="004de135" style:font-style-asian="italic" style:font-style-complex="italic"/>
    </style:style>
    <style:style style:name="T57" style:family="text">
      <style:text-properties fo:font-style="italic" officeooo:rsid="00ff05bf" style:font-style-asian="italic" style:font-style-complex="italic"/>
    </style:style>
    <style:style style:name="T58" style:family="text">
      <style:text-properties fo:font-style="italic" officeooo:rsid="0104d833" style:font-style-asian="italic" style:font-style-complex="italic"/>
    </style:style>
    <style:style style:name="T59" style:family="text">
      <style:text-properties fo:font-style="italic" officeooo:rsid="0118ee18" style:font-style-asian="italic" style:font-style-complex="italic"/>
    </style:style>
    <style:style style:name="T60" style:family="text">
      <style:text-properties fo:font-style="italic" officeooo:rsid="011a0d1f" style:font-style-asian="italic" style:font-style-complex="italic"/>
    </style:style>
    <style:style style:name="T61" style:family="text">
      <style:text-properties fo:font-style="italic" officeooo:rsid="01455cff" style:font-style-asian="italic" style:font-style-complex="italic"/>
    </style:style>
    <style:style style:name="T62" style:family="text">
      <style:text-properties fo:font-style="italic" officeooo:rsid="01590212" style:font-style-asian="italic" style:font-style-complex="italic"/>
    </style:style>
    <style:style style:name="T63" style:family="text">
      <style:text-properties fo:font-style="italic" officeooo:rsid="0162e6b5" style:font-style-asian="italic" style:font-style-complex="italic"/>
    </style:style>
    <style:style style:name="T64" style:family="text">
      <style:text-properties fo:font-style="italic" officeooo:rsid="014ae792" style:font-style-asian="italic" style:font-style-complex="italic"/>
    </style:style>
    <style:style style:name="T65" style:family="text">
      <style:text-properties fo:font-style="italic" style:font-size-asian="10.5pt" style:font-style-asian="italic" style:font-style-complex="italic"/>
    </style:style>
    <style:style style:name="T66" style:family="text">
      <style:text-properties fo:font-style="italic" officeooo:rsid="012121b6" style:font-size-asian="10.5pt" style:font-style-asian="italic" style:font-style-complex="italic"/>
    </style:style>
    <style:style style:name="T67" style:family="text">
      <style:text-properties fo:font-style="italic" fo:font-weight="normal" officeooo:rsid="01557683" style:font-style-asian="italic" style:font-weight-asian="normal" style:font-style-complex="italic" style:font-weight-complex="normal"/>
    </style:style>
    <style:style style:name="T68" style:family="text">
      <style:text-properties fo:font-style="italic" fo:font-weight="normal" officeooo:rsid="015a8a68" style:font-style-asian="italic" style:font-weight-asian="normal" style:font-style-complex="italic" style:font-weight-complex="normal"/>
    </style:style>
    <style:style style:name="T69" style:family="text">
      <style:text-properties fo:font-style="italic" fo:font-weight="bold" style:font-style-asian="italic" style:font-weight-asian="bold" style:font-style-complex="italic" style:font-weight-complex="bold"/>
    </style:style>
    <style:style style:name="T70" style:family="text">
      <style:text-properties fo:font-style="italic" fo:font-weight="bold" officeooo:rsid="01590212" style:font-style-asian="italic" style:font-weight-asian="bold" style:font-style-complex="italic" style:font-weight-complex="bold"/>
    </style:style>
    <style:style style:name="T71" style:family="text">
      <style:text-properties fo:font-weight="bold" style:font-weight-asian="bold" style:font-weight-complex="bold"/>
    </style:style>
    <style:style style:name="T72" style:family="text">
      <style:text-properties fo:font-weight="bold" officeooo:rsid="00036e32" style:font-weight-asian="bold" style:font-weight-complex="bold"/>
    </style:style>
    <style:style style:name="T73" style:family="text">
      <style:text-properties fo:font-weight="bold" officeooo:rsid="0007d718" style:font-weight-asian="bold" style:font-weight-complex="bold"/>
    </style:style>
    <style:style style:name="T74" style:family="text">
      <style:text-properties fo:font-weight="bold" officeooo:rsid="0087baeb" style:font-weight-asian="bold" style:font-weight-complex="bold"/>
    </style:style>
    <style:style style:name="T75" style:family="text">
      <style:text-properties fo:font-weight="bold" officeooo:rsid="00acc966" style:font-weight-asian="bold" style:font-weight-complex="bold"/>
    </style:style>
    <style:style style:name="T76" style:family="text">
      <style:text-properties fo:font-weight="bold" officeooo:rsid="00b3291e" style:font-weight-asian="bold" style:font-weight-complex="bold"/>
    </style:style>
    <style:style style:name="T77" style:family="text">
      <style:text-properties fo:font-weight="bold" officeooo:rsid="00bc220d" style:font-weight-asian="bold" style:font-weight-complex="bold"/>
    </style:style>
    <style:style style:name="T78" style:family="text">
      <style:text-properties fo:font-weight="bold" officeooo:rsid="00c3361a" style:font-weight-asian="bold" style:font-weight-complex="bold"/>
    </style:style>
    <style:style style:name="T79" style:family="text">
      <style:text-properties fo:font-weight="bold" officeooo:rsid="00e57fc7" style:font-weight-asian="bold" style:font-weight-complex="bold"/>
    </style:style>
    <style:style style:name="T80" style:family="text">
      <style:text-properties fo:font-weight="bold" officeooo:rsid="00888eb9" style:font-weight-asian="bold" style:font-weight-complex="bold"/>
    </style:style>
    <style:style style:name="T81" style:family="text">
      <style:text-properties fo:font-weight="bold" officeooo:rsid="00ea9c54" style:font-weight-asian="bold" style:font-weight-complex="bold"/>
    </style:style>
    <style:style style:name="T82" style:family="text">
      <style:text-properties fo:font-weight="bold" officeooo:rsid="00eefd89" style:font-weight-asian="bold" style:font-weight-complex="bold"/>
    </style:style>
    <style:style style:name="T83" style:family="text">
      <style:text-properties fo:font-weight="bold" officeooo:rsid="00ef9ee4" style:font-weight-asian="bold" style:font-weight-complex="bold"/>
    </style:style>
    <style:style style:name="T84" style:family="text">
      <style:text-properties fo:font-weight="bold" officeooo:rsid="00107882" style:font-weight-asian="bold" style:font-weight-complex="bold"/>
    </style:style>
    <style:style style:name="T85" style:family="text">
      <style:text-properties fo:font-weight="bold" officeooo:rsid="012121b6" style:font-weight-asian="bold" style:font-weight-complex="bold"/>
    </style:style>
    <style:style style:name="T86" style:family="text">
      <style:text-properties fo:font-weight="bold" officeooo:rsid="011d5bd9" style:font-weight-asian="bold" style:font-weight-complex="bold"/>
    </style:style>
    <style:style style:name="T87" style:family="text">
      <style:text-properties fo:font-weight="bold" officeooo:rsid="0151c03c" style:font-weight-asian="bold" style:font-weight-complex="bold"/>
    </style:style>
    <style:style style:name="T88" style:family="text">
      <style:text-properties fo:font-weight="bold" officeooo:rsid="01590212" style:font-weight-asian="bold" style:font-weight-complex="bold"/>
    </style:style>
    <style:style style:name="T89" style:family="text">
      <style:text-properties fo:font-weight="bold" officeooo:rsid="015a8a68" style:font-weight-asian="bold" style:font-weight-complex="bold"/>
    </style:style>
    <style:style style:name="T90" style:family="text">
      <style:text-properties fo:font-weight="bold" officeooo:rsid="00e02089" style:font-weight-asian="bold" style:font-weight-complex="bold"/>
    </style:style>
    <style:style style:name="T91" style:family="text">
      <style:text-properties fo:font-weight="bold" officeooo:rsid="002cabe3" style:font-weight-asian="bold" style:font-weight-complex="bold"/>
    </style:style>
    <style:style style:name="T92" style:family="text">
      <style:text-properties fo:font-weight="bold" style:font-size-asian="10.5pt" style:font-weight-asian="bold" style:font-weight-complex="bold"/>
    </style:style>
    <style:style style:name="T93" style:family="text">
      <style:text-properties officeooo:rsid="00036e32"/>
    </style:style>
    <style:style style:name="T94" style:family="text">
      <style:text-properties officeooo:rsid="0006eee1"/>
    </style:style>
    <style:style style:name="T95" style:family="text">
      <style:text-properties fo:font-weight="normal" style:font-weight-asian="normal" style:font-weight-complex="normal"/>
    </style:style>
    <style:style style:name="T96" style:family="text">
      <style:text-properties fo:font-weight="normal" officeooo:rsid="000808ba" style:font-weight-asian="normal" style:font-weight-complex="normal"/>
    </style:style>
    <style:style style:name="T97" style:family="text">
      <style:text-properties fo:font-weight="normal" officeooo:rsid="00d91d86" style:font-weight-asian="normal" style:font-weight-complex="normal"/>
    </style:style>
    <style:style style:name="T98" style:family="text">
      <style:text-properties fo:font-weight="normal" officeooo:rsid="00d9c975" style:font-weight-asian="normal" style:font-weight-complex="normal"/>
    </style:style>
    <style:style style:name="T99" style:family="text">
      <style:text-properties fo:font-weight="normal" officeooo:rsid="01557683" style:font-weight-asian="normal" style:font-weight-complex="normal"/>
    </style:style>
    <style:style style:name="T100" style:family="text">
      <style:text-properties fo:font-weight="normal" officeooo:rsid="0155d4a1" style:font-weight-asian="normal" style:font-weight-complex="normal"/>
    </style:style>
    <style:style style:name="T101" style:family="text">
      <style:text-properties fo:font-weight="normal" officeooo:rsid="01589a38" style:font-weight-asian="normal" style:font-weight-complex="normal"/>
    </style:style>
    <style:style style:name="T102" style:family="text">
      <style:text-properties fo:font-weight="normal" officeooo:rsid="015e22bd" style:font-weight-asian="normal" style:font-weight-complex="normal"/>
    </style:style>
    <style:style style:name="T103" style:family="text">
      <style:text-properties officeooo:rsid="0007d718"/>
    </style:style>
    <style:style style:name="T104" style:family="text">
      <style:text-properties fo:font-style="normal" style:font-style-asian="normal" style:font-style-complex="normal"/>
    </style:style>
    <style:style style:name="T105" style:family="text">
      <style:text-properties fo:font-style="normal" officeooo:rsid="0050fe54" style:font-style-asian="normal" style:font-style-complex="normal"/>
    </style:style>
    <style:style style:name="T106" style:family="text">
      <style:text-properties fo:font-style="normal" officeooo:rsid="0098488f" style:font-style-asian="normal" style:font-style-complex="normal"/>
    </style:style>
    <style:style style:name="T107" style:family="text">
      <style:text-properties fo:font-style="normal" officeooo:rsid="00e02089" style:font-style-asian="normal" style:font-style-complex="normal"/>
    </style:style>
    <style:style style:name="T108" style:family="text">
      <style:text-properties fo:font-style="normal" officeooo:rsid="00ecb02e" style:font-style-asian="normal" style:font-style-complex="normal"/>
    </style:style>
    <style:style style:name="T109" style:family="text">
      <style:text-properties fo:font-style="normal" officeooo:rsid="00ef2f04" style:font-style-asian="normal" style:font-style-complex="normal"/>
    </style:style>
    <style:style style:name="T110" style:family="text">
      <style:text-properties fo:font-style="normal" officeooo:rsid="00ef9ee4" style:font-style-asian="normal" style:font-style-complex="normal"/>
    </style:style>
    <style:style style:name="T111" style:family="text">
      <style:text-properties fo:font-style="normal" officeooo:rsid="00fe222d" style:font-style-asian="normal" style:font-style-complex="normal"/>
    </style:style>
    <style:style style:name="T112" style:family="text">
      <style:text-properties fo:font-style="normal" officeooo:rsid="00ff05bf" style:font-style-asian="normal" style:font-style-complex="normal"/>
    </style:style>
    <style:style style:name="T113" style:family="text">
      <style:text-properties fo:font-style="normal" officeooo:rsid="00523682" style:font-style-asian="normal" style:font-style-complex="normal"/>
    </style:style>
    <style:style style:name="T114" style:family="text">
      <style:text-properties fo:font-style="normal" officeooo:rsid="0101b7b6" style:font-style-asian="normal" style:font-style-complex="normal"/>
    </style:style>
    <style:style style:name="T115" style:family="text">
      <style:text-properties fo:font-style="normal" officeooo:rsid="0104d833" style:font-style-asian="normal" style:font-style-complex="normal"/>
    </style:style>
    <style:style style:name="T116" style:family="text">
      <style:text-properties fo:font-style="normal" officeooo:rsid="01116128" style:font-style-asian="normal" style:font-style-complex="normal"/>
    </style:style>
    <style:style style:name="T117" style:family="text">
      <style:text-properties fo:font-style="normal" officeooo:rsid="012b7066" style:font-style-asian="normal" style:font-style-complex="normal"/>
    </style:style>
    <style:style style:name="T118" style:family="text">
      <style:text-properties fo:font-style="normal" officeooo:rsid="00942538" style:font-style-asian="normal" style:font-style-complex="normal"/>
    </style:style>
    <style:style style:name="T119" style:family="text">
      <style:text-properties fo:font-style="normal" officeooo:rsid="01590212" style:font-style-asian="normal" style:font-style-complex="normal"/>
    </style:style>
    <style:style style:name="T120" style:family="text">
      <style:text-properties fo:font-style="normal" officeooo:rsid="0162e6b5" style:font-style-asian="normal" style:font-style-complex="normal"/>
    </style:style>
    <style:style style:name="T121" style:family="text">
      <style:text-properties fo:font-style="normal" style:font-size-asian="10.5pt" style:font-style-asian="normal" style:font-style-complex="normal"/>
    </style:style>
    <style:style style:name="T122" style:family="text">
      <style:text-properties officeooo:rsid="000a8f99"/>
    </style:style>
    <style:style style:name="T123" style:family="text">
      <style:text-properties fo:font-size="10pt" style:font-size-asian="10pt" style:font-size-complex="10pt"/>
    </style:style>
    <style:style style:name="T124" style:family="text">
      <style:text-properties fo:font-size="10pt" officeooo:rsid="004ee3f4" style:font-size-asian="10pt" style:font-size-complex="10pt"/>
    </style:style>
    <style:style style:name="T125" style:family="text">
      <style:text-properties fo:font-size="10pt" officeooo:rsid="00b8c69e" style:font-size-asian="10pt" style:font-size-complex="10pt"/>
    </style:style>
    <style:style style:name="T126" style:family="text">
      <style:text-properties fo:font-size="10pt" officeooo:rsid="00bc220d" style:font-size-asian="10pt" style:font-size-complex="10pt"/>
    </style:style>
    <style:style style:name="T127" style:family="text">
      <style:text-properties fo:font-size="10pt" officeooo:rsid="00bda1c9" style:font-size-asian="10pt" style:font-size-complex="10pt"/>
    </style:style>
    <style:style style:name="T128" style:family="text">
      <style:text-properties fo:font-size="10pt" officeooo:rsid="00bdf9c8" style:font-size-asian="10pt" style:font-size-complex="10pt"/>
    </style:style>
    <style:style style:name="T129" style:family="text">
      <style:text-properties fo:font-size="10pt" officeooo:rsid="00c66560" style:font-size-asian="10pt" style:font-size-complex="10pt"/>
    </style:style>
    <style:style style:name="T130" style:family="text">
      <style:text-properties fo:font-size="10pt" officeooo:rsid="00ce9f8a" style:font-size-asian="10pt" style:font-size-complex="10pt"/>
    </style:style>
    <style:style style:name="T131" style:family="text">
      <style:text-properties fo:font-size="10pt" officeooo:rsid="00cf5065" style:font-size-asian="10pt" style:font-size-complex="10pt"/>
    </style:style>
    <style:style style:name="T132" style:family="text">
      <style:text-properties fo:font-size="10pt" officeooo:rsid="00d9c975" style:font-size-asian="10pt" style:font-size-complex="10pt"/>
    </style:style>
    <style:style style:name="T133" style:family="text">
      <style:text-properties fo:font-size="10pt" officeooo:rsid="00e0f3d6" style:font-size-asian="10pt" style:font-size-complex="10pt"/>
    </style:style>
    <style:style style:name="T134" style:family="text">
      <style:text-properties fo:font-size="10pt" officeooo:rsid="0031bb3f" style:font-size-asian="10pt" style:font-size-complex="10pt"/>
    </style:style>
    <style:style style:name="T135" style:family="text">
      <style:text-properties fo:font-size="10pt" officeooo:rsid="004de135" style:font-size-asian="10pt" style:font-size-complex="10pt"/>
    </style:style>
    <style:style style:name="T136" style:family="text">
      <style:text-properties fo:font-size="10pt" officeooo:rsid="00fa6eeb" style:font-size-asian="10pt" style:font-size-complex="10pt"/>
    </style:style>
    <style:style style:name="T137" style:family="text">
      <style:text-properties fo:font-size="10pt" officeooo:rsid="010ff8c4" style:font-size-asian="10pt" style:font-size-complex="10pt"/>
    </style:style>
    <style:style style:name="T138" style:family="text">
      <style:text-properties fo:font-size="10pt" officeooo:rsid="01159c99" style:font-size-asian="10pt" style:font-size-complex="10pt"/>
    </style:style>
    <style:style style:name="T139" style:family="text">
      <style:text-properties fo:font-size="10pt" officeooo:rsid="0120121d" style:font-size-asian="10pt" style:font-size-complex="10pt"/>
    </style:style>
    <style:style style:name="T140" style:family="text">
      <style:text-properties fo:font-size="10pt" officeooo:rsid="012d337c" style:font-size-asian="10pt" style:font-size-complex="10pt"/>
    </style:style>
    <style:style style:name="T141" style:family="text">
      <style:text-properties fo:font-size="10pt" officeooo:rsid="00fc6417" style:font-size-asian="10pt" style:font-size-complex="10pt"/>
    </style:style>
    <style:style style:name="T142" style:family="text">
      <style:text-properties fo:font-size="10pt" officeooo:rsid="0138529c" style:font-size-asian="10pt" style:font-size-complex="10pt"/>
    </style:style>
    <style:style style:name="T143" style:family="text">
      <style:text-properties fo:font-size="10pt" officeooo:rsid="01455cff" style:font-size-asian="10pt" style:font-size-complex="10pt"/>
    </style:style>
    <style:style style:name="T144" style:family="text">
      <style:text-properties fo:font-size="10pt" officeooo:rsid="0146cc45" style:font-size-asian="10pt" style:font-size-complex="10pt"/>
    </style:style>
    <style:style style:name="T145" style:family="text">
      <style:text-properties fo:font-size="10pt" officeooo:rsid="0149e464" style:font-size-asian="10pt" style:font-size-complex="10pt"/>
    </style:style>
    <style:style style:name="T146" style:family="text">
      <style:text-properties fo:font-size="10pt" officeooo:rsid="015ed2b6" style:font-size-asian="10pt" style:font-size-complex="10pt"/>
    </style:style>
    <style:style style:name="T147" style:family="text">
      <style:text-properties fo:font-size="10pt" fo:font-style="italic" officeooo:rsid="004ee3f4" style:font-size-asian="10pt" style:font-style-asian="italic" style:font-size-complex="10pt" style:font-style-complex="italic"/>
    </style:style>
    <style:style style:name="T148" style:family="text">
      <style:text-properties fo:font-size="10pt" fo:font-style="italic" officeooo:rsid="01435944" style:font-size-asian="10pt" style:font-style-asian="italic" style:font-size-complex="10pt" style:font-style-complex="italic"/>
    </style:style>
    <style:style style:name="T149" style:family="text">
      <style:text-properties fo:font-size="10pt" fo:font-style="italic" officeooo:rsid="014360d0" style:font-size-asian="10pt" style:font-style-asian="italic" style:font-size-complex="10pt" style:font-style-complex="italic"/>
    </style:style>
    <style:style style:name="T150" style:family="text">
      <style:text-properties fo:font-size="14pt" style:font-size-asian="14pt" style:font-size-complex="14pt"/>
    </style:style>
    <style:style style:name="T151" style:family="text">
      <style:text-properties fo:font-size="14pt" officeooo:rsid="0007d718" style:font-size-asian="14pt" style:font-size-complex="14pt"/>
    </style:style>
    <style:style style:name="T152" style:family="text">
      <style:text-properties fo:font-size="14pt" officeooo:rsid="00cacce4" style:font-size-asian="14pt" style:font-size-complex="14pt"/>
    </style:style>
    <style:style style:name="T153" style:family="text">
      <style:text-properties fo:font-size="14pt" fo:font-weight="bold" officeooo:rsid="0007d718" style:font-size-asian="14pt" style:font-weight-asian="bold" style:font-size-complex="14pt" style:font-weight-complex="bold"/>
    </style:style>
    <style:style style:name="T154" style:family="text">
      <style:text-properties fo:font-size="14pt" fo:font-weight="bold" officeooo:rsid="00cacce4" style:font-size-asian="14pt" style:font-weight-asian="bold" style:font-size-complex="14pt" style:font-weight-complex="bold"/>
    </style:style>
    <style:style style:name="T155" style:family="text">
      <style:text-properties fo:font-size="14pt" fo:font-weight="bold" officeooo:rsid="00d934c2" style:font-size-asian="14pt" style:font-weight-asian="bold" style:font-size-complex="14pt" style:font-weight-complex="bold"/>
    </style:style>
    <style:style style:name="T156" style:family="text">
      <style:text-properties fo:font-size="14pt" fo:font-weight="bold" officeooo:rsid="00dd3e64" style:font-size-asian="14pt" style:font-weight-asian="bold" style:font-size-complex="14pt" style:font-weight-complex="bold"/>
    </style:style>
    <style:style style:name="T157" style:family="text">
      <style:text-properties fo:font-size="14pt" fo:font-weight="bold" officeooo:rsid="00d9d16b" style:font-size-asian="14pt" style:font-weight-asian="bold" style:font-size-complex="14pt" style:font-weight-complex="bold"/>
    </style:style>
    <style:style style:name="T158" style:family="text">
      <style:text-properties fo:font-size="14pt" fo:font-weight="bold" officeooo:rsid="011d5bd9" style:font-size-asian="14pt" style:font-weight-asian="bold" style:font-size-complex="14pt" style:font-weight-complex="bold"/>
    </style:style>
    <style:style style:name="T159" style:family="text">
      <style:text-properties officeooo:rsid="00107882"/>
    </style:style>
    <style:style style:name="T160" style:family="text">
      <style:text-properties officeooo:rsid="0017a90f"/>
    </style:style>
    <style:style style:name="T161" style:family="text">
      <style:text-properties officeooo:rsid="0019f45a"/>
    </style:style>
    <style:style style:name="T162" style:family="text">
      <style:text-properties officeooo:rsid="001aef95"/>
    </style:style>
    <style:style style:name="T163" style:family="text">
      <style:text-properties officeooo:rsid="001b5344"/>
    </style:style>
    <style:style style:name="T164" style:family="text">
      <style:text-properties officeooo:rsid="001b7b81"/>
    </style:style>
    <style:style style:name="T165" style:family="text">
      <style:text-properties officeooo:rsid="0023cfda"/>
    </style:style>
    <style:style style:name="T166" style:family="text">
      <style:text-properties officeooo:rsid="002bf80f"/>
    </style:style>
    <style:style style:name="T167" style:family="text">
      <style:text-properties officeooo:rsid="002cabe3"/>
    </style:style>
    <style:style style:name="T168" style:family="text">
      <style:text-properties officeooo:rsid="0031bb3f"/>
    </style:style>
    <style:style style:name="T169" style:family="text">
      <style:text-properties officeooo:rsid="00481b12"/>
    </style:style>
    <style:style style:name="T170" style:family="text">
      <style:text-properties officeooo:rsid="004adf31"/>
    </style:style>
    <style:style style:name="T171" style:family="text">
      <style:text-properties officeooo:rsid="004de135"/>
    </style:style>
    <style:style style:name="T172" style:family="text">
      <style:text-properties officeooo:rsid="004ee3f4"/>
    </style:style>
    <style:style style:name="T173" style:family="text">
      <style:text-properties officeooo:rsid="005981b8"/>
    </style:style>
    <style:style style:name="T174" style:family="text">
      <style:text-properties officeooo:rsid="005c9ad1"/>
    </style:style>
    <style:style style:name="T175" style:family="text">
      <style:text-properties officeooo:rsid="005cdfbd"/>
    </style:style>
    <style:style style:name="T176" style:family="text">
      <style:text-properties officeooo:rsid="005f633e"/>
    </style:style>
    <style:style style:name="T177" style:family="text">
      <style:text-properties fo:font-size="12pt" style:font-size-asian="10.5pt" style:font-size-complex="12pt"/>
    </style:style>
    <style:style style:name="T178" style:family="text">
      <style:text-properties fo:font-size="12pt" officeooo:rsid="006b73fe" style:font-size-asian="10.5pt" style:font-size-complex="12pt"/>
    </style:style>
    <style:style style:name="T179" style:family="text">
      <style:text-properties fo:font-size="12pt" officeooo:rsid="00cbd11f" style:font-size-asian="10.5pt" style:font-size-complex="12pt"/>
    </style:style>
    <style:style style:name="T180" style:family="text">
      <style:text-properties fo:font-size="12pt" officeooo:rsid="00b8c69e" style:font-size-asian="10.5pt" style:font-size-complex="12pt"/>
    </style:style>
    <style:style style:name="T181" style:family="text">
      <style:text-properties fo:font-size="12pt" officeooo:rsid="0007d718" style:font-size-asian="12pt" style:font-size-complex="12pt"/>
    </style:style>
    <style:style style:name="T182" style:family="text">
      <style:text-properties fo:font-size="12pt" officeooo:rsid="010fae8d" style:font-size-asian="12pt" style:font-size-complex="12pt"/>
    </style:style>
    <style:style style:name="T183" style:family="text">
      <style:text-properties fo:font-size="12pt" officeooo:rsid="0112cd37" style:font-size-asian="12pt" style:font-size-complex="12pt"/>
    </style:style>
    <style:style style:name="T184" style:family="text">
      <style:text-properties fo:font-size="12pt" officeooo:rsid="01136088" style:font-size-asian="12pt" style:font-size-complex="12pt"/>
    </style:style>
    <style:style style:name="T185" style:family="text">
      <style:text-properties fo:font-size="12pt" fo:font-style="italic" officeooo:rsid="00cbd11f" style:font-size-asian="10.5pt" style:font-style-asian="italic" style:font-size-complex="12pt" style:font-style-complex="italic"/>
    </style:style>
    <style:style style:name="T186" style:family="text">
      <style:text-properties fo:font-size="12pt" fo:font-style="italic" officeooo:rsid="01435944" style:font-size-asian="10.5pt" style:font-style-asian="italic" style:font-size-complex="12pt" style:font-style-complex="italic"/>
    </style:style>
    <style:style style:name="T187" style:family="text">
      <style:text-properties fo:font-size="12pt" fo:font-style="italic" officeooo:rsid="00b8c69e" style:font-size-asian="10.5pt" style:font-style-asian="italic" style:font-size-complex="12pt" style:font-style-complex="italic"/>
    </style:style>
    <style:style style:name="T188" style:family="text">
      <style:text-properties fo:font-size="12pt" fo:font-style="italic" officeooo:rsid="0112cd37" style:font-size-asian="12pt" style:font-style-asian="italic" style:font-size-complex="12pt" style:font-style-complex="italic"/>
    </style:style>
    <style:style style:name="T189" style:family="text">
      <style:text-properties fo:font-size="12pt" fo:font-style="italic" officeooo:rsid="010fae8d" style:font-size-asian="12pt" style:font-style-asian="italic" style:font-size-complex="12pt" style:font-style-complex="italic"/>
    </style:style>
    <style:style style:name="T190" style:family="text">
      <style:text-properties fo:font-size="12pt" fo:font-style="normal" officeooo:rsid="01435944" style:font-size-asian="10.5pt" style:font-style-asian="normal" style:font-size-complex="12pt" style:font-style-complex="normal"/>
    </style:style>
    <style:style style:name="T191" style:family="text">
      <style:text-properties officeooo:rsid="0060c441"/>
    </style:style>
    <style:style style:name="T192" style:family="text">
      <style:text-properties officeooo:rsid="00627c82"/>
    </style:style>
    <style:style style:name="T193" style:family="text">
      <style:text-properties officeooo:rsid="006395f7"/>
    </style:style>
    <style:style style:name="T194" style:family="text">
      <style:text-properties officeooo:rsid="0067ceb0"/>
    </style:style>
    <style:style style:name="T195" style:family="text">
      <style:text-properties officeooo:rsid="006ae5fe"/>
    </style:style>
    <style:style style:name="T196" style:family="text">
      <style:text-properties officeooo:rsid="006b73fe"/>
    </style:style>
    <style:style style:name="T197" style:family="text">
      <style:text-properties officeooo:rsid="0086b9c1"/>
    </style:style>
    <style:style style:name="T198" style:family="text">
      <style:text-properties officeooo:rsid="00888eb9"/>
    </style:style>
    <style:style style:name="T199" style:family="text">
      <style:text-properties officeooo:rsid="00925143"/>
    </style:style>
    <style:style style:name="T200" style:family="text">
      <style:text-properties officeooo:rsid="00942538"/>
    </style:style>
    <style:style style:name="T201" style:family="text">
      <style:text-properties officeooo:rsid="009b940c"/>
    </style:style>
    <style:style style:name="T202" style:family="text">
      <style:text-properties officeooo:rsid="00acc966"/>
    </style:style>
    <style:style style:name="T203" style:family="text">
      <style:text-properties officeooo:rsid="00b3291e"/>
    </style:style>
    <style:style style:name="T204" style:family="text">
      <style:text-properties officeooo:rsid="00b8c69e"/>
    </style:style>
    <style:style style:name="T205" style:family="text">
      <style:text-properties officeooo:rsid="00bc220d"/>
    </style:style>
    <style:style style:name="T206" style:family="text">
      <style:text-properties fo:color="#ce181e" fo:font-style="italic" fo:font-weight="bold" officeooo:rsid="00bc220d" style:font-style-asian="italic" style:font-weight-asian="bold" style:font-style-complex="italic" style:font-weight-complex="bold"/>
    </style:style>
    <style:style style:name="T207" style:family="text">
      <style:text-properties fo:color="#ce181e" officeooo:rsid="00bc220d"/>
    </style:style>
    <style:style style:name="T208" style:family="text">
      <style:text-properties officeooo:rsid="00c16b88"/>
    </style:style>
    <style:style style:name="T209" style:family="text">
      <style:text-properties officeooo:rsid="00c3361a"/>
    </style:style>
    <style:style style:name="T210" style:family="text">
      <style:text-properties officeooo:rsid="00c44fcd"/>
    </style:style>
    <style:style style:name="T211" style:family="text">
      <style:text-properties officeooo:rsid="00c5cab9"/>
    </style:style>
    <style:style style:name="T212" style:family="text">
      <style:text-properties officeooo:rsid="00c66560"/>
    </style:style>
    <style:style style:name="T213" style:family="text">
      <style:text-properties officeooo:rsid="00ca7bfb"/>
    </style:style>
    <style:style style:name="T214" style:family="text">
      <style:text-properties officeooo:rsid="00caba84"/>
    </style:style>
    <style:style style:name="T215" style:family="text">
      <style:text-properties officeooo:rsid="00cacce4"/>
    </style:style>
    <style:style style:name="T216" style:family="text">
      <style:text-properties officeooo:rsid="00cdf13e"/>
    </style:style>
    <style:style style:name="T217" style:family="text">
      <style:text-properties officeooo:rsid="00d0a2e4"/>
    </style:style>
    <style:style style:name="T218" style:family="text">
      <style:text-properties officeooo:rsid="00d53df0"/>
    </style:style>
    <style:style style:name="T219" style:family="text">
      <style:text-properties officeooo:rsid="00d82104"/>
    </style:style>
    <style:style style:name="T220" style:family="text">
      <style:text-properties officeooo:rsid="00d91d86"/>
    </style:style>
    <style:style style:name="T221" style:family="text">
      <style:text-properties officeooo:rsid="00d934c2"/>
    </style:style>
    <style:style style:name="T222" style:family="text">
      <style:text-properties officeooo:rsid="00d9c975"/>
    </style:style>
    <style:style style:name="T223" style:family="text">
      <style:text-properties officeooo:rsid="00db2945"/>
    </style:style>
    <style:style style:name="T224" style:family="text">
      <style:text-properties officeooo:rsid="00dc1be5"/>
    </style:style>
    <style:style style:name="T225" style:family="text">
      <style:text-properties officeooo:rsid="00dc8fc0"/>
    </style:style>
    <style:style style:name="T226" style:family="text">
      <style:text-properties officeooo:rsid="00e02089"/>
    </style:style>
    <style:style style:name="T227" style:family="text">
      <style:text-properties officeooo:rsid="00e0f3d6"/>
    </style:style>
    <style:style style:name="T228" style:family="text">
      <style:text-properties officeooo:rsid="00e43bd7"/>
    </style:style>
    <style:style style:name="T229" style:family="text">
      <style:text-properties officeooo:rsid="00e8f1ed"/>
    </style:style>
    <style:style style:name="T230" style:family="text">
      <style:text-properties officeooo:rsid="00ea9c54"/>
    </style:style>
    <style:style style:name="T231" style:family="text">
      <style:text-properties officeooo:rsid="00ebf8b2"/>
    </style:style>
    <style:style style:name="T232" style:family="text">
      <style:text-properties officeooo:rsid="00ecb02e"/>
    </style:style>
    <style:style style:name="T233" style:family="text">
      <style:text-properties officeooo:rsid="00ef2f04"/>
    </style:style>
    <style:style style:name="T234" style:family="text">
      <style:text-properties officeooo:rsid="00ef9ee4"/>
    </style:style>
    <style:style style:name="T235" style:family="text">
      <style:text-properties officeooo:rsid="00f1ecf8"/>
    </style:style>
    <style:style style:name="T236" style:family="text">
      <style:text-properties officeooo:rsid="00f52089"/>
    </style:style>
    <style:style style:name="T237" style:family="text">
      <style:text-properties officeooo:rsid="00f56eb9"/>
    </style:style>
    <style:style style:name="T238" style:family="text">
      <style:text-properties officeooo:rsid="00f88dc3"/>
    </style:style>
    <style:style style:name="T239" style:family="text">
      <style:text-properties officeooo:rsid="00ff4eb5"/>
    </style:style>
    <style:style style:name="T240" style:family="text">
      <style:text-properties officeooo:rsid="010024dd"/>
    </style:style>
    <style:style style:name="T241" style:family="text">
      <style:text-properties officeooo:rsid="01018fdd"/>
    </style:style>
    <style:style style:name="T242" style:family="text">
      <style:text-properties officeooo:rsid="0101b7b6"/>
    </style:style>
    <style:style style:name="T243" style:family="text">
      <style:text-properties officeooo:rsid="01030b0f"/>
    </style:style>
    <style:style style:name="T244" style:family="text">
      <style:text-properties officeooo:rsid="01031b4d"/>
    </style:style>
    <style:style style:name="T245" style:family="text">
      <style:text-properties officeooo:rsid="010622b0"/>
    </style:style>
    <style:style style:name="T246" style:family="text">
      <style:text-properties officeooo:rsid="010697b4"/>
    </style:style>
    <style:style style:name="T247" style:family="text">
      <style:text-properties officeooo:rsid="010a43f9"/>
    </style:style>
    <style:style style:name="T248" style:family="text">
      <style:text-properties officeooo:rsid="010ba93a"/>
    </style:style>
    <style:style style:name="T249" style:family="text">
      <style:text-properties officeooo:rsid="010d76b0"/>
    </style:style>
    <style:style style:name="T250" style:family="text">
      <style:text-properties officeooo:rsid="010fae8d"/>
    </style:style>
    <style:style style:name="T251" style:family="text">
      <style:text-properties officeooo:rsid="01116128"/>
    </style:style>
    <style:style style:name="T252" style:family="text">
      <style:text-properties officeooo:rsid="0112cd37"/>
    </style:style>
    <style:style style:name="T253" style:family="text">
      <style:text-properties officeooo:rsid="01136088"/>
    </style:style>
    <style:style style:name="T254" style:family="text">
      <style:text-properties officeooo:rsid="01159c99"/>
    </style:style>
    <style:style style:name="T255" style:family="text">
      <style:text-properties officeooo:rsid="01174d94"/>
    </style:style>
    <style:style style:name="T256" style:family="text">
      <style:text-properties officeooo:rsid="0118ee18"/>
    </style:style>
    <style:style style:name="T257" style:family="text">
      <style:text-properties officeooo:rsid="011a0d1f"/>
    </style:style>
    <style:style style:name="T258" style:family="text">
      <style:text-properties style:font-size-asian="10.5pt"/>
    </style:style>
    <style:style style:name="T259" style:family="text">
      <style:text-properties officeooo:rsid="011c6096" style:font-size-asian="10.5pt"/>
    </style:style>
    <style:style style:name="T260" style:family="text">
      <style:text-properties officeooo:rsid="011d5bd9" style:font-size-asian="10.5pt"/>
    </style:style>
    <style:style style:name="T261" style:family="text">
      <style:text-properties officeooo:rsid="011ef989" style:font-size-asian="10.5pt"/>
    </style:style>
    <style:style style:name="T262" style:family="text">
      <style:text-properties officeooo:rsid="012121b6" style:font-size-asian="10.5pt"/>
    </style:style>
    <style:style style:name="T263" style:family="text">
      <style:text-properties officeooo:rsid="01253c05" style:font-size-asian="10.5pt"/>
    </style:style>
    <style:style style:name="T264" style:family="text">
      <style:text-properties officeooo:rsid="014ae792" style:font-size-asian="10.5pt"/>
    </style:style>
    <style:style style:name="T265" style:family="text">
      <style:text-properties officeooo:rsid="0177f746" style:font-size-asian="10.5pt"/>
    </style:style>
    <style:style style:name="T266" style:family="text">
      <style:text-properties officeooo:rsid="017b222e" style:font-size-asian="10.5pt"/>
    </style:style>
    <style:style style:name="T267" style:family="text">
      <style:text-properties style:text-line-through-style="none" style:text-line-through-type="none" style:font-size-asian="10.5pt"/>
    </style:style>
    <style:style style:name="T268" style:family="text">
      <style:text-properties officeooo:rsid="011d5bd9"/>
    </style:style>
    <style:style style:name="T269" style:family="text">
      <style:text-properties officeooo:rsid="011ef989"/>
    </style:style>
    <style:style style:name="T270" style:family="text">
      <style:text-properties officeooo:rsid="0120121d"/>
    </style:style>
    <style:style style:name="T271" style:family="text">
      <style:text-properties officeooo:rsid="01253c05"/>
    </style:style>
    <style:style style:name="T272" style:family="text">
      <style:text-properties officeooo:rsid="012abcca"/>
    </style:style>
    <style:style style:name="T273" style:family="text">
      <style:text-properties officeooo:rsid="012d337c"/>
    </style:style>
    <style:style style:name="T274" style:family="text">
      <style:text-properties officeooo:rsid="012f1ee2"/>
    </style:style>
    <style:style style:name="T275" style:family="text">
      <style:text-properties officeooo:rsid="0133cd1d"/>
    </style:style>
    <style:style style:name="T276" style:family="text">
      <style:text-properties officeooo:rsid="01355d4d"/>
    </style:style>
    <style:style style:name="T277" style:family="text">
      <style:text-properties officeooo:rsid="013673a3"/>
    </style:style>
    <style:style style:name="T278" style:family="text">
      <style:text-properties officeooo:rsid="013ca629"/>
    </style:style>
    <style:style style:name="T279" style:family="text">
      <style:text-properties officeooo:rsid="01435944"/>
    </style:style>
    <style:style style:name="T280" style:family="text">
      <style:text-properties officeooo:rsid="01455cff"/>
    </style:style>
    <style:style style:name="T281" style:family="text">
      <style:text-properties officeooo:rsid="0146cc45"/>
    </style:style>
    <style:style style:name="T282" style:family="text">
      <style:text-properties officeooo:rsid="0149dfb1"/>
    </style:style>
    <style:style style:name="T283" style:family="text">
      <style:text-properties officeooo:rsid="014ae792"/>
    </style:style>
    <style:style style:name="T284" style:family="text">
      <style:text-properties officeooo:rsid="01303435"/>
    </style:style>
    <style:style style:name="T285" style:family="text">
      <style:text-properties officeooo:rsid="01538f16"/>
    </style:style>
    <style:style style:name="T286" style:family="text">
      <style:text-properties fo:language="et" fo:country="EE" officeooo:rsid="01538f16"/>
    </style:style>
    <style:style style:name="T287" style:family="text">
      <style:text-properties fo:language="et" fo:country="EE" fo:font-weight="normal" officeooo:rsid="01590212" style:font-weight-asian="normal" style:font-weight-complex="normal"/>
    </style:style>
    <style:style style:name="T288" style:family="text">
      <style:text-properties fo:language="et" fo:country="EE" fo:font-weight="bold" officeooo:rsid="01590212" style:font-weight-asian="bold" style:font-weight-complex="bold"/>
    </style:style>
    <style:style style:name="T289" style:family="text">
      <style:text-properties officeooo:rsid="01557683"/>
    </style:style>
    <style:style style:name="T290" style:family="text">
      <style:text-properties officeooo:rsid="0157eafc"/>
    </style:style>
    <style:style style:name="T291" style:family="text">
      <style:text-properties officeooo:rsid="01590212"/>
    </style:style>
    <style:style style:name="T292" style:family="text">
      <style:text-properties officeooo:rsid="015a8a68"/>
    </style:style>
    <style:style style:name="T293" style:family="text">
      <style:text-properties officeooo:rsid="015aafb5"/>
    </style:style>
    <style:style style:name="T294" style:family="text">
      <style:text-properties officeooo:rsid="015be61a"/>
    </style:style>
    <style:style style:name="T295" style:family="text">
      <style:text-properties officeooo:rsid="015c365a"/>
    </style:style>
    <style:style style:name="T296" style:family="text">
      <style:text-properties officeooo:rsid="0162d7c6"/>
    </style:style>
    <style:style style:name="T297" style:family="text">
      <style:text-properties officeooo:rsid="0162e6b5"/>
    </style:style>
    <style:style style:name="T298" style:family="text">
      <style:text-properties officeooo:rsid="01677a13"/>
    </style:style>
    <style:style style:name="T299" style:family="text">
      <style:text-properties officeooo:rsid="016b71cb"/>
    </style:style>
    <style:style style:name="T300" style:family="text">
      <style:text-properties officeooo:rsid="016b8e82"/>
    </style:style>
    <style:style style:name="T301" style:family="text">
      <style:text-properties officeooo:rsid="016ca5fd"/>
    </style:style>
    <style:style style:name="T302" style:family="text">
      <style:text-properties officeooo:rsid="016e7241"/>
    </style:style>
    <style:style style:name="T303" style:family="text">
      <style:text-properties officeooo:rsid="01717d53"/>
    </style:style>
    <style:style style:name="T304" style:family="text">
      <style:text-properties officeooo:rsid="0175e5ae"/>
    </style:style>
    <style:style style:name="T305" style:family="text">
      <style:text-properties officeooo:rsid="0177f746"/>
    </style:style>
    <style:style style:name="T306" style:family="text">
      <style:text-properties officeooo:rsid="0178152e"/>
    </style:style>
    <style:style style:name="T307" style:family="text">
      <style:text-properties officeooo:rsid="01807f9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2"/>
      <text:p text:style-name="P142"/>
      <text:p text:style-name="P143"><text:s text:c="31"/></text:p>
      <text:p text:style-name="P143"/>
      <text:p text:style-name="P143"/>
      <text:p text:style-name="P143"><text:s text:c="21"/><text:span text:style-name="T1"><text:s text:c="5"/></text:span><text:span text:style-name="T2"><text:s text:c="5"/>Muusikamälu versiooni 1.</text:span><text:span text:style-name="T3">2.</text:span><text:span text:style-name="T4">2.X</text:span><text:span text:style-name="T2"> juhend</text:span></text:p>
      <text:p text:style-name="P2"/>
      <text:p text:style-name="P143"/>
      <text:p text:style-name="P101">Praegune programmi versioon <text:span text:style-name="T202">1.2.2.X </text:span>on <text:span text:style-name="T202">(endiselt) </text:span>esialgne, s.t. siin tuleb paratamatult teha palju muudatusi. <text:span text:style-name="T285">Püüan hoida juhendit enam-vähem sünkroonis väljastatavate versioonidega. Seetõttu muutuvad siin aeg ajalt versiooninumbrid juhendis.</text:span></text:p>
      <text:p text:style-name="P101"/>
      <text:p text:style-name="P102">Üldidee: </text:p>
      <text:p text:style-name="P3"/>
      <text:p text:style-name="P143"><text:span text:style-name="T166">Tahan p</text:span>akkuda kasutajale mitmesuguseid töövahendeid muusika <text:span text:style-name="T94">õpetamisel / </text:span>õppimisel / <text:span text:style-name="T226">muusikaga tegelemisel</text:span>. <text:line-break/>Algselt plaanisin teha vaid paaride valiku programmi standardse helirea</text:p>
      <text:p text:style-name="P143"><text:span text:style-name="T21">Do Re Mi Fa Sol La Si Do .</text:span>.. jaoks. <text:span text:style-name="T203">Sellest sai nn.</text:span> <text:span text:style-name="T71">„</text:span><text:span text:style-name="T90">P</text:span><text:span text:style-name="T71">aaride mäng”</text:span><text:line-break/>Seejärel tuli mõte pakkuda kasutajale võimalust <text:span text:style-name="T167">segipaisatud </text:span>helirida <text:span text:style-name="T167">õigesse</text:span> järjestusse panna ning luua omi heliridasid / akordide järjestusi, <text:span text:style-name="T167">mida korrastada. Sellest sai</text:span><text:span text:style-name="T91"> „J</text:span><text:span text:style-name="T72">ärjestusmäng”</text:span><text:span text:style-name="T76">.</text:span><text:line-break/><text:span text:style-name="T203">Igasuguste helijärjestuste tekitamiseks </text:span><text:s/><text:span text:style-name="T203">vajasin </text:span>lõpuks enesele <text:span text:style-name="T71">MIDI </text:span><text:span text:style-name="T84">redaktorit.</text:span><text:span text:style-name="T159"> <text:line-break/>Praegu olen selle abiga toimima saanud </text:span><text:span text:style-name="T71">„</text:span><text:span text:style-name="T75">Laulge kaasa”</text:span><text:span text:style-name="T202"> mängu. Kes teab - omal ajal oli selline populaarne nootide seeria koos tekstidega ja tänase päevani on need noodid väga kasutusel. <text:s/><text:line-break/>Praegune versioon on täiesti vaba kasutamiseks. Programmi kood ei ole praegu vaba. </text:span></text:p>
      <text:p text:style-name="P145"/>
      <text:p text:style-name="P159">Kõik ideed, ka tõsine kriitika, on väga teretulnud. </text:p>
      <text:p text:style-name="P159"><text:span text:style-name="T202">Saatke oma märkused minu meilile </text:span><text:a xlink:type="simple" xlink:href="mailto:ssekeldaja@hot.ee" text:style-name="Internet_20_link" text:visited-style-name="Visited_20_Internet_20_Link"><text:span text:style-name="T202">ssekeldaja@hot.ee </text:span></text:a><text:span text:style-name="T202"><text:s/>või ka </text:span></text:p>
      <text:p text:style-name="P159"><text:a xlink:type="simple" xlink:href="mailto:toomas.leib@gmail.com" text:style-name="Internet_20_link" text:visited-style-name="Visited_20_Internet_20_Link"><text:span text:style-name="T202">toomas.leib@gmail.com</text:span></text:a></text:p>
      <text:p text:style-name="P160">Aeg ajalt annan uuest programmi väljaandest märku blogis</text:p>
      <text:p text:style-name="P159"><text:a xlink:type="simple" xlink:href="mailto:sekeldaja@blogspot.com" text:style-name="Internet_20_link" text:visited-style-name="Visited_20_Internet_20_Link"><text:span text:style-name="T202">sekeldaja@blogspot.com</text:span></text:a><text:span text:style-name="T202">.<text:line-break/>Tõsi, enamik aega tegelen seal muusikaga või mõne teise maailmamurega.<text:line-break/> </text:span><text:s/></text:p>
      <text:p text:style-name="P191"><text:line-break/></text:p>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text:soft-page-break/>I Install:</text:p>
      <text:p text:style-name="P148"/>
      <text:p text:style-name="P190">Minu programmi leiate (tõenäoliselt olete seda lingi põhjal juba teinud) github aadressilt</text:p>
      <text:p text:style-name="P219"><text:a xlink:type="simple" xlink:href="https://github.com/muusikamalu/MuusikamaluDebug" text:style-name="Internet_20_link" text:visited-style-name="Visited_20_Internet_20_Link"><text:span text:style-name="T286">https://github.com/muusikamalu/MuusikamaluDebug</text:span></text:a></text:p>
      <text:p text:style-name="P194">Sellel lingil klõpsates näete Github -s tüüpilist projektide allalaadimise akent:</text:p>
      <text:p text:style-name="P194"/>
      <text:p text:style-name="P194"><draw:frame draw:style-name="fr1" draw:name="Pilt12" text:anchor-type="paragraph" svg:x="0cm" svg:y="0cm" svg:width="17cm" svg:height="9.557cm" draw:z-index="4"><draw:image xlink:href="Pictures/1000000000000556000003008C574BC125505329.png" xlink:type="simple" xlink:show="embed" xlink:actuate="onLoad" loext:mime-type="image/png"/></draw:frame></text:p>
      <text:p text:style-name="P192">Ülaltoodud pilt on versioonist 1.2.<text:span text:style-name="T290">2</text:span>.<text:span text:style-name="T290">2</text:span> (praeguse juhendi lugemisel on see asendunud 1.2.2.<text:span text:style-name="T290">X</text:span> -ga).</text:p>
      <text:p text:style-name="P193">Sarnase pildi leiate kõikide github vabavaralist projektide allalaadimisel, vasakul pool saate üksikfaile ja kaustu uurida / alla laadida, näiteks praeguse juhendi <text:span text:style-name="T292">faili selle projektiga</text:span> tutvumiseks. Programmi allalaadimiseks aga on vaja kasutada paremal ülaosas olevat nuppu<text:line-break/><text:span text:style-name="T71">„Clone or download”</text:span>. <text:span text:style-name="T289">Kloneerimine koos git mingi versiooniga</text:span> pole tavakasutajale vajalik, kuigi võimalik, et mugandada igasuguste vabavaraliste programmide allalaadimist , nii et <text:span text:style-name="T69">valige</text:span> nupul klõpsates variant <text:s/><text:span text:style-name="T71">„Download zip” </text:span><text:span text:style-name="T99">ja </text:span><text:span text:style-name="T95">salvestage fail. </text:span><text:span text:style-name="T99">Teie </text:span><text:span text:style-name="T95">sirvija, näiteks Firefox paneb selle allalaaditavate failide kausta. <text:line-break/>Selle </text:span><text:span text:style-name="T101">kausta</text:span><text:span text:style-name="T95"> saab firefox -s kätte </text:span><text:span text:style-name="T99">ülal paremal <text:s/></text:span><text:span text:style-name="T67">„nool alla”</text:span><text:span text:style-name="T99"> märgi alt. Kopeerige allalaaditud fail <text:line-break/>teile sobivasse kausta, näiteks </text:span><text:span text:style-name="T67">Desktop\muusikam</text:span><text:span text:style-name="T68">ä</text:span><text:span text:style-name="T67">lu</text:span><text:span text:style-name="T99"> kausta, </text:span><text:span text:style-name="T100">hiire parema klahvi abiga saab selle faili sisu pakkida lahti. </text:span><text:span text:style-name="T99"><text:line-break/>Märkus: .ZIP fail lahtipakkimisel pannakse kogu </text:span><text:span text:style-name="T102">projekti </text:span><text:span text:style-name="T99">sisu omaette kausta, nii et kui kogemata unustate eraldi kausta tegemise ei teki kuhugi teise kohta, näiteks desktopile, võõrfailide uputust. </text:span></text:p>
      <text:p text:style-name="P204">Märkus:</text:p>
      <text:p text:style-name="P203">Programm praegu ei ole sobiv Apple arvutitel käivitamiseks.</text:p>
      <text:p text:style-name="P147"><text:span text:style-name="T93">Pärast programmi allalaadimist ning lahtipakkimist võib </text:span><text:span text:style-name="T72">Muusikamalu.exe</text:span><text:span text:style-name="T93"> käivitamisel<text:line-break/>arvuti hakata uuendama .NET teeke. Enne võib arvuti küsida üle, kas te kindlasti ikkagi tahate seda programmi käivitada. </text:span></text:p>
      <text:p text:style-name="P195">Kui .NET teegid on uuendamata, siis <text:span text:style-name="T299">u</text:span>uendamise jaoks varuge veidi kannatust, see võib võtta mõni minut, kuid kindlasti on arvutile uuendatud .NET versiooni allalaadimine mõistlik – uuendatud .NET versiooni saavad kasutada ka teised C# uuemates versioonides arendatud programmid.</text:p>
      <text:p text:style-name="P196"><text:span text:style-name="T71">Programmi deinstalleerimine</text:span> on väga lihtne: <text:span text:style-name="T21">Muusikamalu.exe</text:span> sisaldav kaust koos alamkaustadega <text:s/>tuleb lihtsalt eemaldada. Peale .NET uuendustega kaasnevate failide ei ole ma <text:soft-page-break/>praegu pidanud lisama mujale mingeid täiendavaid faile ega muutma arvuti konfiguratsiooni.<text:line-break/>Koos installiga on praegu kaasas ka mõned minu sisestatud laulud projekti alamkaustades (<text:span text:style-name="T21">Jõululaulud, Valgre</text:span> ...). Lugude laiendiks on Json. </text:p>
      <text:p text:style-name="P146"/>
      <text:p text:style-name="P152"/>
      <text:p text:style-name="P212">II <text:s/><text:span text:style-name="T279">Tiliseb, tiliseb aisakell</text:span></text:p>
      <text:p text:style-name="P150"/>
      <text:p text:style-name="P187"><draw:frame draw:style-name="fr2" draw:name="Pilt1" text:anchor-type="paragraph" svg:width="17cm" svg:height="9.245cm" draw:z-index="5"><draw:image xlink:href="Pictures/100000000000041A0000023BEA6D4FEFD3DFA6E7.png" xlink:type="simple" xlink:show="embed" xlink:actuate="onLoad" loext:mime-type="image/png"/></draw:frame><text:line-break/></text:p>
      <text:p text:style-name="P176"><text:span text:style-name="T179">P</text:span><text:span text:style-name="T177">ärast </text:span><text:span text:style-name="T179">programmi käivitamist </text:span><text:span text:style-name="T177">avaneb teile </text:span><text:span text:style-name="T179">mäng </text:span><text:span text:style-name="T185">Laulge kaasa</text:span><text:span text:style-name="T179">, kus saab kaasa laulda</text:span><text:span text:style-name="T177"><text:line-break/></text:span><text:span text:style-name="T190">Leo Wirkhausi </text:span><text:span text:style-name="T186">„Tiliseb, tiliseb aisakell”</text:span><text:span text:style-name="T185"> </text:span><text:span text:style-name="T186">laulu.</text:span><text:span text:style-name="T187"> </text:span><text:span text:style-name="T180"><text:line-break/>Seda esitust võiks hakata kohe paremaks tegema <text:s/></text:span><text:span text:style-name="T187">MIDI redaktor</text:span><text:span text:style-name="T180"> nupu abil, või valida kõvakettalt <text:line-break/></text:span><text:span text:style-name="T187">Võta kettalt</text:span><text:span text:style-name="T180"> käsu abiga kaasapandud laulude seast mõni teine, näiteks </text:span><text:span text:style-name="T187">„Piparkoogipoisid”</text:span><text:span text:style-name="T180">.</text:span></text:p>
      <text:p text:style-name="P207"><text:span text:style-name="T37">Paaride mängu</text:span><text:span text:style-name="T204"> ja </text:span><text:span text:style-name="T37">Järjestusmängu </text:span><text:span text:style-name="T204">jaoks võtke helirida <text:s/></text:span><text:span text:style-name="T37">Vali helirida </text:span><text:span text:style-name="T107">nupu alt. Sealt</text:span><text:span text:style-name="T204"> saate kätte tavalise heliredeli või heliredeli toone mööda tõusvad akordid ühe oktavi ulatuses. Neist mängudest ja programmi praegusest konfiguratsioonist lähemalt allpool.<text:line-break/></text:span><text:span text:style-name="T125">[</text:span><text:span text:style-name="T148">Selleks, et </text:span><text:span text:style-name="T149">kaasapandud</text:span><text:span text:style-name="T148"> lugudega oleks hea Paaride mängu ja Järjestusmängu mängida, minge MIDI redaktorisse, eemaldage 1. akordilt salmikordus ja vajutage OK, siis saab nende lugudega ka mälumänge mängida ...muidu tuleb liiga palju korduvaid elemente, mis muudab mängu tüütuks. </text:span><text:span text:style-name="T149">Taktide arv ühe meloodiajupi jaoks võiks ka olla suurem, näiteks 2 </text:span><text:span text:style-name="T125">]</text:span></text:p>
      <text:p text:style-name="P205"><text:span text:style-name="T205">Laulu/loo mängitamiseks on 4 nuppu, tavalised </text:span><text:span text:style-name="T38">mängi</text:span><text:span text:style-name="T205"> ja </text:span><text:span text:style-name="T38">stop</text:span><text:span text:style-name="T205"> nupp ei vaja selgitust, nende vahel aga on </text:span></text:p>
      <text:p text:style-name="P206"><text:span text:style-name="T206">„&gt;...|||”</text:span><text:span text:style-name="T207"> </text:span><text:span text:style-name="T205"><text:s/>ja </text:span><text:span text:style-name="T206">„|||&gt;...”</text:span><text:span text:style-name="T205"> nupud. Mõtteliselt</text:span><text:span text:style-name="T77"> |||</text:span><text:span text:style-name="T205"> tähistab laulu kursorit - <text:s/>takti ja akordi, kus laul parajasti on - <text:s/>ja nupud vastavalt mängimist </text:span><text:span text:style-name="T38">kuni kursorini</text:span><text:span text:style-name="T205"> / </text:span><text:span text:style-name="T38">kursorist alates</text:span><text:span text:style-name="T205">.<text:line-break/>Kursorit saab liigutada laulu teksti pidi liikudes nooleklahvide, hiireklõpsude või kerimisriba abiga.<text:line-break/>Klaveripaneel üritab näidata parajasti kursori asukohas olevaid akorde.<text:line-break/>Põhiakna paremas nurgas näete teose kogupikkust ja kursori ajalist asukohta teoses. Päris täpset kursori ajalist seisu näeb, kui hiirega liikuda aega näitava lipiku kohale. <text:line-break/></text:span><text:span text:style-name="T126">See </text:span><text:span text:style-name="T128">aeg </text:span><text:span text:style-name="T130">täpselt </text:span><text:span text:style-name="T126">ei vasta </text:span><text:span text:style-name="T128">teose </text:span><text:span text:style-name="T130">reaalsele </text:span><text:span text:style-name="T128">kulgemise</text:span><text:span text:style-name="T130">le, mis </text:span><text:span text:style-name="T126">võib isegi erinevatel arvutitel tulla erinev.<text:line-break/>Programm võib mõningase aja kulutada oma vahepealsetele tegevustele, </text:span><text:span text:style-name="T129">praeguses </text:span><text:span text:style-name="T130">põhi</text:span><text:span text:style-name="T127">aknas läheb </text:span><text:span text:style-name="T129">selleks </text:span><text:span text:style-name="T127">vähem aega, MIDI redaktoris rohkem, </text:span><text:span text:style-name="T129">optimiseerimise järel see ajakulu võib muutuda, </text:span><text:span text:style-name="T126">mistõttu päris täpne see aeg </text:span><text:span text:style-name="T127">kunagi </text:span><text:span text:style-name="T126">ei ole. </text:span><text:span text:style-name="T131">Seda </text:span><text:span text:style-name="T132">aga </text:span><text:span text:style-name="T131">saab programmeerimise nippidega vähendada ja see on 1.X versioonides plaanis. </text:span><text:span text:style-name="T126"><text:line-break/> Samas on see täpne siis, kui tekitada teosest MIDI väljund </text:span><text:span text:style-name="T143">ja MIDI faile mängiv program teeb seda, mida talt </text:span><text:soft-page-break/><text:span text:style-name="T143">oodatakse – mängib MIDI faile täpselt .</text:span><text:span text:style-name="T126"> Se</text:span><text:span text:style-name="T131">lle väljundi loomine on samuti plaanis. </text:span><text:span text:style-name="T128">Btw. 2.X versioonid mul mõtteliselt tähistavad kohta, kus näete ka noodigraafikat.</text:span></text:p>
      <text:p text:style-name="P206"><text:span text:style-name="T205"><text:line-break/></text:span><text:span text:style-name="T78">Algtempo:</text:span></text:p>
      <text:p text:style-name="P209">Kohe saate sättida <text:span text:style-name="T209">teose</text:span> tempot, see on ühe „<text:span text:style-name="T39">ta”</text:span><text:span text:style-name="T212"> ehk veerandnoodi </text:span>kestus millisekundites.</text:p>
      <text:p text:style-name="P209"><text:span text:style-name="T209">Vanasti nimetati seda ka sammnoodiks. (vt. lähemalt </text:span><text:a xlink:type="simple" xlink:href="https://www.taskutark.ee/m/noodipikkused/" text:style-name="Internet_20_link" text:visited-style-name="Visited_20_Internet_20_Link"><text:span text:style-name="T209">https://www.taskutark.ee/m/noodipikkused/</text:span></text:a><text:a xlink:type="simple" xlink:href="https://www.taskutark.ee/m/noodipikkused/" text:style-name="Internet_20_link" text:visited-style-name="Visited_20_Internet_20_Link"> </text:a><text:span text:style-name="T222">)</text:span></text:p>
      <text:p text:style-name="P198">PS! <text:span text:style-name="T209">tempo selles aknas on teose</text:span> algtempo, mille järgi sä<text:span text:style-name="T211">ti</text:span>takse ka ülejäänud tempomärgendid, kui neid on. <text:span text:style-name="T216">S</text:span>ellest edaspidi.</text:p>
      <text:p text:style-name="P198"/>
      <text:p text:style-name="P211">Muusikainstrumendid:</text:p>
      <text:p text:style-name="P208"/>
      <text:p text:style-name="P208">Valisin programmi praeguse versiooni tarbeks välja <text:span text:style-name="T291">mõnikümmend MIDI </text:span>instrumenti. <text:span text:style-name="T291">MIDI standardi kõiki instrumente saab lisada </text:span><text:span text:style-name="T62">„Programmi konf.” </text:span><text:span text:style-name="T119">nupu alt</text:span><text:span text:style-name="T62"> ja </text:span><text:span text:style-name="T119">mittevajalikke ka deaktiveerida, ära nad ei kao üheski laulus, kui neid on kasutatud, võite seda julgesti teha.</text:span></text:p>
      <text:p text:style-name="P208"><text:span text:style-name="T61">„Tiliseb, tiliseb aisakell” </text:span>on võib-olla meeshäälte jaoks liiga kõrge? Seda saab muu<text:span text:style-name="T211">t</text:span>a <text:span text:style-name="T21">transponeerimise </text:span>käskude abiga, see muudab kohe ära ka helistiku. Korraga muutub algtooni (ja ülejäänud loo) <text:span text:style-name="T212">heli</text:span>kõrgus poole tooni võrra. </text:p>
      <text:p text:style-name="P161"><text:span text:style-name="T212">Sellest, m</text:span>is <text:span text:style-name="T212">heli</text:span>kõrguste <text:span text:style-name="T212">vahemikus</text:span> pala <text:span text:style-name="T212">mängitakse, saab teada </text:span>vasakus all nurgas asuv<text:span text:style-name="T212">alt</text:span> lipik<text:span text:style-name="T212">ult</text:span> <text:span text:style-name="T21">„Klahv”</text:span>. Hiirega vastava klaveripaneeli klahvi peale liikudes näitab see ära klahvi noodikõrguse. <text:span text:style-name="T222">Uue m</text:span>uusikapala valikul või transponeerimisel klaveripaneeli ulatus automaatselt muutub. <text:line-break/></text:p>
      <text:p text:style-name="P153">Noo<text:span text:style-name="T210">tide tähistamine:</text:span></text:p>
      <text:p text:style-name="P161"/>
      <text:p text:style-name="P164">(Selle lõigu võite esmakordsel lugemisel jätta vahele)</text:p>
      <text:p text:style-name="P162">Nootide nimetamisel kasutan <text:span text:style-name="T280">praeguses versiooni 1.2.2.X -s 2 varianti: </text:span></text:p>
      <text:p text:style-name="P162"><text:span text:style-name="T70">1.</text:span><text:span text:style-name="T88"> </text:span><text:span text:style-name="T71">BACH</text:span> <text:span text:style-name="T292">või B/H </text:span>süsteem. <text:span text:style-name="T291">See on kasutusel Saksamaal ja kohati veel meil (akadeemilisemas seltskonnas). C noodile eelnev toonikõrgus, ehk C- duur helirea seitsmes aste on selles süsteemis</text:span><text:span text:style-name="T88"> H </text:span><text:span text:style-name="T291"><text:s/>ja madaldatud seitsmes aste </text:span><text:span text:style-name="T89">B</text:span><text:span text:style-name="T292">, mitte </text:span><text:span text:style-name="T89">Bb.</text:span></text:p>
      <text:p text:style-name="P177">Selle süsteemi põhiselt kasutatakse nootide kõrgendamise märkimisels sufiksit <text:span text:style-name="T71">„is”</text:span> ja madaldatud</text:p>
      <text:p text:style-name="P177">nootide jaoks sufiksit <text:span text:style-name="T71">„es”</text:span>, mis aga <text:span text:style-name="T21">E </text:span>noodi puhul annab <text:span text:style-name="T21">Es, A</text:span> noodi madaldamisel aga <text:span text:style-name="T21">As.</text:span></text:p>
      <text:p text:style-name="P177"/>
      <text:p text:style-name="P224"><text:span text:style-name="T287">2. </text:span><text:span text:style-name="T288">B/Bb</text:span><text:span text:style-name="T287"> süsteem (anglo – ameerika süsteem). C – duur helirea seitsmes aste on siin siis ikkagi </text:span><text:span text:style-name="T288">B</text:span><text:span text:style-name="T287"> ja madaldatud seitsmes aste </text:span><text:span text:style-name="T288">Bb</text:span><text:span text:style-name="T287">, nagu teistegi nootide madaldamisel. Kõrgendamises märkimiseks kasutatakse dieesi „♯” ja bemolli „</text:span>♭”<text:span text:style-name="T287">märke, mis enamasti - ka selles programmis <text:s/>on trell „#” ja „b”. </text:span></text:p>
      <text:p text:style-name="P163"/>
      <text:p text:style-name="P189">Mustade klahvide tähistamine</text:p>
      <text:p text:style-name="P163"/>
      <text:p text:style-name="P179">Programmi konfiguratsioonis saab märkida ära ka mustade klahvide tähistamise viisi. Iga musta klahvi (tegelikult iga tooni) saab märkida temale eelneva valge klahvi-tooni dieesina, või temale järgneva valge klahvi-tooni bemollina. <text:line-break/>Noodikirjas kehtivate standardite rakendamine oleks liialt keerukas olnud – faktiliselt range algoritm puudub, aga tegin sellise kompromissi:</text:p>
      <text:p text:style-name="P179">Saab valida kas </text:p>
      <text:p text:style-name="P180">a) kõiki mustasid klahve märkida dieesidena </text:p>
      <text:p text:style-name="P180">b) bemollidena<text:line-break/>c) programm üritab märkimise viisi tuletada lähtudes helistikust. Kui see ei õnnestu, siis aitab ehk a või b variant. </text:p>
      <text:p text:style-name="P200">Keda huvitab lähemalt, siis C duuris / A-mollis <text:s/>on D# / Eb tähistatud Eb-na, A# / Bb Bb-na,</text:p>
      <text:p text:style-name="P200">aga C#/Db, F#/Gb, G#/Ab <text:span text:style-name="T299">k</text:span>ui dieesid. <text:span text:style-name="T299">K</text:span>vindiringi pidi minnes F duuris / D mollis VEEL on</text:p>
      <text:p text:style-name="P200">üks diees, nimelt <text:span text:style-name="T294">F#, ja G-duuris / E-mollis üks bemoll, nimelt Bb. Muudes helistikes lähevad noodid kas dieesideks või bemollideks, vastavalt sellele, kus poolel kvindiringis helistik on, kas enne C-d (12) või pärast C-d.</text:span></text:p>
      <text:p text:style-name="P201"><text:soft-page-break/>Siin ma väga ootaksin spetsialistide kommentaare, ma ei leidnud praegu paremat kompromissi.</text:p>
      <text:p text:style-name="P201"/>
      <text:p text:style-name="P210">Ei ole teostatud</text:p>
      <text:p text:style-name="P178">d) variant, kus programm (võib-olla, ei ole üldse kindel, et see rakendub) kasutab ka teisi konventsioone, näiteks tõusva meloodia puhul dieesid, laskuva meloodia puhul bemollid etc...<text:line-break/><text:span text:style-name="T299">V</text:span>alikuid <text:span text:style-name="T299">a), b), c) </text:span>saate praegu sättida<text:span text:style-name="T21"> „Programmi konf.”</text:span> nupu alt.</text:p>
      <text:p text:style-name="P167"/>
      <text:p text:style-name="P167"><text:span text:style-name="T280">M</text:span>uusikalise notatsiooni erimärke praegu üritan vältida. <text:span text:style-name="T42">Unicode</text:span><text:span text:style-name="T208"> dieesi ja bemolli märgid on üldlevinud, aga teised muusikalise notatsiooni märgid ei ole ja nõuaksid arvutisse </text:span>võõrfontide installeerimist, <text:span text:style-name="T293">kuid bemolli märki asendab kenasti väike „b” ja dieesi märki „#” sümbol.</text:span></text:p>
      <text:p text:style-name="P164">Oktavi<text:span text:style-name="T299">t</text:span>e numbrid <text:span text:style-name="T212">kirjutatakse </text:span>noodi nimetuse järel<text:span text:style-name="T212">e</text:span>, nagu <text:span text:style-name="T295">rahvusvahelises</text:span> <text:span text:style-name="T210">süsteemis </text:span>on tavaks.</text:p>
      <text:p text:style-name="P165"/>
      <text:p text:style-name="P155">Häälte sisse- ja väljalülitamine</text:p>
      <text:p text:style-name="P166"/>
      <text:p text:style-name="P168"><text:span text:style-name="T71">Üks hääl</text:span> on selles programmi erineva pikkusega akordide järjestus.</text:p>
      <text:p text:style-name="P168"><text:span text:style-name="T133">Nii võib ühe partii sisestamisel vaja minna mitut häält. </text:span><text:span text:style-name="T146">S</text:span><text:span text:style-name="T133">elline süsteem oli kõige hõlpsamini programmeeritav.</text:span><text:line-break/>Iga akordi pikkus <text:span text:style-name="T217">(helivältus) </text:span>on mingi täis või murdarv. „<text:span text:style-name="T21">Ta” </text:span>noodi pikkus on pikkusega <text:span text:style-name="T213">1</text:span>, teise<text:span text:style-name="T213">d</text:span> noodipikkused on sellest tuletatud, <text:span text:style-name="T213">s.t. poolnoot </text:span><text:span text:style-name="T40">ta-a</text:span><text:span text:style-name="T213"> on pikkusega 2, </text:span><text:span text:style-name="T40">ta-a-a </text:span><text:span text:style-name="T213">3, tervenoot </text:span><text:span text:style-name="T40">ta-a-a-a</text:span><text:span text:style-name="T213"> 4. <text:s/><text:line-break/>Seevastu </text:span><text:span text:style-name="T40">ti-ti </text:span><text:span text:style-name="T213">pikkus on 1/2, </text:span><text:span text:style-name="T40">ti-ri-ti-ri</text:span><text:span text:style-name="T213"> nootide pikkus 1/4. <text:s/>Edasiste noodivältuste / pikkuste jaoks mugavaid nimetusi ma ei tuvastanud, peab rääkima ebamugavate </text:span><text:span text:style-name="T40">kolmekümnekahendiknoodid / kuuekümneneljandiknoodid </text:span><text:span text:style-name="T213">nimetuste abil (aga need noodid on muusikas täiesti tavalised!) </text:span><text:a xlink:type="simple" xlink:href="https://en.wikipedia.org/wiki/Counting_(music" text:style-name="Internet_20_link" text:visited-style-name="Visited_20_Internet_20_Link"><text:span text:style-name="T213">https://en.wikipedia.org/wiki/Counting_(music</text:span></text:a><text:a xlink:type="simple" xlink:href="https://en.wikipedia.org/wiki/Counting_(music)" text:style-name="Internet_20_link" text:visited-style-name="Visited_20_Internet_20_Link"><text:span text:style-name="T213">)</text:span></text:a><text:span text:style-name="T213"><text:line-break/>Programm saab teose sisestamisel mugavalt hakkama kuni noodipikkusteni 1/16, s.t. </text:span><text:span text:style-name="T46">kuuekümneneljandiknootideni. </text:span><text:span text:style-name="T217">Vajadusel saab seda veelgi peenemaks mugandada, Beethovenil Pateetilise jaoks läheks vaja </text:span><text:span text:style-name="T46">sajakahekümnekaheksandiknoote.</text:span><text:span text:style-name="T217"><text:line-break/></text:span></text:p>
      <text:p text:style-name="P169">Praegu on programmis 4 häält. <text:span text:style-name="T227">S</text:span>eda saab edaspidi suurendada. Erinevaid hääli saab vajadusel sisse ja välja lülitada, nii kuulamiseks kui klaveril vaatamiseks. <text:span text:style-name="T214">Seda saab teha isegi teose mängimise ajal, aga teisi nuppe, v.a. muidugi</text:span><text:span text:style-name="T41"> stop</text:span><text:span text:style-name="T214">, ei saa teose mängimise ajal kasutada.</text:span></text:p>
      <text:p text:style-name="P175">Iga hääle jaoks on klaveril näitamiseks oma värv. I hääl on punane, II roheline, III sinine (RGB süsteemi järgi), IV hääle tooniks valisin tumehalli, iga kombinatsioon võiks anda erineva tooni, <text:line-break/>3. esimest häält RGB süsteemi kohaselt, IV häälega kombineerisin mingid toonid kokku.<text:line-break/>Vajadusel saab seda kõike muuta konfigureeritavaks. Seda, mis värv tulemuseks saab, seda näitab siltide „Heli” ja „Näita” tagapõhjavärv.<text:line-break/> <text:line-break/></text:p>
      <text:p text:style-name="P170"><text:span text:style-name="T152">I</text:span><text:span text:style-name="T154">II Paaride- </text:span><text:span text:style-name="T155">ja järjestamise </text:span><text:span text:style-name="T154">mäng</text:span><text:span text:style-name="T155">ud</text:span><text:span text:style-name="T215"><text:line-break/><text:line-break/>Teeme nüüd läbi ühe paaride mängu tavalise C-duur heliredeli peal.</text:span></text:p>
      <text:p text:style-name="P199"><text:span text:style-name="T281">Laulude laulmise juurde</text:span> saab pärast mängimist soovi korral tagasi „võta kettalt” nupu abiga.</text:p>
      <text:p text:style-name="P171">Et saada mingit heliredelit (või mingeid kindlaid tüüpe akorde, mille algnoodid kulgevad heliredelit pidi), käivitage nupp <text:span text:style-name="T21">„Vali helirida”. </text:span></text:p>
      <text:p text:style-name="P183">Saate helirea valimise akna:</text:p>
      <text:p text:style-name="P183"/>
      <text:p text:style-name="P183"><draw:frame draw:style-name="fr3" draw:name="Pilt9" text:anchor-type="paragraph" svg:width="12.674cm" svg:height="6.271cm" draw:z-index="0"><draw:image xlink:href="Pictures/10000000000001DF000000EDE9A871F15ABC91ED.png" xlink:type="simple" xlink:show="embed" xlink:actuate="onLoad" loext:mime-type="image/png"/></draw:frame></text:p>
      <text:p text:style-name="P188"/>
      <text:p text:style-name="P149"/>
      <text:p text:style-name="P149"/>
      <text:p text:style-name="P149"/>
      <text:p text:style-name="P144"/>
      <text:p text:style-name="P144"><text:soft-page-break/></text:p>
      <text:p text:style-name="P144"/>
      <text:p text:style-name="P186">Valige algusnoodiks C4 (60 MIDI numeratsioonis), see on klaveri keskel olev algusnoot.</text:p>
      <text:p text:style-name="P186">Helirea mood võib-<text:span text:style-name="T218">o</text:span>lla mažoorne või minoorne ja lisavõimalusena kromaatiline <text:span text:style-name="T218">(kes</text:span> ei tea, uurige:<text:line-break/>vt. <text:a xlink:type="simple" xlink:href="https://et.wikipedia.org/wiki/Kromaatiline_helirida" text:style-name="Internet_20_link" text:visited-style-name="Visited_20_Internet_20_Link">https://et.wikipedia.org/wiki/Kromaatiline_helirida</text:a><text:span text:style-name="T218">).<text:line-break/>Mängimise alustamiseks valige akordi tüübiks „</text:span><text:span text:style-name="T48">Üks toon</text:span><text:span text:style-name="T218">”, teistest võimalustest akordide loomaaias räägin lähemalt edaspidi. Klõpsake Ok, valiga </text:span><text:span text:style-name="T48">tab</text:span><text:span text:style-name="T218"> „</text:span><text:span text:style-name="T48">paaride mäng”</text:span><text:span text:style-name="T218"> ja üritage leida igale toonile oma paariline.</text:span></text:p>
      <text:p text:style-name="P186"/>
      <text:p text:style-name="P186"><draw:frame draw:style-name="fr4" draw:name="Pilt10" text:anchor-type="paragraph" svg:width="17cm" svg:height="9.245cm" draw:z-index="6"><draw:image xlink:href="Pictures/100000000000041A0000023BAC6E866901A03CC0.png" xlink:type="simple" xlink:show="embed" xlink:actuate="onLoad" loext:mime-type="image/png"/></draw:frame></text:p>
      <text:p text:style-name="P197">PS! Mängimise nupu kõrvale on tekkinud klaveri ikoon – kes oma muusikalist mälu ei usalda, kasutage visuaalset mälu, klaveri nupu abiga näidatakse koos tooniga koh<text:span text:style-name="T299">t</text:span>, kus seda klaveril saab tekitada.<text:line-break/>(Selle võimaluse võib teha konfigureeritavaks.)</text:p>
      <text:p text:style-name="P197"><draw:frame draw:style-name="fr1" draw:name="Pilt11" text:anchor-type="paragraph" svg:x="0.658cm" svg:y="0.25cm" svg:width="14.415cm" svg:height="7.839cm" draw:z-index="7"><draw:image xlink:href="Pictures/100000000000041A0000023BFBA49105D11FB57A.png" xlink:type="simple" xlink:show="embed" xlink:actuate="onLoad" loext:mime-type="image/png"/></draw:frame></text:p>
      <text:p text:style-name="P185"><text:soft-page-break/><text:span text:style-name="T219">Eduka mängu läbimise korral saate ülaltoodud aknale sarnase akna.<text:line-break/>Kui tahate jõudu proovida mingi muusikapala juppide – taktide järjestamisel, võite alustada </text:span><text:span text:style-name="T43">Harjutuste</text:span><text:span text:style-name="T219"> alamkaustas peituva looga </text:span><text:span text:style-name="T43">Rongisoit1</text:span><text:span text:style-name="T219">. </text:span><text:span text:style-name="T144">[ või eemaldage soovitud mängimise laulul salmikordused ]</text:span><text:span text:style-name="T281"><text:line-break/>Õigete paaride tuvastamisel näidatakse taktide numbrid, mis te olete paari pannud. Selles loos on mõned taktid ühesugused ja programm tuvastab ka selle, s.t. saate paari panna ka muusikapalas erinevatel kohtadel olevad taktid, kui nad on täpselt identsed.</text:span></text:p>
      <text:p text:style-name="P185"/>
      <text:p text:style-name="P185"><draw:frame draw:style-name="fr2" draw:name="Pilt7" text:anchor-type="paragraph" svg:width="17cm" svg:height="9.245cm" draw:z-index="8"><draw:image xlink:href="Pictures/100000000000041A0000023BE841BFEC1389852B.png" xlink:type="simple" xlink:show="embed" xlink:actuate="onLoad" loext:mime-type="image/png"/></draw:frame></text:p>
      <text:p text:style-name="P184"><text:span text:style-name="T220">Kui pala on liiga pikk, saate pala juppide arvu vähendada, suurendades numbrit „</text:span><text:span text:style-name="T44">takte jagamisel</text:span><text:span text:style-name="T220">”.<text:line-break/>Mitmesalmiliste palade puhul tuleks mitmesalmilisest loost eemaldada salmikordused, jättes alles vaid 1. salmi. Nii saab igast muusikaloost teha huvitava mälumängu. Sellest, kuidas lugu teha, räägin MIDI redaktori kirjelduses.</text:span></text:p>
      <text:p text:style-name="P184"><text:span text:style-name="T71">Järjestusmängus </text:span><text:span text:style-name="T95">tuleks </text:span><text:span text:style-name="T97">muusikapala jupid</text:span><text:span text:style-name="T95"> järjestada vastavalt sellele, kuidas nad heliredelil või muusikapal</text:span><text:span text:style-name="T96">a</text:span><text:span text:style-name="T95">s paiknevad.</text:span></text:p>
      <text:p text:style-name="P202"><draw:frame draw:style-name="fr1" draw:name="Pilt2" text:anchor-type="paragraph" svg:x="0.91cm" svg:y="1.51cm" svg:width="15.182cm" svg:height="8.255cm" draw:z-index="9"><draw:image xlink:href="Pictures/100000000000041A0000023B03F7CF29BE772D8D.png" xlink:type="simple" xlink:show="embed" xlink:actuate="onLoad" loext:mime-type="image/png"/></draw:frame></text:p>
      <text:p text:style-name="P151"/>
      <text:p text:style-name="P181"/>
      <text:p text:style-name="P158"><text:soft-page-break/><text:span text:style-name="T98">Mängu</text:span> jaoks on vasakul all nurgas 2 <text:span text:style-name="T122">mängu</text:span>re<text:span text:style-name="T197">ž</text:span>iimi <text:span text:style-name="T169">seisundi nuppu</text:span>: <text:span text:style-name="T21">„Kuulan”</text:span> ning <text:span text:style-name="T21">„Järjestan”</text:span>.</text:p>
      <text:p text:style-name="P158"><text:span text:style-name="T45">Kuulamise </text:span><text:span text:style-name="T221">seisundis tehke kindlaks loo juppide õige järjestus ning </text:span><text:span text:style-name="T45">järjestamise</text:span><text:span text:style-name="T221"> režiimis peate selle järjestuse õieti taastama. Iga viga paiskab teid jälle tagasi kuulamise režiimi.</text:span><text:line-break/><text:span text:style-name="T221">On mõte edaspidi lasta erinevaid juppe mängus üksteise suhtes ümber paigutada ja kajastada natukene ka tulemeid, kui kastid on pandud õigesse järjestusse, siis mõistatus „avaneb”. Ootan selles suhtes häid ideid!</text:span></text:p>
      <text:p text:style-name="P157"><text:line-break/><text:span text:style-name="T156">IV </text:span><text:span text:style-name="T157">Akordide loomaaed</text:span></text:p>
      <text:p text:style-name="P154"/>
      <text:p text:style-name="P172">Helirea valikul sai ühe tooni asemel valida erinevat tüüpi akorde. X tuleb asendada mõtteliselt vastava akordi helistiku märkijaga, näiteks C või C<text:span text:style-name="T296">#</text:span>, või <text:span text:style-name="T296">B.</text:span></text:p>
      <text:p text:style-name="P172">Seda kohta saabki kasutada pedagoogiliselt kõikvõimalike akordide uurimiseks <text:line-break/>Võtke kromaatiline helirida ja valige mingi akordi tüüp. Näiteks „X” <text:span text:style-name="T243">tüüp </text:span>on tavaline mažoorne kolmkõla. <text:span text:style-name="T21">„Laulge kaasa”</text:span> <text:span text:style-name="T223">mängus saate </text:span>erinevate alg<text:span text:style-name="T223">t</text:span>oonide vahel liikudes uurida kõiki kolmkõlasid.</text:p>
      <text:p text:style-name="P173">Iga akordi tüübi jaoks on looksulgudes antud akordi alguse suhtes teiste nootide kaugused pooltoonides. Näiteks mažoorse kolmkõla tüübiks on <text:span text:style-name="T21">{0, 4, 7 }</text:span><text:line-break/>PS! <text:span text:style-name="T225">Vajan</text:span> <text:span text:style-name="T225">h</text:span>äid ideid, <text:span text:style-name="T225">seda reaalselt vajalike asjade jaoks - </text:span>kas võtta juurde õigete sõrmede märkimine, <text:span text:style-name="T224">arpedžod, murdmata ja murtud (broken chord?) kujul koos sõrmestustega? Andke oma soovidest märku!</text:span></text:p>
      <text:p text:style-name="P174"><text:span text:style-name="T224">Omaloominguna lisasin tüübid </text:span><text:span text:style-name="T47">„XOct”</text:span><text:span text:style-name="T224"> - üks toon üle 8 oktaavi!, </text:span><text:span text:style-name="T47">„X8” - </text:span><text:span text:style-name="T224">kolmkõla, aga alumine noot topeldatud, <text:s/>ja </text:span><text:span text:style-name="T47">„X10” - </text:span><text:span text:style-name="T224">kolmkõla teine noot oktavi võrra kõrgemal topeldatuna. Kes ei ihkaks seda loomaaeda rikastada oma väikese panusega! <text:line-break/>Ka mujal kasutan sama süsteemi. Kui mingi hääle vastav akord on esitatav akordinimena, siis on alati olemas valik </text:span><text:span text:style-name="T47">„Näita akordinimed”</text:span><text:span text:style-name="T224">, <text:s/>mis vastavat hääle akordi teksti selle nimena näitab.<text:line-break/>Kui näiteks mingis hääles on olemas C mazhoori kolmkõla </text:span><text:span text:style-name="T47">{C4, E4, G4}</text:span><text:span text:style-name="T224">, siis akordinimena näitan:<text:line-break/>C O4 ( O4 tähendab, et akord on 4-ndas oktaavis, seda kasutaja ei pea tekstisisestusel alati märkima, programm otsib üles klaveripaneeli keskpunti ja paneb akordi paika selle suhtes) <text:line-break/>Kuna aga akordide nimetamise süsteem on väga segane, siis võite sisestada akordinime küll ühte moodi, programm näitab seda aga teistmoodi – vastavus akordi tüüpide vahel ei ole üksühene, ühte ja sama akorditüüpi saab märkida mitmeti ja programm valib sellest välja esimese ettejuhtuva ...<text:line-break/>Kõiki võimalikke akorditüüpe mul vaevalt, et õnnestus realiseerida, aga loodetavasti enamlevinud on kõik olemas, probleeme võib veel olla erinevate tähistustega.</text:span></text:p>
      <text:p text:style-name="P182"><text:line-break/></text:p>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4"><text:soft-page-break/>V MIDI redaktor</text:p>
      <text:p text:style-name="P8"/>
      <text:p text:style-name="P156"><text:span text:style-name="T5">Redaktori peaaken </text:span><text:span text:style-name="T6">versioonis 1.2.</text:span><text:span text:style-name="T7">2.X</text:span><text:span text:style-name="T6"> </text:span><text:span text:style-name="T5">on selline:</text:span></text:p>
      <text:p text:style-name="P4"/>
      <text:p text:style-name="P4"><draw:frame draw:style-name="fr4" draw:name="Pilt3" text:anchor-type="paragraph" svg:width="17cm" svg:height="10.596cm" draw:z-index="10"><draw:image xlink:href="Pictures/100000000000046B000002C1CD8FA789DB29027F.png" xlink:type="simple" xlink:show="embed" xlink:actuate="onLoad" loext:mime-type="image/png"/></draw:frame></text:p>
      <text:p text:style-name="P4"/>
      <text:p text:style-name="P5">Siin on sisesta<text:span text:style-name="T228">tud </text:span>lastelaul <text:s/><text:span text:style-name="T71">„Minu </text:span><text:span text:style-name="T74">H</text:span><text:span text:style-name="T71">ani”</text:span> koos tekstiga. <text:span text:style-name="T228">Paremal all on „Võta kettalt” nupp. Selle laulu leiate </text:span><text:span text:style-name="T49">Harjutused</text:span><text:span text:style-name="T228"> kaustast. </text:span></text:p>
      <text:p text:style-name="P86"/>
      <text:p text:style-name="P6"><text:span text:style-name="T79">Muusika esitus akorditeksti</text:span><text:span text:style-name="T87">dena</text:span><text:line-break/></text:p>
      <text:p text:style-name="P73">Pearedaktori kõigi nelja hääle akordid on komboloendikastides kohakuti vastavalt nende asukohale teoses. Seetõttu on akordide erinevate kestuste korral nende tekstide kõrgused ja fondid komboloendikastis erinevad. Programm korrigeerib neid kõrgusi automaatselt.</text:p>
      <text:p text:style-name="P5"><text:span text:style-name="T228"><text:s/>Laulus on kasutuses 2 häält. II, saatehääle puhul on sisse lülitatud hääle all olev </text:span><text:span text:style-name="T49">„Näita akordinimed”</text:span><text:span text:style-name="T228"> lüliti. <text:line-break/>Iga akord ühes hääles on kas looksulgude vahel olev noodikõrguste loend või siis akordinimi, kui vastav lüliti on sisse lülitatud ja programm tuvastab akordinime. Pausi tähistab täht „P”.<text:line-break/>Akordi nootide loendi järel tulevad akordimärgendid. Kõige esimene märgend on ratsionaalarv (a/b)</text:span></text:p>
      <text:p text:style-name="P48">mis näitab akordi kestust. „Ta” noodi kestus on 1, <text:span text:style-name="T241">ülejäänud kestused tuletuvad Ta noodi kestusest.</text:span> Lisatava<text:span text:style-name="T241">t</text:span> / muudetava<text:span text:style-name="T241">t</text:span> akordikestust saate valida kombokasti <text:span text:style-name="T21">„</text:span><text:span text:style-name="T53">Noodi kestus”</text:span><text:span text:style-name="T236"> </text:span>loendist. </text:p>
      <text:p text:style-name="P48">Seejärel võib akordi külge „kleepida” erinevaid märgendeid. Vaatleme neid järjekorras:</text:p>
      <text:p text:style-name="P98"/>
      <text:p text:style-name="P6"><text:span text:style-name="T22">Tempo märgend</text:span><text:span text:style-name="T160"> – sellest akordist alates tuleb teost esitada sellise tempoga. T täht on märgendi alguses ja T järel vastav arv (sammnoodi pikkus millisekundites).<text:line-break/>Kui tempot ei taheta loo keskel muuta, piisab algtempo märkimisest. </text:span></text:p>
      <text:p text:style-name="P6"><text:span text:style-name="T22">„Säti tempot”</text:span><text:span text:style-name="T160"> kleebib tempo märgendi külge parajasti aktiivse hääle aktiivsele akordile, sellest akordist alates on tempo sellele märgendile vastav.</text:span></text:p>
      <text:p text:style-name="P7"><text:soft-page-break/><text:span text:style-name="T229">0 või tühi väärtus tempo väärtuse sättimise järel tühistab tempo märgendi (lihtsalt teksti muutmisest ei piisa, on vaja vajutada </text:span><text:span text:style-name="T54">„Säti tempot”</text:span><text:span text:style-name="T229"> nuppu!). Algtempo väärtust nullida muidugi ei saa.<text:line-break/></text:span><text:line-break/><text:span text:style-name="T23">Helitugevuse märgend</text:span><text:span text:style-name="T53">id</text:span><text:span text:style-name="T161">. Neid on praegu 2.</text:span></text:p>
      <text:p text:style-name="P10">GV – General Volume kehtib kogu teosele, V kehtib selle <text:span text:style-name="T170">akordiga seotud </text:span>häälele. Vaikimisi on <text:span text:style-name="T170">helitugevus</text:span> maksimaalne <text:span text:style-name="T166">MIDI </text:span>127, sest hääletugevust üldiselt reguleeritakse teiste vahenditega, aga kui teose üldine helitugevus muutub, oleks GV-st abi (fortest piano-<text:span text:style-name="T230">ni</text:span> ja jälle tagasi). </text:p>
      <text:p text:style-name="P10">V - <text:span text:style-name="T230">Volume</text:span> <text:span text:style-name="T198">märgend kehtib</text:span><text:span text:style-name="T80"> ühele</text:span><text:span text:style-name="T198"> häälele. Nii </text:span>on hea <text:span text:style-name="T198">häälte omavahelisi suhteid reguleerida – näiteks </text:span>kui mingi saade on vaja <text:span text:style-name="T166">põhihääle suhtes</text:span> <text:span text:style-name="T166">vaiksemaks </text:span>suruda. <text:span text:style-name="T166">Praegu puudub võimalus (aga tõenäoliselt on vaja) akordi enda sees eraldada põhihääle noot ja sellele omistada omaette helitugevus, teistele väiksem. </text:span><text:line-break/>Lubatud arvudeks on MIDI nn. „velocity” või „kiiruse” väärtused 1..127. </text:p>
      <text:p text:style-name="P10"><text:span text:style-name="T21">„</text:span><text:span text:style-name="T26">Kiirus”/”velocity”</text:span><text:span text:style-name="T168"> ongi helitugevus MIDI slängis (väga veider, aga nii on).</text:span></text:p>
      <text:p text:style-name="P9"><text:span text:style-name="T166">Väärtused </text:span>0 ja 128 kõrvaldavad <text:span text:style-name="T166">helitugevuse </text:span>märgendi. <text:line-break/>-<text:span text:style-name="T237">1 taastab helitugevuse </text:span><text:span text:style-name="T55">vaikeväärtuse</text:span><text:span text:style-name="T237">.</text:span><text:line-break/>Tulevik: DV (Dünaamiline helitugevus ). <text:span text:style-name="T170">DV <text:s/>märgend alustab helitugevuse muutmist ja <text:s/>DV100 näiteks lõpus ütleks lõpphelitugevuse. <text:s text:c="3"/></text:span><text:s/></text:p>
      <text:p text:style-name="P49">Üldise helitugevuse märgendi külgekleepimise nupp on suur valjuhääldi redaktoriakna vasakul ülaosas, väikse<text:span text:style-name="T231">mad</text:span> valjuhääldi nupud <text:span text:style-name="T231">häälte all </text:span>märgivad ühe hääle helitugevust. Häälele parajasti kehtiv helitugevus on kohe <text:span text:style-name="T244">vastavas</text:span> kombokastis nähtav.</text:p>
      <text:p text:style-name="P9"/>
      <text:p text:style-name="P9"><text:span text:style-name="T21">Pedaali märgend.</text:span> Iga hääle kohal on pedaali nupp, mis se<text:span text:style-name="T300">lle</text:span> märgendi kas sisse <text:span text:style-name="T199">või </text:span>välja lülitab vastavalt eelnevale seisundile. <text:span text:style-name="T199">Sisselülitatud pedaali saab vaid välja lülitada ja vastupidi.</text:span><text:line-break/>Pedaal kehtib <text:span text:style-name="T81">alati ühele</text:span><text:span text:style-name="T71"> </text:span>häälele, üldist pedaali ma ei ole realiseerinud. Pedaali märgendi tähis akordi järel on <text:span text:style-name="T21">Ped </text:span>– <text:span text:style-name="T170">pedaal lülitatakse sisse, </text:span>või <text:span text:style-name="T21">Ped*</text:span> - <text:span text:style-name="T170">pedaal lülitatakse välja</text:span>, umbes nii, nagu ka nooditekstides.</text:p>
      <text:p text:style-name="P11">Tegelikult ma tahtsin kasutajale võimalikul suurt mugavust, see võimaldab <text:span text:style-name="T170">teha teose</text:span>tekste, kus <text:span text:style-name="T21">Ped</text:span> lülitatakse sisse ja välja ei lülitata<text:span text:style-name="T198">gi</text:span>. Mis seisus <text:span text:style-name="T170">seejärel</text:span> konkreetselt <text:s/>akord on, näitab akordil viibimise <text:span text:style-name="T170">korral</text:span> Ped <text:span text:style-name="T244">nupu </text:span>taust. Sinine taust tähistab seda, et pedaal on lülitatud sisse, s.t. <text:span text:style-name="T230">programmi sisse ehitatud muusikamängija ignoreerib vastava akordi helide off käsklusi.</text:span><text:line-break/>Samas oleks tore, kui normaalses muusikateoses <text:span text:style-name="T199">igale </text:span>Ped märgendile kusagil järgneb ka Ped*.</text:p>
      <text:p text:style-name="P12"><text:span text:style-name="T118">K</text:span><text:span text:style-name="T104">ordustest </text:span><text:span text:style-name="T200">( sellest allpool) </text:span>väljumised ja sisenemised peaksid pedaali lülitama automaatselt vaikimisi välja.</text:p>
      <text:p text:style-name="P39">Kuulake <text:span text:style-name="T21">Minu hani</text:span> 1. salmi. Veendute, kui kasulik on <text:span text:style-name="T21">Ped</text:span> ühele häälele. Klaveripedaalil on ju see puudus, et pedaal kehtib kogu klaviatuurile, s.t. kõikidele häältele.</text:p>
      <text:p text:style-name="P40">Kui panna samad pedaali märgid <text:span text:style-name="T200">kehtima</text:span> ka <text:span text:style-name="T198">I </text:span>hääles, o<text:span text:style-name="T198">leks</text:span> tulemus üsna inetu. Võite selles praktiliselt veenduda. </text:p>
      <text:p text:style-name="P15"><text:span text:style-name="T231">Helide pedaalitud seisundeid praegu graafiline klaveriaken ei kajasta.</text:span><text:line-break/></text:p>
      <text:p text:style-name="P100">Korduse märgend:</text:p>
      <text:p text:style-name="P99"/>
      <text:p text:style-name="P50"><text:span text:style-name="T21">Kordused </text:span><text:span text:style-name="T104">(nagu ka laulutekstid) on praegu seotud I häälega, s.t. juhthäälega. Teistele häältele korduse märgendeid külge kleepida ei saa. <text:line-break/></text:span><text:span text:style-name="T108">Muusikaliselt tähenduselt vastavad korduse märgendid enam-vähem nooditeksti korduse märkidele.</text:span></text:p>
      <text:p text:style-name="P13">Igal kordusel on algus ja lõpp. <text:span text:style-name="T200">Korduse algust märgib märgend Rep, korduse lõppu Rep*N, kus N on korduste arv, see võib olla ka suurem, kui 2, erinevalt muusikalisest notatsioonist.</text:span></text:p>
      <text:p text:style-name="P14"><text:span text:style-name="T232">Kui te märgite ära korduse alguse, siis programm püüab automaatselt ära märkida ka korduse lõpu, see on juhul, kui ees ei ole mõnda kordust märgitud, laulu lõpp ja kui mingi korduslõik on olemas, on see otse järgmise algava korduse ees. <text:line-break/>Vastupidine kehtib samuti, võite korduse märkimist alustada ka loo lõpust korduse lõpu </text:span><text:soft-page-break/><text:span text:style-name="T232">märkimisega, korduse alguse märk lisatakse automaatselt loo algusele.<text:line-break/>Kordusest tuleb vahel väljuda enne korduse lõppu, sõltuvalt sellest, kas ollakse </text:span><text:span text:style-name="T52">viimasel</text:span><text:span text:style-name="T232"> korduse kordamisel või mitte. Tavalises muusikalises notatsioonis on kordus alati kahekordne ja korduse eraldumise koht märgitud numbriga 1. </text:span></text:p>
      <text:p text:style-name="P14"><text:span text:style-name="T235">Seetõttu nimetasin selle märgendi </text:span><text:span text:style-name="T24">Rep1</text:span><text:span text:style-name="T162">.Tegelikult programmis läbib Rep1 märgendi teoses N-1 korda, s.t. 2 korduse korral tõesti vaid 1 kord, teisel korral väljudes kordusest. 3 korduse korral sellest märgendist minnakse korduse lõpuni 2 korda ja alles 3. kordusel aga väljutakse kordusest. <text:line-break/>Mõne laulu sisestamisel on sellest kokkuleppest abi. Vaadake näiteks jõululaulu „Pipargoogipoisid”.<text:line-break/>Kuidas aga sellise asja tegemist nimetada? Praegu on pearedaktori aknas selle käsunupu peale kirjutatud: <text:s/></text:span><text:span text:style-name="T24">„Märgi korduse lõpu algus”</text:span><text:span text:style-name="T162">. <text:line-break/></text:span><text:span text:style-name="T25">Da Capo Al Fine</text:span><text:span text:style-name="T163"> käitumist saab </text:span><text:span text:style-name="T25">Rep1 </text:span><text:span text:style-name="T163">abiga teha nii – märkige </text:span><text:span text:style-name="T25">Rep*2</text:span><text:span text:style-name="T163"> ära laulu lõpus, mille järel programm paneb </text:span><text:span text:style-name="T25">Rep</text:span><text:span text:style-name="T163"> märgendi algusesse. Selle koha peal, kus </text:span><text:span text:style-name="T25">Fine</text:span><text:span text:style-name="T163"> on nooditekstis, märkige </text:span><text:span text:style-name="T25">Rep1</text:span><text:span text:style-name="T163">.</text:span></text:p>
      <text:p text:style-name="P13"/>
      <text:p text:style-name="P13"><text:span text:style-name="T82">Nootide / akordide muutmine ja lisamine</text:span><text:line-break/></text:p>
      <text:p text:style-name="P51">Samamoodi nagu tekstiredaktorites on nootide lisamisel-muutmisel 2 moodi: <text:span text:style-name="T21">vahelelisamine</text:span></text:p>
      <text:p text:style-name="P52">ja <text:span text:style-name="T21">ülekirjutus</text:span>. <text:span text:style-name="T234">Seda muudab lüliti </text:span><text:span text:style-name="T50">„Vahelelisamine / Muuda” </text:span><text:span text:style-name="T110">ülal paremal. </text:span></text:p>
      <text:p text:style-name="P52">Teose <text:span text:style-name="T234">iga hääle</text:span> kursoril on üks spetsiaalne positsioon, END, kuhu alati saab lisada. <text:span text:style-name="T235">M</text:span>uudes positsioonides kas lisatakse uus noot / akord kursori asukoha ette või muudetakse kursori asukohas olevat akordi, lisades sinna uue noodi / eemaldades vana noodi / <text:span text:style-name="T244">asendades akordi.</text:span></text:p>
      <text:p text:style-name="P54"><text:span text:style-name="T233">Selleks on nupud „</text:span><text:span text:style-name="T50">Lisa noot</text:span><text:span text:style-name="T233">”, </text:span><text:span text:style-name="T50">„Lisa paus”, <text:s/>„Lisa akord tüübiga” </text:span><text:span text:style-name="T109">ning</text:span><text:span text:style-name="T50"> </text:span><text:span text:style-name="T233">noodikõrguste ja kestuste valikukombod. Kursori asukohas oleva noodi/akordi kestust saab ülekirjutuse moodist sõltumatult alati muuta </text:span><text:span text:style-name="T50">„Muuda kestust”</text:span><text:span text:style-name="T233"> nupuga. Ka </text:span><text:span text:style-name="T50">„Kustuta”</text:span><text:span text:style-name="T233"> <text:s/>nupp kustutab akordi kursori asukohast, sõltumata ülekirjutuse moodist.<text:line-break/>Akordi seest noodi kustutamiseks tuleb SAMA noot lisada akordile ülekirjutuse režiimis.<text:line-break/>Olemasoleva akordi kohal ülekirjutuse režiimis </text:span><text:span text:style-name="T50">„Lisa akord tüübiga”</text:span><text:span text:style-name="T233"> nupp asendab eesoleva akordi. </text:span></text:p>
      <text:p text:style-name="P53"><text:span text:style-name="T234">Et mingi häälega saaks teha muutusi, tuleb see hääl aktiveerida (rooma numbritega raadiolülitid </text:span><text:span text:style-name="T51">I hääl</text:span><text:span text:style-name="T234">, </text:span><text:span text:style-name="T51">II hääl</text:span><text:span text:style-name="T234">, </text:span><text:span text:style-name="T51">III hääl</text:span><text:span text:style-name="T234"> <text:s/>ja <text:s/></text:span><text:span text:style-name="T51">IV hääl</text:span><text:span text:style-name="T234">. <text:line-break/>Et lisada/ asendada mingit tüüpi akordi, võib valida juba etteantud tüüpide seast, kus akordi algpositsioon on </text:span><text:span text:style-name="T51">„Vali noot”</text:span><text:span text:style-name="T234"> kombokastist valitud noot. Akordi tüübi võib sisestada ka ise, näiteks C7 korral lisatakse C7 akord ja selle akordi oktaav määratakse </text:span><text:span text:style-name="T51">„Vali noot”</text:span><text:span text:style-name="T234"> alguspositsiooni noodi kohaselt. Olgu näiteks algusnoot C4 ehk 60. Siis G puhul lisatakse G kolmkõla akord, kus G kolmkõla algusnoot on G4. <text:line-break/></text:span><text:span text:style-name="T83">Klipiredaktorist: </text:span><text:span text:style-name="T234"><text:line-break/>Hoolimata sellest, et MIDI pearedaktoris saab kõike teha, on siin muusikaliste tekstide sisestamine pisut rohkem aega nõudev, kui klipiredaktori abiga. Klipiredaktorisse mineku käsud on pearedaktori aknas <text:s/>paremal pool. </text:span></text:p>
      <text:p text:style-name="P84">Samal ajal MIDI pearedaktor võimaldab teha nooditekstide puhul kõiki toiminguid ja ühendada tulemused. Klipiredaktoris saab noote sisestada otse klaveripaneelilt ja kasutada akordide kiirsisestust ja mugandatud noodipikkuste valikut. On võimalik, et need mugandused jõuavad ka pearedaktorisse, aga sealt ei saa kuidagi eemaldada paljusid nuppe, mida klipiredaktorisse ei ole olnud vaja panna. Isiklikult valisin „suure redaktori sees” <text:s/>„väikse redaktori” tegemise strateegia seetõttu, et seal katsetada mugandusi ja neist mõningaid võimalusel ka pearedaktorisse importida. </text:p>
      <text:p text:style-name="P55">Näitena on edaspidi klipiredaktori arendamise plaanis mugandada arpedžode sisestamist, mis igasuguste saatepartiide sisestamist oluliselt kiirendaks <text:span text:style-name="T282">ja klipiredaktorist pearedaktorisse lisada „noodipikkuste” kalkulaator. </text:span></text:p>
      <text:p text:style-name="P55"/>
      <text:p text:style-name="P85">Taastamine</text:p>
      <text:p text:style-name="P56"/>
      <text:p text:style-name="P57"><text:soft-page-break/>Tehtud muudatused MIDI redaktoris ja klipiredaktoris ei ole pöördumatud. Kõik tegevused on operatiivmälus olemas ja neid saab taastada. <text:span text:style-name="T297">Taastavate tegevuste hulk praegu vaikimisi on 50,</text:span></text:p>
      <text:p text:style-name="P57"><text:span text:style-name="T297">seda saab </text:span><text:span text:style-name="T63">„Programmi konf.”</text:span><text:span text:style-name="T297"> nupuga peamenüüs muuuta (koos B/H ja B/Bb etc... valikutega).</text:span><text:line-break/>Taastamise nupud leiate MIDI pearedaktoris (ja ka Klipiredaktoris) alt paremast nurgast.</text:p>
      <text:p text:style-name="P59"/>
      <text:p text:style-name="P87">Laulutekstid</text:p>
      <text:p text:style-name="P16"/>
      <text:p text:style-name="P58">Programmi üheks tugevuseks on toimesaamine laulude tekstidega. Tahan seda veel edasi arendada: lisada mitme keele toetus ja saateakordide näitamise võimalus koos laulutekstiga. <text:s text:c="2"/></text:p>
      <text:p text:style-name="P58">Uurime <text:span text:style-name="T238">praeguseid võimalusi</text:span> lähemalt <text:span text:style-name="T21">„Minu hani”</text:span> lauluteksti abiga:</text:p>
      <text:p text:style-name="P74">Laulul on 5 salmi, tervet muusikateksti korratakse 5 korda. </text:p>
      <text:p text:style-name="P18">Rohkem kordusi laulul ei ole, <text:span text:style-name="T171">kogu laulu muusika sisaldub </text:span><text:span text:style-name="T56">„Kordus I”</text:span><text:span text:style-name="T171">-s, mida korratakse 5 korda.</text:span></text:p>
      <text:p text:style-name="P18"><text:span text:style-name="T142">S</text:span><text:span text:style-name="T141">elgita</text:span><text:span text:style-name="T142">n lähemalt</text:span><text:span text:style-name="T141"> põhitekstikasti kohal oleva „Kordus I” sildi mõtet.</text:span><text:span text:style-name="T123"> <text:s/></text:span><text:span text:style-name="T134"><text:line-break/>V</text:span><text:span text:style-name="T123">õib esineda </text:span><text:span text:style-name="T135">laule, </text:span><text:span text:style-name="T123">kus ühte osa korratakse kusagil </text:span><text:span text:style-name="T136">paar korda</text:span><text:span text:style-name="T123">, seejärel </text:span><text:span text:style-name="T136">korratakse kusagil </text:span><text:span text:style-name="T123">teist osa ja nii edasi ja edasi ...</text:span><text:span text:style-name="T145">Näide - „Pipargoogipoisid”.</text:span><text:span text:style-name="T123"><text:line-break/></text:span><text:span text:style-name="T145">Lihtsaim näide korduste tegemisest: proovige korduste lisamist </text:span><text:span text:style-name="T136">programmi C mažoor heliredelit muutes: <text:s/>Valige heliridade seast C mažoor, minge peaaknast MIDI redaktorisse ja märkige ära näiteks E kohal I korduse lõpp, G kohal II korduse lõpp ja H kohal III korduse lõpp. Muuseas, üksikuks jäänud C5 saab eraldi korduse nimetuse </text:span><text:span text:style-name="T147">Kordus IV </text:span><text:span text:style-name="T124">.</text:span></text:p>
      <text:p text:style-name="P106"/>
      <text:p text:style-name="P17"><text:span text:style-name="T172">Jätkame aga nüüd </text:span><text:span text:style-name="T27">Minu hani </text:span><text:span text:style-name="T106">uurimist</text:span><text:span text:style-name="T36">.</text:span></text:p>
      <text:p text:style-name="P17"><text:span text:style-name="T120">Põhit</text:span><text:span text:style-name="T105">ekstikastis näete, et erinevaid salme eraldab </text:span><text:span text:style-name="T27">„****”</text:span><text:span text:style-name="T105"> rida (mille peal klõpsimine viib järgmise rea peale). </text:span></text:p>
      <text:p text:style-name="P104"><text:span text:style-name="T111">C mažoori</text:span><text:span text:style-name="T105"> näite puhul võis </text:span><text:span text:style-name="T111">aga </text:span><text:span text:style-name="T105">näha, et erinevaid kordusi eraldas <text:s/></text:span><text:span text:style-name="T27">„-----”</text:span><text:span text:style-name="T105"> rida. </text:span></text:p>
      <text:p text:style-name="P141"/>
      <text:p text:style-name="P17"><text:span text:style-name="T165">Tekstiga mitteseotud akordi märgib „.”, aga kui akordiga selles korduses ja selle korduse numbri peal on seotud tekst, siis vastavalt „.” + </text:span><text:span text:style-name="T26">tekst</text:span><text:span text:style-name="T168">.</text:span><text:line-break/><text:span text:style-name="T164">Saate tekstikasti kohal sättida, mitmenda salmi / kordamise peale tahate minna, aga seda saab teha ka tekstikasti sees hiirega klõpsates või kasutada nooleklahve.</text:span></text:p>
      <text:p text:style-name="P60"><text:span text:style-name="T297">Põhit</text:span>ekstikastis saab muusikateksti <text:span text:style-name="T242">silpi </text:span>vaid kõrvaldada akordi küljest <text:span text:style-name="T21">Delete</text:span> <text:s/>või <text:span text:style-name="T21">Backspace</text:span> <text:s/>klahvi<text:span text:style-name="T168">de</text:span>ga. </text:p>
      <text:p text:style-name="P60"/>
      <text:p text:style-name="P60">Tekstikastis TEKSTI EI SAA SISESTADA. Seda tuleb teha<text:span text:style-name="T104"> </text:span><text:span text:style-name="T113">põhi</text:span><text:span text:style-name="T104">tekstikasti </text:span>kõrval olevas <text:span text:style-name="T28">tekstimuute</text:span><text:span text:style-name="T21">kasti</text:span><text:span text:style-name="T29">s </text:span><text:span text:style-name="T112">ja seejärel kasutada </text:span><text:span text:style-name="T57">„Vahelelisamine”, „Ülekirjutus”, „Jaga”</text:span><text:span text:style-name="T112"> käske.<text:line-break/></text:span><text:span text:style-name="T57">„Eemaldamine”</text:span><text:span text:style-name="T112"> nupp eemaldab </text:span><text:span text:style-name="T115">silbi kursori positsioonis</text:span><text:span text:style-name="T112"> koos ülejäänud teksti nihutamisega käsi</text:span><text:span text:style-name="T114">l</text:span><text:span text:style-name="T112">olevas salmis.<text:line-break/>Ühest salmist väljapoole see </text:span><text:span text:style-name="T115">nihutamine </text:span><text:span text:style-name="T112">ei ulatu.</text:span></text:p>
      <text:p text:style-name="P105"/>
      <text:p text:style-name="P107">Selline tekstimuutekasti kasutus on pigem kasutajapoolse mugavuse huvides, muidu ei pruugi aru saada, mis tekstiga toimub. <text:line-break/>Programm jagab teksti vastavalt silpide eraldusmärkidele erinevate akordide külge ja tekstikasti sisu praeguses versioonis ei salvestatagi, kõik mis jääb, on akordide külge kleebitud silbid.</text:p>
      <text:p text:style-name="P60"/>
      <text:p text:style-name="P61">Silpide eraldajad<text:span text:style-name="T21"> tekstimuutekastis</text:span> on: </text:p>
      <text:p text:style-name="P61">„.” <text:s/><text:span text:style-name="T239">või „-” </text:span><text:s/><text:span text:style-name="T239">eraldavad silbid ilma täiendava tühikuta. Pearedaktoris näitab põhitekstikast silpide vahel „.” sümbolit, aga klaveriaknas ja „Laulge kaasa” mängus näidatakse kasutajale silpide vahel väikest tühikut, mis on lühem, kui sõnadevaheline tühik. </text:span></text:p>
      <text:p text:style-name="P61"/>
      <text:p text:style-name="P62"><text:span text:style-name="T21">Tavaline tühik „*” / või mitu tühikut / või reavahetus / või mitu reavahetust </text:span><text:s/>eraldavad sõnad üksteisest. </text:p>
      <text:p text:style-name="P62">Pärast jagamist akordide vahel lisatakse sõna lõppu lisatühikud / reavahetused vastavalt sisestatud tühikute ja reavahetuste arvule, et <text:span text:style-name="T21">„Laulge kaasa”</text:span> mängus oleks parem teksti lugeda. </text:p>
      <text:p text:style-name="P62"><text:soft-page-break/>Kuidas sisestatud tekst <text:span text:style-name="T21">„Laulge kaasa”</text:span> <text:span text:style-name="T240">mängus </text:span>hakkab välja nägema, seda näete ka kohe klaveriakna aktiveerimisel (tiibklaveri ikoon all vasakus nurgas <text:span text:style-name="T240">koos mängimise ikoonidega</text:span>).</text:p>
      <text:p text:style-name="P62"/>
      <text:p text:style-name="P91">Tekstimuutekastis loodud silbid koos tühikute ja reavahetustega saab kas <text:span text:style-name="T272">lisada salmi tekstile kursori asukohas vahele või </text:span>üle kirjutada <text:span text:style-name="T272">olemasolevad silbid kursori asukohast alates. Vahelelisamisel kaovad ära salmi lõpus olevad silbid, <text:s/>järgmisesse salmi muudatus ei jõua.</text:span></text:p>
      <text:p text:style-name="P94">Valestiläinud tegevuse puhul kasutage<text:span text:style-name="T21"> „Taasta”</text:span> nuppu!<text:line-break/>Tühjade akordide või pauside <text:span text:style-name="T301">kohale vaikimisi silpi ei lisata.</text:span> </text:p>
      <text:p text:style-name="P95">Kui tekstimuutekasti kohal olev lüliti <text:span text:style-name="T21">„Muutetekst kursoris kuni salmi lõpunit”</text:span> on aga sisse lülitatud, tuleb kõik eraldajad käsitsi märkida, pauside külge saab aga siis ka teksti „kleepida”. Kui see lüliti on välja lülitatud, siis sõnade vaheline tühik eraldab juba sõnad erinevatesse akordidesse ja pauside peale silpi ei kleebita.</text:p>
      <text:p text:style-name="P96">„Jaga” <text:span text:style-name="T104">mugavusnupp on tulnud tarbest silbitamata jäänud sõna üle silbitada, </text:span><text:span text:style-name="T117">sest siis on </text:span><text:span text:style-name="T104">kõik </text:span><text:span text:style-name="T117">järgnevad </text:span><text:span text:style-name="T104">lauluteksti akordid </text:span><text:span text:style-name="T117">nihkes</text:span><text:span text:style-name="T104">.</text:span> Jaga<text:span text:style-name="T104"> teeb 2 operatsiooni ühe korraga – jagab sõna sil</text:span><text:span text:style-name="T115">bid</text:span><text:span text:style-name="T104"> (näiteks punktidega </text:span><text:span text:style-name="T115">eraldatud </text:span><text:span text:style-name="T104">) </text:span><text:span text:style-name="T115">akordide vahel, aga </text:span><text:span text:style-name="T104"><text:s/>jätab esimese sõna silbi õigesse kohta, lisades ülejäänud silbid salmi teksti vahele.</text:span></text:p>
      <text:p text:style-name="P90">Näide:</text:p>
      <text:p text:style-name="P92">Kopeerige Internetist <text:span text:style-name="T21">„Minu hani”</text:span> kättesaadav lauluteksti 1. salm tekstimuutekasti ja silbitage mõned sõnad, mõned jätke silbitamata. Seejärel kirjutage salmi tekst üle. </text:p>
      <text:p text:style-name="P92">Nüüd on päris mugav <text:span text:style-name="T21">„jaga”</text:span> käsuga silbitamata jäänud sõnu edasi jagada ...</text:p>
      <text:p text:style-name="P220"><text:span text:style-name="T12">( praegu toimiv link: </text:span><text:a xlink:type="simple" xlink:href="https://sasslantis.ee/lyrics-lastelaulud-minu_hani" text:style-name="Internet_20_link" text:visited-style-name="Visited_20_Internet_20_Link">https://sasslantis.ee/lyrics-lastelaulud-minu_hani</text:a><text:span text:style-name="T12"> )</text:span></text:p>
      <text:p text:style-name="P221"><text:span text:style-name="T12">T</text:span><text:span text:style-name="T11">ekstimuutekasti kohal olev lüliti </text:span><text:span text:style-name="T17">„</text:span><text:span text:style-name="T18">Muutetekst kursorist salmi lõpuni”</text:span><text:span text:style-name="T13"> võimaldab</text:span></text:p>
      <text:p text:style-name="P222"><text:span text:style-name="T11">näidata </text:span><text:span text:style-name="T14">kogu teksti kursorist edasi</text:span><text:span text:style-name="T11"> </text:span><text:span text:style-name="T14">salmi lõpuni </text:span><text:span text:style-name="T11">ja sealt näiteks korduvaid osasid kopeerida järgnevasse lõiku </text:span><text:span text:style-name="T14">(refräänides vajalik). </text:span><text:span text:style-name="T15">Selle abil saab mujale kopeerimiseks kätte ka laulu (ühe salmi) sõnad, kahjuks silbitatult, eraldajaks silpide vahel </text:span><text:span text:style-name="T16">on punkt</text:span><text:span text:style-name="T15"> „.”.</text:span></text:p>
      <text:p text:style-name="P223"><text:span text:style-name="T16">Copy-paste operatsioone</text:span><text:span text:style-name="T13"> põhitekstikastis tehnilistel põhjustel teha saa. <text:line-break/></text:span><text:span text:style-name="T8"><text:line-break/></text:span><text:span text:style-name="T20">Ernesaksa r</text:span><text:span text:style-name="T19">ongisõit</text:span><text:span text:style-name="T9"><text:line-break/></text:span></text:p>
      <text:p text:style-name="P19">Kuigi programmi arendamise käigus kujunes muusikateksti tegemise <text:span text:style-name="T246">kiiremaks </text:span>vahendiks <text:span text:style-name="T21">klipiredaktor</text:span>, millest <text:span text:style-name="T194">lähemalt a</text:span>llpool, võiksite mõne lihtsa lauluteksti <text:span text:style-name="T173">ainult </text:span>pearedaktori<text:span text:style-name="T173">t kasutades</text:span> siiski valmis teha, <text:span text:style-name="T174">et saada selgeks praegu kasutusel olevad nupud.</text:span></text:p>
      <text:p text:style-name="P41"><text:span text:style-name="T242">Võtame </text:span>ülesandeks valmis teha <text:span text:style-name="T21">Ellen Niidu / Ernesaksa</text:span> <text:span text:style-name="T21">„Rongisõidu”</text:span> alguse harjutus<text:span text:style-name="T269">e</text:span> koos saatega.</text:p>
      <text:p text:style-name="P20"><text:span text:style-name="T174">Vihje laisematele, see fail on olemas nimega </text:span><text:span text:style-name="T30">Rongisõit1.Json, <text:line-break/></text:span><text:span text:style-name="T115">transponeerituna ja rütmiliselt teisendatuna failis </text:span><text:span text:style-name="T58">Rongisõit2.Json.</text:span></text:p>
      <text:p text:style-name="P42">Võtke malliks tavaline C <text:span text:style-name="T302">duur</text:span> heliredel ja minge pearedaktorisse.</text:p>
      <text:p text:style-name="P23">Mina valisin juhthääle instrumendiks flöödi, saateinstrumendiks (2. hääl) võtsin tavalise kitarri.<text:line-break/><text:span text:style-name="T174">Heliredelis on loo algus (C4, D4, E4, F4, G4) paigas. </text:span></text:p>
      <text:p text:style-name="P43">Nüüd tuleks A4, H4, C5 kustutada ja END positsioonis G4 2 korda lisada. <text:line-break/>- s.t. olles hääle END positsioonis lisab programm uue noodi / akordi hääle lõppu.<text:line-break/></text:p>
      <text:p text:style-name="P24"><text:span text:style-name="T175">Märkus: paremal ülal olev </text:span><text:span text:style-name="T31">Vahelelisamine/Muuda</text:span><text:span text:style-name="T175"> märkeruut on vaikimisi sisse lülitatud, selle valjalülitamisel saab aktiivsele akordile lisada noote ja olemasolevaid kustutada.</text:span></text:p>
      <text:p text:style-name="P24"><text:span text:style-name="T176">Akordis olemasoleva noodi kustutamiseks kasutage sama nooti, sest sama noodi 2 korda lisamine akordile on mõttetu, otsustasin selle reserveerida kustutamisele. <text:line-break/>Samasugust põhimõtet olen kasutanud ka klipiredaktoris. <text:line-break/><text:line-break/>Esimese motiivi lõppakordis on G4 vale pikkusega – märkige G4 kestuseks 2. <text:line-break/></text:span><text:span text:style-name="T32">Muuda kestust</text:span><text:span text:style-name="T176"> nupp muudab akordi kestuse sõltumata </text:span><text:span text:style-name="T31">Vahelelisamine/Muuda</text:span><text:span text:style-name="T175"> märkeruudu seisust.</text:span></text:p>
      <text:p text:style-name="P25"><text:soft-page-break/>Nüüd märkige G4 kohal ära <text:s/>korduse lõpp, vaikimisi on see 2 korda, nagu ongi tahetud.</text:p>
      <text:p text:style-name="P25">All vasakul on <text:span text:style-name="T153">„&gt;...|||”</text:span><text:span text:style-name="T73"> <text:s/></text:span>(mängi kursorini)<text:span text:style-name="T71"> </text:span><text:span text:style-name="T73"><text:s/></text:span><text:span text:style-name="T103">tekstiga ja <text:s/></text:span><text:span text:style-name="T151">„|||&gt;...” </text:span><text:span text:style-name="T150">(</text:span><text:span text:style-name="T177">mängi kursorist alates) nuppudega</text:span></text:p>
      <text:p text:style-name="P25">võimalik oma tegevust kontrollida, näiteks mängida kursorini 1-2 juba sisestatud takti on mugav.<text:line-break/><text:span text:style-name="T201">Loo sisestuse õigsuse</text:span> kontrolliks minge kõige esimese akordini ja mängige kursorist alates kuni lõpuni. Taktide arv olgu -1, <text:span text:style-name="T245">nii vaikimisi ongi </text:span><text:s/>(<text:span text:style-name="T245">nii tuleb terve lugu</text:span> <text:span text:style-name="T245">kursorist alates / kursorini</text:span>).</text:p>
      <text:p text:style-name="P30">Taktimõõt on aga heliredeli taktimõõdu 1/4 tõttu vale, see peab olema 4/4. Märkige see õigeks, pärast laulu jagamisel saate muidu liiga palju juppe.</text:p>
      <text:p text:style-name="P25">Peaksite olema saanud sellise pildi:</text:p>
      <text:p text:style-name="P25"/>
      <text:p text:style-name="P25"><draw:frame draw:style-name="fr2" draw:name="Pilt13" text:anchor-type="paragraph" svg:width="17cm" svg:height="10.596cm" draw:z-index="11"><draw:image xlink:href="Pictures/100000000000046B000002C1A4340AC5D0B42530.png" xlink:type="simple" xlink:show="embed" xlink:actuate="onLoad" loext:mime-type="image/png"/></draw:frame></text:p>
      <text:p text:style-name="P25"/>
      <text:p text:style-name="P28">Lisame 2 saateakordi pikkusega 2. (<text:span text:style-name="T248">kas algusnoodid </text:span>C4, G4 noodid, <text:span text:style-name="T21">Lisa akord tüübiga</text:span> nupp, tüübiks <text:span text:style-name="T248">X. Võib lihtsalt kohe tippida C, lisada ja G, saab sama tulemi.</text:span> ). </text:p>
      <text:p text:style-name="P28">Seejärel <text:span text:style-name="T247">lisage</text:span> C akord <text:span text:style-name="T248">(algusnoot C4) </text:span>pikkusega 4. </text:p>
      <text:p text:style-name="P26">Et minna <text:span text:style-name="T248">II</text:span> häält redigeerima, on vaja vastav hääl aktiveerida</text:p>
      <text:p text:style-name="P28">raadionupuga. </text:p>
      <text:p text:style-name="P75">Aktiveerige saatehäälel akordinimede näitamine, siis on pilt lihtsam.</text:p>
      <text:p text:style-name="P27"><text:s/><text:span text:style-name="T191">Harjutamiseks lisame veel </text:span><text:span text:style-name="T33">Rat tad te gid ra ta ta, ra ta ta ja ta ta ta </text:span><text:span text:style-name="T191"><text:line-break/>osa. I häälele tuleb lisada noodid (noot - kestus notatsioonis)</text:span></text:p>
      <text:p text:style-name="P29"><text:span text:style-name="T21">F4 1, F4 1, </text:span><text:span text:style-name="T34">F4 1, F4 1, E4 1, E4 1, E4 2</text:span><text:span text:style-name="T192"> ning<text:line-break/></text:span><text:span text:style-name="T34">D4 1, D4 1, D4 1, D4 1, C4 1, C4 1, C4 2</text:span><text:span text:style-name="T192"> noodid </text:span></text:p>
      <text:p text:style-name="P44">seejärel tuleb teha II hääle aktiveerimine ja lisada akordid <text:line-break/>pikkustega 4 järgmiste algusnootidega: </text:p>
      <text:p text:style-name="P21"><text:s/><text:span text:style-name="T192">F4 , C, G, C.</text:span></text:p>
      <text:p text:style-name="P45">Nüüd jääb veel harjutada sõnade lisamist:</text:p>
      <text:p text:style-name="P63">Siin on copy paste jaoks tekstid SILBITAMATA! </text:p>
      <text:p text:style-name="P63">Proovige silbitamist natukene ise läbi teha.</text:p>
      <text:p text:style-name="P63">1. <text:span text:style-name="T253">rida</text:span></text:p>
      <text:p text:style-name="P97"><text:bookmark text:name="ctl00_c1_lblContent"/><text:soft-page-break/>Rong see sõitis tsuh-tsuh-tsuh </text:p>
      <text:p text:style-name="P63">2. <text:span text:style-name="T253">rida</text:span><text:line-break/><text:span text:style-name="T21">Piilupart oli rongijuht</text:span></text:p>
      <text:p text:style-name="P63">3. <text:span text:style-name="T253">rida</text:span></text:p>
      <text:p text:style-name="P63"><text:span text:style-name="T21">Rattad tegid ra-ta-ta ra-ta-ta ja ta-ta-ta</text:span> </text:p>
      <text:p text:style-name="P63"/>
      <text:p text:style-name="P31">Kui see on tehtud, siis soovitaksin teise hääle keerata vaiksemaks – minna II hääle esimese akordi peale ja vajutada selle hääle „valjuhääldaja” nuppu väärtusel ütleme 110. See <text:span text:style-name="T195">nupp </text:span>on <text:span text:style-name="T195">vastava </text:span>hääle kombokasti all, instrumendi valiku juures, mis võiks olla kitarr, aga võib ka mõni teine pill olla.</text:p>
      <text:p text:style-name="P46">Peaksite saama sama tulemuse (või parema, kui viitsisite rohkem vaeva näha), mis failis </text:p>
      <text:p text:style-name="P22"><text:span text:style-name="T35">Rongisõit1.Json</text:span><text:span text:style-name="T193">.</text:span></text:p>
      <text:p text:style-name="P46">Sellega saab veidi harjutada ka paaride või järjestamise mängu.<text:line-break/>Paremas all nurgas on jagamisel võimalik ära märkida taktide arv, mis ühte muusikapala juppi panna tuleb.</text:p>
      <text:p text:style-name="P47">Praeguse väikese lookese puhul on jupi pikkus 1 takt 4/4 taktimõõdus täiesti <text:span text:style-name="T303">talutav, pikemate lugude puhul võib juppe tulla liiga palju, siis peaks ühe jupi pikkuseks panema rohkem takte</text:span>. </text:p>
      <text:p text:style-name="P47">OK vajutus teebki valitud loo juppide jagamise automaatselt ära.</text:p>
      <text:p text:style-name="P32"><text:span text:style-name="T194">V</text:span>eendu<text:span text:style-name="T194">site tõenäoliselt</text:span>, et selline töö on <text:span text:style-name="T249">(praegu, mugandused on teostamisel!) </text:span>natukene kohmakas. Tegin <text:span text:style-name="T249">muusika lisamiseks-</text:span>muutmiseks <text:span text:style-name="T249">natukene kiirema </text:span><text:s/>töövahendi - <text:span text:style-name="T21">klipiredaktori</text:span>. </text:p>
      <text:p text:style-name="P64"/>
      <text:p text:style-name="P64">Aga enne seda paneksin veel ühe punkt<text:span text:style-name="T307">i</text:span> i-le:</text:p>
      <text:p text:style-name="P64"><text:span text:style-name="T71">SELGUB</text:span>, et Ernesaksa lugu oli kirjutatud hoopis D-duuris.</text:p>
      <text:p text:style-name="P64">Teiseks on <text:span text:style-name="T21">„ta”</text:span> nootide asemel rütmis kasutatud <text:span text:style-name="T21">„ti-ti”</text:span> noote.</text:p>
      <text:p text:style-name="P64">D-duuri saamiseks tuleb lugu lihtsalt transponeerida 2 pooltooni kõrgemale.</text:p>
      <text:p text:style-name="P64">Selleks on all paremal nurgas <text:span text:style-name="T21">„Transponeeri”</text:span> käsk.</text:p>
      <text:p text:style-name="P65">Sealsamas on ka käsud teose kiirendamiseks – aeglustamiseks. </text:p>
      <text:p text:style-name="P65"><text:span text:style-name="T21">„Kiirenda rütmi 2*” </text:span>ja <text:span text:style-name="T21">„Aeglusta rütmi 2*”</text:span></text:p>
      <text:p text:style-name="P65"><text:span text:style-name="T116">Seda </text:span><text:span text:style-name="T251">mitte tempoliselt, sest tempo saate algtempo kaudu ise määrata, vaid rütmiliselt, kus ta nootide asemele tulevad ti-ti noodid või ta-a noodid ...</text:span></text:p>
      <text:p text:style-name="P69">(muidugi läheb lugu ka 2 korda kiiremaks või aeglasemaks, kui <text:span text:style-name="T252">te vastavalt </text:span>algtempot ei muuda)</text:p>
      <text:p text:style-name="P64">Praegu tuleks siis laulu 2 korda kiirendada <text:span text:style-name="T252">ja sama tempo saamiseks tempo 2 korda aeglasemaks panna.</text:span></text:p>
      <text:p text:style-name="P64"/>
      <text:p text:style-name="P64"/>
      <text:p text:style-name="P103"><text:span text:style-name="T277">VI </text:span>Klipiredaktor ja sepapoisid</text:p>
      <text:p text:style-name="P33"/>
      <text:p text:style-name="P66">Klipiredaktor o<text:span text:style-name="T250">n mõeldud klaveripaneeli abiga kiireks meloodiafraaside sisestamiseks.</text:span></text:p>
      <text:p text:style-name="P76">Algselt oli selles redaktoris ühe hääle redigeerimise võimalus, praegu saab teha ka mitut häält korraga ja tulemuse seejärel pearedaktorisse panna. Klipiredaktori aknaid saab avada korraga mitu tükki.</text:p>
      <text:p text:style-name="P67">Teeme <text:span text:style-name="T250">klipiredaktori abiga </text:span>valmis häst<text:span text:style-name="T196">i</text:span> tuntud <text:s/><text:span text:style-name="T21">Sepapoisid </text:span>kaanoni.</text:p>
      <text:p text:style-name="P77">Siin on vaja vaid ühte häält redigeerida ja seda kopeerida erinevatel kohtadel pearedaktori erinevatele häältele. </text:p>
      <text:p text:style-name="P68"><text:span text:style-name="T253">PS!<text:line-break/></text:span><text:span text:style-name="T137">Mitme hääle korraga kopeerimisel on vastavused ranged, I </text:span><text:span text:style-name="T138">hääl </text:span><text:span text:style-name="T137">klipiredaktorist läheb </text:span><text:span text:style-name="T138">pearedaktori </text:span><text:span text:style-name="T137">I hääle külge,</text:span></text:p>
      <text:p text:style-name="P67"><text:span text:style-name="T137">II hääl teise hääle külge </text:span><text:span text:style-name="T140">jne ... </text:span><text:span text:style-name="T139">Ühe </text:span><text:span text:style-name="T140">aktiivse </text:span><text:span text:style-name="T139">hääle puhul </text:span><text:span text:style-name="T140">klipiredaktoris </text:span><text:span text:style-name="T139">lisatakse klipp </text:span><text:span text:style-name="T140">pearedaktori aktiivsele häälele </text:span><text:span text:style-name="T139">kursori positsioonis vahele, sõltumata ülekirjutuse/ vahelelisamise režiimist.</text:span><text:line-break/> <text:span text:style-name="T250">P</text:span>aremal <text:span text:style-name="T196">küljel pearedaktori aknal on </text:span>Klipiredaktori<text:span text:style-name="T196">t</text:span> <text:span text:style-name="T196">käivitavad nupud. <text:s/>Uue klipi nupp on klaverikujutisega. Samas võib võtta aga pearedaktorist klipiredaktorisse ühe või kõigi pearedaktori häälte teksti(d) ja seda/neid klipiredaktoris edasi redigeerida. Selleks on jälle ikoonid <text:s/></text:span><text:span text:style-name="T153">&gt;...||| </text:span><text:span text:style-name="T181"><text:s/></text:span><text:span text:style-name="T182">ja </text:span><text:soft-page-break/><text:span text:style-name="T153">&gt;...||| </text:span><text:span text:style-name="T182">(võtta muusika kuni kursorini / võtta muusikat kursorist alates) </text:span><text:span text:style-name="T183">ja lüliti </text:span><text:span text:style-name="T188">„Aktiivne hääl/Kõik”</text:span><text:span text:style-name="T189"> </text:span><text:span text:style-name="T182"><text:line-break/>Tulemuse saab pearedaktoris </text:span><text:span text:style-name="T184">vahele lisada </text:span><text:span text:style-name="T182">aktiivse kursori asukohta </text:span><text:span text:style-name="T184">(ülekirjutuse režiimist sõltumata vahelelisamise režiimis).</text:span></text:p>
      <text:p text:style-name="P114">Praegu valige klaveri ikoon, s.t. uus klipp (enne muidugi pearedaktoris „Uus teos”).</text:p>
      <text:p text:style-name="P114">Kuna te ei valinud kõiki hääli, ongi klipiredaktoris aktiivne vaid üks hääl, sellest sageli piisab.</text:p>
      <text:p text:style-name="P115"/>
      <text:p text:style-name="P115">Klipiredaktori aken versioonis 1.2 on selline:</text:p>
      <text:p text:style-name="P115"/>
      <text:p text:style-name="P115"><draw:frame draw:style-name="fr3" draw:name="Pilt8" text:anchor-type="paragraph" svg:width="14.653cm" svg:height="13.414cm" draw:z-index="1"><draw:image xlink:href="Pictures/100000000000028B000002B690B1C83F4773C5AE.png" xlink:type="simple" xlink:show="embed" xlink:actuate="onLoad" loext:mime-type="image/png"/></draw:frame></text:p>
      <text:p text:style-name="P116">Akna üla<text:span text:style-name="T270">osas</text:span> on peale muidu tuttavate attribuutide noodipikkuste jaoks omaette „kalkulaator”.<text:line-break/>Tavaliselt valite sealt lihtsalt noodipikkuse, „kalkuleerimiseks” läheb noodikirjast tuttavate punktidega noodipikkuste puhul ( „.” <text:span text:style-name="T254">klahv) </text:span>ja <text:span text:style-name="T254">kaarega ühendatud sama kõrgusega nootide puhul - </text:span>„+” klahv.</text:p>
      <text:p text:style-name="P117">Kui on näiteks vaja <text:span text:style-name="T21">„ta”</text:span> nooti punktiga (s.t. pikkusega 3/2), siis valige algul „.” klahv ja seejärel 1.<text:line-break/>Kaks korda „.” vajutades saate „..” klahvi, nii saab näiteks masurkade jaoks „ti” noodi kahe punktiga kätte (pikkus 7/8). <text:span text:style-name="T274">Liitmiseks (s.t. kui noodid on kaarega liidetud) valige algul „+” ja siis liidetavad pikkused.</text:span> </text:p>
      <text:p text:style-name="P118"><text:s/><text:span text:style-name="T273">Mõningaid punktioperatsioone ja liitmisi kalkulaatoriga teha ei saa: näiteks ei saa teha punktioperatsioone ja liitmisi 1/16 ja 1/5 nootidega. Seda on tehtud eelkõige selleks, et vältida nooditekstidesse ilmselgelt ebaõigete noodipikkuste sattumist, sest süsteem iseenesest võiks kalkuleerida igasuguste ratsionaalarvudega. 1/16 nootidega punktoperatsioonide lubamine on siiski veel kaalumisel, edaspidi see võib muutuda, kui lisada veel 1/32 pikkused Beethoveni Pateetilist </text:span><text:soft-page-break/><text:span text:style-name="T273">sonaati arvestades ...Siis panen käe ette ilmselt operatsioonidele 1/32 pikkuste nootidega. (sajakahekümnekaheksandiknoodid ametlikus kõnepruugis).</text:span></text:p>
      <text:p text:style-name="P134">1/3 -ga saab aga paradoksaalsel kombel teha punktoperatsioone, saades .... ti-ti noodipikkuse, s.t. 1/2 !</text:p>
      <text:p text:style-name="P135">Kui tahate liita mingit tavalist noodipikkust ja punktiga noodipikkust, siis punktiga noodipikkus peab olema esimene. Seda teadmist võiks vaja minna näiteks noodipikkuse 3 + 1/4 tuletamisel, sest pikkusega 3 noodi jaoks kalkulaatorile ma omaette klahvi ei pannud, selle saab ise kätte <text:span text:style-name="T21">ta-a</text:span> noodist. Üldiselt aga kalkulaatori „+” operatsiooni läheb küllalt harva vaja. <text:span text:style-name="T283">Aga läheb (näide </text:span><text:span text:style-name="T64">„Pipargoogipoisid”</text:span><text:span text:style-name="T283">)</text:span></text:p>
      <text:p text:style-name="P119"><text:s/><text:span text:style-name="T284">Noodi saamiseks nooditeksti tuleb klaveripaneelil soovitud klahvi klõpsida. </text:span></text:p>
      <text:p text:style-name="P137"/>
      <text:p text:style-name="P136"><text:s/><text:span text:style-name="T255">PS! Klaveripaneelil klõpsimine lisab aga noote VAID <text:s/>juhul, kui on sisse lülitatud salvestamise rezhiim. Leiate selle lüliti lipiku „Klahv” alt. Punase taustaga seis märgib, et „salvestus” toimub, see on vaikimisi sisse lülitatud, <text:s/>halli taustaga seis seda, et klaveripaneelil klõpsimine nooditeksti ei lähe. <text:line-break/>Oma tegevuse kirjutamise keelamine kehtib aga VAID klaveripaneelil klõpsimise jaoks.</text:span></text:p>
      <text:p text:style-name="P133"/>
      <text:p text:style-name="P113"><text:s/><text:span text:style-name="T255">Klaveripaneelil saab nooditeksti lisamiseks välja valida ka akorde. Selleks hoidke all paremat hiireklahvi ja valige välja akordi noodid, valesti valitud noodi saate tühistada sama nooti uuesti valides. </text:span></text:p>
      <text:p text:style-name="P120">Peale tavalise tekstiredaktoritest tuntud <text:span text:style-name="T21">„vahelelisamise”</text:span> ja <text:span text:style-name="T21">„ülekirjutamise”</text:span> režiimi lisasin juurde veel 2 võimalust. </text:p>
      <text:p text:style-name="P120"><text:span text:style-name="T21">Lisa noot/muuda pikkust </text:span><text:s/>- Lisab olemasolevale akordile uue noodi või akordi <text:span text:style-name="T275">või muudab pärast noodipikkuse kalkulaatoril klõpsimist noodipikkust </text:span>ja läheb kursoriga edasi.</text:p>
      <text:p text:style-name="P120">Akordid / noodid <text:span text:style-name="T256">siin </text:span>liituvad. Seejuures oli seda mugav sättida nii, et sama noot kaks korda küll kustutab üksteist, aga kaks akordi juba ei kustuta, vaid lihtsalt liituvad, et kiiremini näiteks Tšaikovski klaverikontserdi akorde sisestada.</text:p>
      <text:p text:style-name="P120"><text:span text:style-name="T21"><text:s/>Lisa noote/</text:span><text:span text:style-name="T59">muuda pikkust</text:span> kursoriga edasi ei lähe, sama akordi kallal võib edasi nikerdada.</text:p>
      <text:p text:style-name="P121"><text:span text:style-name="T21">Lisa noot / muuda pikkust</text:span> <text:s/>režiim võimaldab kohe pikkust muuta ülal noodikalkulaatoriga <text:s/>ja kursoriga kohe edasi minna, <text:span text:style-name="T278">seetõttu on </text:span></text:p>
      <text:p text:style-name="P121"><text:span text:style-name="T278">s</text:span>eda režiimi on kõige mugavam kasutada nii, et algul lööte sisse muusikapala kõik akordid pikkusega 1 ja seejärel kirjutate rütmi täpselt üle.</text:p>
      <text:p text:style-name="P121">Ühehäälsete meloodiate puhul mängite selle klaveripaneelil algul sisse ja seejärel noodipikkuste kalkulaatoril klõbistate rütmi peale. Ongi lugu valmis.</text:p>
      <text:p text:style-name="P121"/>
      <text:p text:style-name="P138">Veel lisanuppe:</text:p>
      <text:p text:style-name="P139">( võib jätta vahele esimesel lugemisel)</text:p>
      <text:p text:style-name="P122">Mitmehäälse muusika tegemiseks saab valida / aktiveerida mitut häält ja neid paralleelselt redigeerida.</text:p>
      <text:p text:style-name="P122"><text:span text:style-name="T257">Seda võimaldab </text:span><text:span text:style-name="T60">„Aktiivsed hääled”</text:span><text:span text:style-name="T257"> kombokast, kust teete valiku ja aktiveerite </text:span><text:span text:style-name="T60">„&gt;”</text:span><text:span text:style-name="T257"> nupu abil need hääled. </text:span><text:line-break/><text:span text:style-name="T21">Vali </text:span><text:span text:style-name="T257">käsk </text:span>(või kiirklahv <text:span text:style-name="T21">Z</text:span>) viib lõikepuhvri valiku režiimi, kus saab pärastiseks kleepimiseks (<text:span text:style-name="T21">X, V</text:span><text:span text:style-name="T257">)</text:span> klahv või <text:span text:style-name="T60">Kleebi</text:span> käs<text:span text:style-name="T257">k</text:span> loodud lõikepuhvrit lisada-liita olemasolevale tekstile.</text:p>
      <text:p text:style-name="P125">Valiku režiimis valite nooditekstikastis välja vajaliku lõigu, või lõigud, C-ga lisades olemasolevale puhvrile, Z viib sellest režiimist välja, lisades viimase valitud lõigu... </text:p>
      <text:p text:style-name="P125"><text:span text:style-name="T123">Tehnilistel põhjustel „vali” käsk ise lülitina ei toimi, s.t. ei vii valiku režiimist välja, aga see laheneb edaspidi, praegu toimib vaid Z valiku režiimi lõpetajana.<text:line-break/></text:span><text:span text:style-name="T258">X ja V </text:span><text:span text:style-name="T264">klahvid </text:span><text:span text:style-name="T258">on praegu täpselt sama mõjuga, edaspidi plaanin X alla panna võimaluse lõikepuhvrit modifitseerida enne vahelelisamist (transponeerida, tekitada arpedžo etc...).</text:span></text:p>
      <text:p text:style-name="P110"/>
      <text:p text:style-name="P140"/>
      <text:p text:style-name="P140"><text:soft-page-break/>Akordide sisestamine tekstikastis ja kiirklahvide abiga.</text:p>
      <text:p text:style-name="P140">(võib jätta esimesel lugemisel vahele).</text:p>
      <text:p text:style-name="P110"/>
      <text:p text:style-name="P126"><text:span text:style-name="T258">Praegusel hetkel ma ei ole kindel, et kõik võimalused jäävad sellisteks, nagu praegu kirjeldan.<text:line-break/>Põhimeloodiat on mugav sisestada klaveripaneelilt, aga saatemeloodiat enam ei ole, sest sealsed akordid sisaldavad </text:span><text:span text:style-name="T261">sageli </text:span><text:span text:style-name="T258">kolme ja enamat nooti ... <text:line-break/>Seetõttu kulu</text:span><text:span text:style-name="T264">vad ära</text:span><text:span text:style-name="T258"> mugavad kiirklahvid ja neid ma ka lisasin. </text:span><text:span text:style-name="T264">Ise ma olen jõululaule sisestanud just nii – peameloodia klaverilt, seejärel rütm peale, seejärel II hääl ka aktiveerida ja seal saatehääle akordide jaoks kasutanud kiirklahve ja keerukamatel juhtudel klaverilt otsevalimist.</text:span></text:p>
      <text:p text:style-name="P111">PS! kõik klahvid on tõstutundetud. </text:p>
      <text:p text:style-name="P111">Akordi sisestamise tekstikastis see jälle nii ei ole, sest Bb tähistus<text:span text:style-name="T304">es</text:span> on vaja nii suurt B-d ja ka väikest b-d <text:span text:style-name="T304">erinevates tähendustes.</text:span></text:p>
      <text:p text:style-name="P216"/>
      <text:p text:style-name="P216">Põhimõtted:</text:p>
      <text:p text:style-name="P217"/>
      <text:p text:style-name="P217">0) Pausi sisestab <text:span text:style-name="T305">pikkuse kalkulaatoril parajasti kehtiva noodi</text:span>pikkusega TÜHIKU klahv.</text:p>
      <text:p text:style-name="P126"><text:span text:style-name="T267">1) </text:span><text:span text:style-name="T258">C, D, E, F, G, </text:span><text:span text:style-name="T262">A, B, </text:span><text:span text:style-name="T258">H tähistavad vastavaid toone BACH / </text:span><text:span text:style-name="T265">B Bb</text:span><text:span text:style-name="T258">süsteemis, </text:span><text:span text:style-name="T265">viimase </text:span><text:span text:style-name="T266">valiku </text:span><text:span text:style-name="T265">puhul H on mõjuta.</text:span></text:p>
      <text:p text:style-name="P111"><text:span text:style-name="T305">PUNKT, </text:span>„.” klahv tõstab tooni kõrgust poole <text:span text:style-name="T305">tooni </text:span>võrra. <text:span text:style-name="T305">KOMA, </text:span>„,” <text:s/><text:span text:style-name="T305">klahv langetab tooni kõrgust poole tooni võrra.</text:span></text:p>
      <text:p text:style-name="P111">Põhjendus: „#” <text:span text:style-name="T305">sümboli saamiseks oleks vaja shift klahvi vajutada, </text:span><text:s/><text:span text:style-name="T305">ja ka „b” klahv</text:span> oleks <text:span text:style-name="T305">seda </text:span>nõudnud <text:span text:style-name="T305">ja </text:span>siis kogu see <text:span text:style-name="T305">kiirklahvinduse</text:span> idee ei oleks üldse enam olnud nii tore </text:p>
      <text:p text:style-name="P126"><text:span text:style-name="T258">Nii saab kätte C</text:span><text:span text:style-name="T265">#</text:span><text:span text:style-name="T258">, D</text:span><text:span text:style-name="T265">#</text:span><text:span text:style-name="T258">, F</text:span><text:span text:style-name="T265">#</text:span><text:span text:style-name="T258">, G</text:span><text:span text:style-name="T265">#</text:span><text:span text:style-name="T258">, aga ka A</text:span><text:span text:style-name="T265">b</text:span><text:span text:style-name="T258"> <text:s/></text:span><text:span text:style-name="T265">või A#, mis BACH süsteemis oleks jälle B. </text:span><text:span text:style-name="T258"><text:s/><text:line-break/>Sama klahv kaks korda LÕPETAB akordi kiirsisestuse. CC näiteks tekitab kohe C kolmkõla akordi.<text:line-break/>M klahv viib minoorse akordini. CMM tähendab kohe C minoor</text:span><text:span text:style-name="T259">se kolmkõla</text:span><text:span text:style-name="T258"> valikut.</text:span></text:p>
      <text:p text:style-name="P126"><text:span text:style-name="T258">C <text:s/></text:span><text:span text:style-name="T265">+ </text:span><text:span text:style-name="T259">punktiklahv 2 korda </text:span><text:span text:style-name="T258">.. aga tähenda</text:span><text:span text:style-name="T259">b</text:span><text:span text:style-name="T258"> Cis duuri. C.MM Cis molli ...</text:span></text:p>
      <text:p text:style-name="P112">ja nii edasi ja nii edasi ...</text:p>
      <text:p text:style-name="P112"/>
      <text:p text:style-name="P108">2) 0 klahv tekitab vastavast <text:span text:style-name="T275">valitud </text:span>toonist bassi, s.t. klaveripaneeli küllalt madala paikneva üksiku tooni. <text:span text:style-name="T275">C0 <text:s/>tekitab näiteks noodi C3.</text:span></text:p>
      <text:p text:style-name="P108">Mugav ehk valsside sisestamisel.</text:p>
      <text:p text:style-name="P108"/>
      <text:p text:style-name="P127"><text:span text:style-name="T260">3</text:span><text:span text:style-name="T258">) <text:s/>6 ja 7 -ga saab kätte akordid, mida tähistatakse </text:span><text:span text:style-name="T92">C6, C7 .</text:span><text:span text:style-name="T258">.. <text:line-break/></text:span><text:span text:style-name="T65">C66</text:span><text:span text:style-name="T258"> sisestab siis kiirelt </text:span><text:span text:style-name="T92">C6</text:span><text:span text:style-name="T258"> akordi, </text:span><text:span text:style-name="T65">C77 </text:span><text:span text:style-name="T258">kiirelt </text:span><text:span text:style-name="T92">C7</text:span><text:span text:style-name="T258"> akordi.</text:span></text:p>
      <text:p text:style-name="P127"><text:span text:style-name="T258">Aga </text:span><text:span text:style-name="T65">C75 </text:span><text:span text:style-name="T258">tekitab </text:span><text:span text:style-name="T65">C7b5</text:span><text:span text:style-name="T258"> <text:s/>akordi, </text:span><text:span text:style-name="T121">C76</text:span><text:span text:style-name="T258"> </text:span><text:span text:style-name="T65">C7</text:span><text:span text:style-name="T66">#</text:span><text:span text:style-name="T65">5</text:span><text:span text:style-name="T258"> <text:s/>akordi ... </text:span></text:p>
      <text:p text:style-name="P109"/>
      <text:p text:style-name="P127"><text:span text:style-name="T260">4</text:span><text:span text:style-name="T258">) <text:s/>1,2,3,4 reserveerisin akordide PÖÖRETE peale.</text:span></text:p>
      <text:p text:style-name="P112">C11 tekitab C/E akordi </text:p>
      <text:p text:style-name="P127"><text:span text:style-name="T258">C22 tekitab C/G akordi, </text:span><text:span text:style-name="T263">2. pööre</text:span><text:span text:style-name="T258">.</text:span></text:p>
      <text:p text:style-name="P112"/>
      <text:p text:style-name="P128"><text:span text:style-name="T258">5) S klahv jäi vähendatud (dim) tähistajaks </text:span><text:span text:style-name="T65">CSS</text:span><text:span text:style-name="T258"> tekitab </text:span><text:span text:style-name="T65">Cdim</text:span><text:span text:style-name="T258"> akordi ...</text:span></text:p>
      <text:p text:style-name="P108">ehk aitab memoriseerida sõna Substract (vähendada, lahutada).</text:p>
      <text:p text:style-name="P108"/>
      <text:p text:style-name="P108">6) samal põhimõttel P klahv jäi aug akordi tarbeks. <text:span text:style-name="T269">(plus)</text:span><text:line-break/>CPP on siis Caug</text:p>
      <text:p text:style-name="P123"/>
      <text:p text:style-name="P128">7) Ja lõpuks rauges mu hoog. Lõpetasin sellega, et QQ <text:span text:style-name="T306">lisamine põhitoonile </text:span>annab <text:span text:style-name="T21">„sus2”</text:span>, <text:span text:style-name="T306">nagu ka Q2 </text:span>ja Q4 annab <text:span text:style-name="T21">sus4</text:span> akordi. <text:line-break/>Kõige lõpuks saab sisestada akordi tekstikastis, aga</text:p>
      <text:p text:style-name="P123"><text:span text:style-name="T158">! </text:span><text:span text:style-name="T86">akordi sisestamine </text:span><text:span text:style-name="T268">tekstikastis on tõstutundlik.</text:span></text:p>
      <text:p text:style-name="P128"><text:soft-page-break/>Lõppu saab panna O4, O5 ... märgendi, mis tähistab täpselt ära, mis oktaavis akord on.</text:p>
      <text:p text:style-name="P130">Muidu valib programm akordi kusagilt klaviatuuri keskelt.</text:p>
      <text:p text:style-name="P128">Ja kõige lõpuks saab akorde alati sisestada klaverilt!</text:p>
      <text:p text:style-name="P129">Maania kõike kiirklahvide alla panna aga leiab alati lõpu selles, et kasutaja ikkagi kasutab selle asemel graafilist liidest – kellegi pea, k.a. allakirjutanu, ei pea neid võimalusi lihtsalt kogu aeg meeles.</text:p>
      <text:p text:style-name="P129">Aga kui tekib mingi pikem plaan näiteks Bachi prantsuse kontsert minu süsteemi panna, siis äkki see kõik kulub kuidagi ära ja tuleks juurdegi leiutada?</text:p>
      <text:p text:style-name="P124"><text:line-break/><text:span text:style-name="T85">Sepapoiste kaanon</text:span></text:p>
      <text:p text:style-name="P124"/>
      <text:p text:style-name="P131">Et hakata kaanonit meisterdama, on vaja kõigepealt põhinoodid sisestada, näiteks pikkusega 1.</text:p>
      <text:p text:style-name="P131">Harjutage lugu klaveripaneelil selgeks, võite salvestusrežiimi välja lülitada. Seejärel peaksite te õige mängu järel (tekstikastis saab korrigeerida, Backspace, Delete kustutavad akorde) saama sellise tulemuse:</text:p>
      <text:p text:style-name="P131"><draw:frame draw:style-name="fr1" draw:name="Pilt4" text:anchor-type="paragraph" svg:x="1.72cm" svg:y="0.381cm" svg:width="11.531cm" svg:height="12.291cm" draw:z-index="2"><draw:image xlink:href="Pictures/100000000000028B000002B6AB815F99925C5075.png" xlink:type="simple" xlink:show="embed" xlink:actuate="onLoad" loext:mime-type="image/png"/></draw:frame></text:p>
      <text:p text:style-name="P131"/>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Nüüd tuleb panna nootide muutmise moodiks <text:s/><text:span text:style-name="T21">„Lisa noot/muuda pikkust”</text:span></text:p>
      <text:p text:style-name="P70"><text:span text:style-name="T178">I</text:span><text:span text:style-name="T177">ga klõpsatud noodipikkus läheb nüüd kohe kursori asukohas oleva akordi pikkuseks ja kursor liigub seejärel ühe positsiooni võrra edasi. <text:s/></text:span></text:p>
      <text:p text:style-name="P71">Peaksite saama sellise pildi:</text:p>
      <text:p text:style-name="P71"/>
      <text:p text:style-name="P71"><draw:frame draw:style-name="fr3" draw:name="Pilt6" text:anchor-type="paragraph" svg:width="13.27cm" svg:height="14.145cm" draw:z-index="3"><draw:image xlink:href="Pictures/100000000000028B000002B6D9EB17B36EDDB329.png" xlink:type="simple" xlink:show="embed" xlink:actuate="onLoad" loext:mime-type="image/png"/></draw:frame><text:soft-page-break/></text:p>
      <text:p text:style-name="P72"/>
      <text:p text:style-name="P72">Nüüd aktiveerige pearedaktoris hääl I. Kuna olete uue teose teinud, ongi kursor juba alguses.</text:p>
      <text:p text:style-name="P72">Vajutage klipiredaktoris <text:span text:style-name="T21">„Lisa teosele”</text:span> nupule.</text:p>
      <text:p text:style-name="P72">Seejärel aktiveerige <text:span text:style-name="T276">pearedaktoris </text:span>hääl II, lisage hääle II algusse 2 4 löögilist pausi ning jätke kursor lõppu.</text:p>
      <text:p text:style-name="P72">Jälle vajutage klipiredaktoris „Lisa teosele”.</text:p>
      <text:p text:style-name="P72"><text:span text:style-name="T276">S</text:span>ama tehke III <text:span text:style-name="T276">ja IV häälega, lisades ette 4 / 6 neljalöögilist pausi</text:span></text:p>
      <text:p text:style-name="P72">[ võite panna ka pikemad pausid, aga üle takti kestvaid pause muusikalises notatsioonis (vist) ei peeta heaks tooniks ].<text:line-break/><text:span text:style-name="T276">Ongi kaanon valmis.</text:span></text:p>
      <text:p text:style-name="P72">Mina panin oma versioonis „Sepapoisid” I häält mängima <text:span text:style-name="T271">viiuli, II häält flöödi, III häält oreli ja IV häält klaveri, aga maitse üle ei vaielda.</text:span></text:p>
      <text:p text:style-name="P78">Saate kaanonis ka rütmilist tempot 2 korda kiirendada, siis sammnootide asemele tulevad ti-ti noodid ja <text:span text:style-name="T276">lisada sõnad. <text:line-break/></text:span></text:p>
      <text:p text:style-name="P88"/>
      <text:p text:style-name="P88"/>
      <text:p text:style-name="P88">Lõpetuseks / uue versiooni alustuseks.</text:p>
      <text:p text:style-name="P79"/>
      <text:p text:style-name="P80">1.2.<text:span text:style-name="T298">2.X</text:span> ... ei ole kindlasti selle programmi viimane sõna.</text:p>
      <text:p text:style-name="P82"><text:soft-page-break/><text:s/>Mida edasi teha – akorditekstide näitamine kõrvuti muusikatekstidega / mitmes keeles laulutekstid / dünaamilised tempo muudatused / MIDI väljund ...ja lõpuks muidugi noodigraafika - <text:s/>ei ole mul veel selged ja sõltuvad suuresti tagasisidest, mille saan.</text:p>
      <text:p text:style-name="P81">Ma eelistaksin pigem kasutajate poolt väljakäidud ideid enda omadele. </text:p>
      <text:p text:style-name="P81">Oma arvamustest ja soovidest võite kirjutada</text:p>
      <text:p text:style-name="P81">meiliaadressidel</text:p>
      <text:p text:style-name="P81"><text:a xlink:type="simple" xlink:href="mailto:toomas.leib@gmail.com" text:style-name="Internet_20_link" text:visited-style-name="Visited_20_Internet_20_Link">toomas.leib@gmail.com</text:a></text:p>
      <text:p text:style-name="P81">või <text:line-break/><text:a xlink:type="simple" xlink:href="mailto:ssekeldaja@hot.ee" text:style-name="Internet_20_link" text:visited-style-name="Visited_20_Internet_20_Link">ssekeldaja@hot.ee</text:a> </text:p>
      <text:p text:style-name="P81"/>
      <text:p text:style-name="P83">Loodan, et minu väike programm aitab Teid muusikaga tegelemisel!</text:p>
      <text:p text:style-name="P218"><text:span text:style-name="T10">Uutest versioonidest saate teada ka minu blogist<text:line-break/></text:span><text:a xlink:type="simple" xlink:href="mailto:sekeldaja@blogspot.com" text:style-name="Internet_20_link" text:visited-style-name="Visited_20_Internet_20_Link">sekeldaja@blogspot.com</text:a></text:p>
      <text:p text:style-name="P89"/>
      <text:p text:style-name="P79"/>
      <text:p text:style-name="P35"/>
      <text:p text:style-name="P93"/>
      <text:p text:style-name="P38"/>
      <text:p text:style-name="P37"/>
      <text:p text:style-name="P36"/>
      <text:p text:style-name="P3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t" fo:country="E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t" fo:country="E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SimSun" style:font-family-asian="SimSun" style:font-family-generic-asian="system" style:font-pitch-asian="variable" style:font-size-asian="10pt" style:font-weight-asian="bold" style:font-name-complex="Mangal" style:font-family-complex="Mangal" style:font-family-generic-complex="system" style:font-pitch-complex="variable" style:font-size-complex="10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MP1"><text:page-number text:select-page="current">2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0.3.2$Windows_X86_64 LibreOffice_project/8f48d515416608e3a835360314dac7e47fd0b821</meta:generator>
    <dc:date>2019-01-05T12:46:16.714000000</dc:date>
    <meta:editing-duration>P5DT7H29M49S</meta:editing-duration>
    <meta:editing-cycles>113</meta:editing-cycles>
    <meta:document-statistic meta:table-count="0" meta:image-count="12" meta:object-count="0" meta:page-count="21" meta:paragraph-count="280" meta:word-count="6237" meta:character-count="45600" meta:non-whitespace-character-count="39337"/>
  </office:meta>
</office:document-meta>
</file>